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3-26</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The Government has improved the procedure for payment of monetary compensation for the purchase of housing by veterans and their families</text:span>
</text:h>
      <text:p text:style-name="P4">
Author: ['АРМІЯINFORM']</text:p>
      <text:p text:style-name="P4">
Time: 2023-03-25T54:00:00-04:00</text:p>
      <text:p text:style-name="P4">
Description: For the іnizіativomastiy on the right of the veteran of Ukraine, the detachment of the right to fry up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zhytlo-ato.jpg" text:style-name="Internet_20_link" text:visited-style-name="Visited_20_Internet_20_Link">
zhytlo-ato.jpg</text:a>
']</text:p>
      <text:p text:style-name="P4">
Tags: ['STOPRUSSIA', 'АГРЕСІЯ РФ', 'ВЕТЕРАНИ', 'СОЦІАЛЬНИЙ ЗАХИСТ ПІД ЧАС ВІЙНИ']</text:p>
      <text:p text:style-name="P4">
Category: News</text:p>
      <!--METADATA-->
      <text:p text:style-name="P4">
<draw:frame draw:style-name="fr1" draw:name="Image2" text:anchor-type="as-char" svg:width="6.9236in" svg:height="3.10985in" draw:z-index="0">
<draw:image xlink:href="../Images/AРМІЯINFORM/2023-03-25T54-00-00-04-00/zhytlo-ato.jpg" xlink:type="simple" xlink:show="embed" xlink:actuate="onLoad" draw:mime-type="image/jpeg"/>
</draw:frame>
Illustrative photo</text:p>
      <text:p text:style-name="P4">
On the initiative of the Ministry of Veterans of Ukraine, the government granted the right to make monetary compensation for the purchase of housing by veterans of war with a group I - II, which came as a result of the military aggression of the Russian Federation with anti -Ukraine and families of the dead(the dead)Defenders and defenders.</text:p>
      <text:p text:style-name="P4">
About it <text:a xlink:type="simple" xlink:href="https://mva.gov.ua/ua/news/za-iniciativi-minveteraniv-uryad-udoskonaliv-poryadki-viplati-groshovoyi-kompensaciyi-dlya-pridbannya-zhitla-veteranami-ta-chlenami-yihnih-simej" text:style-name="Internet_20_link" text:visited-style-name="Visited_20_Internet_20_Link">
reports</text:a>
Ministry of Veterans of Ukraine.</text:p>
      <text:p text:style-name="P4">
In addition, the mechanism of realization of the right to obtain monetary compensation was created by those recipients who have been assigned such compensation in 2018-2022. place of residence in a single IDP information bra.</text:p>
      <text:p text:style-name="P4">
The corresponding changes to the CMU Resolutions No. 280, No. 719 and No. 214 were adopted at a meeting of the Ministers of Ukraine on Friday, March 24.</text:p>
      <text:p text:style-name="P4">
Updated normative legal acts stipulate that in 2023, minimums will be distributed subsidies from the state budget for payment of compensation for three budget programs in the amount(For persons who moved after 24.02.2022.).</text:p>
      <text:p text:style-name="P4">
В постановах враховані також пропозиції громадськості, а саме робочої групи зпитань опрацювання проблематики внутрішньо переміщених осіб з числа учасниківАТО/ООС при Мінветеранів щодо збереження коефіцієнту збільшенняопосередкованої вартості 1,75 для міст Київ, Дніпро, Львів, Одеса та Харківпри розрахунку розміру грошової компенсації, яку було призначено до внесенихзмін від 29.07.2022 р.</text:p>
      <text:p text:style-name="P4">
«Реалізація ухвалених змін матиме позитивний результат як для ветеранів таїхніх родин, так і для держави, оскільки забезпечення житлом є способомадаптації українських Захисників і Захисниць у цивільному житті. Очікуємо, щоу 2023 році житлом за рахунок коштів державного бюджету буде забезпеченобільше ніж 2 000 ветеранів та родин загиблих (the dead)Warriors, ”Yulia Laputina, a veterans of Ukraine, accent</text:p>
      <text:p text:style-name="P4">
News Source: <text:a xlink:type="simple" xlink:href="https://armyinform.com.ua/2023/03/25/uryad-udoskonalyv-poryadky-vyplaty-groshovoyi-kompensacziyi-dlya-prydbannya-zhytla-veteranamy-ta-chlenamy-yihnih-simej/" text:style-name="Internet_20_link" text:visited-style-name="Visited_20_Internet_20_Link">
https://armyinform.com.ua/2023/03/25/uryad-udoskonalyv-poryadky-vyplaty-groshovoyi-kompensacziyi-dlya-prydbannya-zhytla-veteranamy-ta-chlenamy-yihnih-simej/</text:a>
</text:p>
      <!--NEWS-->
      <text:h text:style-name="P10" text:outline-level="1">
<text:span text:style-name="T4">
SBU's military counterintelligence since the beginning of the year has destroyed dozens of Russian equipment</text:span>
</text:h>
      <text:p text:style-name="P4">
Author: ['АРМІЯINFORM']</text:p>
      <text:p text:style-name="P4">
Time: 2023-03-25T55:00:00-04:00</text:p>
      <text:p text:style-name="P4">
Description: Behind the pre -tide of the shock, the Derrosvіdniki of the SBU, the statistics have been embedded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5ed4712-sbu-705.jpg" text:style-name="Internet_20_link" text:visited-style-name="Visited_20_Internet_20_Link">
5ed4712-sbu-705.jpg</text:a>
']</text:p>
      <text:p text:style-name="P4">
Tags: ['STOPRUSSIA', 'АГРЕСІЯ РФ']</text:p>
      <text:p text:style-name="P4">
Category: News</text:p>
      <!--METADATA-->
      <text:p text:style-name="P4">
<draw:frame draw:style-name="fr1" draw:name="Image3" text:anchor-type="as-char" svg:width="6.9236in" svg:height="3.87918in" draw:z-index="0">
<draw:image xlink:href="../Images/AРМІЯINFORM/2023-03-25T55-00-00-04-00/5ed4712-sbu-705.jpg" xlink:type="simple" xlink:show="embed" xlink:actuate="onLoad" draw:mime-type="image/jpeg"/>
</draw:frame>
Illustrative photo</text:p>
      <text:p text:style-name="P4">
With the help of shock drones, the SBU counterintelligence was added to the daily statistics of the occupiers:</text:p>
      <ul>
        <li>
5 tanks * 4 large caliber guns "Hyacinth" * 3 BMPs and 2 armored cars * 4 trucks * 14 vessels * 2 warehouses with ammunition * firing points of mortar calculations</li>
      </ul>
      <text:p text:style-name="P4">
In addition, in cooperation with the war brothers-artillery officers of the Defense Forces of Ukraine the fire was adjusted and another 50 units of weapons were destroyed:</text:p>
      <text:p text:style-name="P4">
14 tanks, 10 SAUs, 2 self-propelled mortars 240 mm, 4 guns, 12 BMPs and other armored vehicles, 14 trucks, 2 ORLAN-10 UAV-10 control points, P-934BMV HR, pontoon crossing, pontoon. Tower with intelligence. And in addition - staged fireworks at 12 warehouses with ammunition.</text:p>
      <text:p text:style-name="P4">
<text:span text:style-name="T5">
Derello: <text:a xlink:type="simple" xlink:href="https://www.facebook.com/SecurSerUkraine" text:style-name="Internet_20_link" text:visited-style-name="Visited_20_Internet_20_Link">
Security Service of Ukraine</text:a>
</text:span>
</text:p>
      <text:p text:style-name="P4">
News Source: <text:a xlink:type="simple" xlink:href="https://armyinform.com.ua/2023/03/25/vijskovi-kontrrozvidnyky-sbu-z-pochatku-roku-znyshyly-desyatky-odynycz-rosijskoyi-tehniky/" text:style-name="Internet_20_link" text:visited-style-name="Visited_20_Internet_20_Link">
https://armyinform.com.ua/2023/03/25/vijskovi-kontrrozvidnyky-sbu-z-pochatku-roku-znyshyly-desyatky-odynycz-rosijskoyi-tehniky/</text:a>
</text:p>
      <!--NEWS-->
      <text:h text:style-name="P10" text:outline-level="1">
<text:span text:style-name="T4">
Mortar and aerial reconnaissance border guards - explosive tandem for invaders</text:span>
</text:h>
      <text:p text:style-name="P4">
Author: ['АРМІЯINFORM']</text:p>
      <text:p text:style-name="P4">
Time: 2023-03-25T56:00:00-04:00</text:p>
      <text:p text:style-name="P4">
Description: PIDRODILILY OF THE OF THE SOCALLY STANDS, OF THE PROPECTION OF THE ISSENSALY OF WORK, VIYAVAVASHIS TO THE MISTSIA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news_20230324_174356_1679672636.jpeg" text:style-name="Internet_20_link" text:visited-style-name="Visited_20_Internet_20_Link">
news_20230324_174356_1679672636.jpeg</text:a>
']</text:p>
      <text:p text:style-name="P4">
Tags: ['ДПСУ', 'ЗНИЩЕННЯ ВОРОГА']</text:p>
      <text:p text:style-name="P4">
Category: News</text:p>
      <!--METADATA-->
      <text:p text:style-name="P4">
<draw:frame draw:style-name="fr1" draw:name="Image4" text:anchor-type="as-char" svg:width="6.9236in" svg:height="3.882986in" draw:z-index="0">
<draw:image xlink:href="../Images/AРМІЯINFORM/2023-03-25T56-00-00-04-00/news_20230324_174356_1679672636.jpeg" xlink:type="simple" xlink:show="embed" xlink:actuate="onLoad" draw:mime-type="image/jpeg"/>
</draw:frame>
<text:span text:style-name="T4">
 Divisions of the State Border Guard Service, as a part of the Defense Forces of Ukraine, reveal the location of the deployment of Russian-occupying troops. </text:span>
 **</text:p>
      <text:p text:style-name="P4">
The coordinated actions of air intelligence and mortar calculation of the Luhansk border detachment were eliminated by an enemy infantry group. The operators of the flop were the focus of the enemy of the rifle unit.</text:p>
      <text:p text:style-name="P4">
The occupiers in the farm that Nalugansk region were settled. It was in that place that the firing raid border guards. The shelling destroyed a truck and at least four buyers.</text:p>
      <text:p text:style-name="P4">
<text:span text:style-name="T4">
 Source: </text:span>
 <text:a xlink:type="simple" xlink:href="https://dpsu.gov.ua/ua/news/%20video%20-minometniki-ta-aerorozvidka-prikordonnikiv-vibuhoviy-tandem-dlya-zagarbnikiv/" text:style-name="Internet_20_link" text:visited-style-name="Visited_20_Internet_20_Link">
State Border Service of Ukraine</text:a>
</text:p>
      <text:p text:style-name="P4">
News Source: <text:a xlink:type="simple" xlink:href="https://armyinform.com.ua/2023/03/25/minometnyky-ta-aerorozvidka-prykordonnykiv-vybuhovyj-tandem-dlya-zagarbnykiv/" text:style-name="Internet_20_link" text:visited-style-name="Visited_20_Internet_20_Link">
https://armyinform.com.ua/2023/03/25/minometnyky-ta-aerorozvidka-prykordonnykiv-vybuhovyj-tandem-dlya-zagarbnykiv/</text:a>
</text:p>
      <!--NEWS-->
      <text:h text:style-name="P10" text:outline-level="1">
<text:span text:style-name="T4">
An individual adaptation program to civil life after demobilization must be developed for each serviceman</text:span>
</text:h>
      <text:p text:style-name="P4">
Author: ['АРМІЯINFORM']</text:p>
      <text:p text:style-name="P4">
Time: 2023-03-25T57:00:00-04:00</text:p>
      <text:p text:style-name="P4">
Description: Vidpovly, to the back of the Architecture of the adaptation ... The war with Ukraine 2022, the war with Ukraine is the latest news today, the news of the war with Ukraine 2022 is the latest for today, will there be a war between Ukraine and Russia and when the war with Ukraine will be or not, or not, it will be, or not, Will there be a war with Ukraine in the near future, they say, the war with Ukraine, Ukrainian news today, Ukrainian news in Ukrainian media in Russian</text:p>
      <text:p text:style-name="P4">
Images: ['<text:a xlink:type="simple" xlink:href="https://armyinform.com.ua/wp-content/uploads/2023/03/tretyakova-6.jpeg" text:style-name="Internet_20_link" text:visited-style-name="Visited_20_Internet_20_Link">
tretyakova-6.jpeg</text:a>
']</text:p>
      <text:p text:style-name="P4">
Tags: ['ВЕТЕРАНИ', 'КОМІТЕТ ВЕРХОВНОЇ РАДИ', 'СОЦІАЛЬНА АДАПТАЦІЯ']</text:p>
      <text:p text:style-name="P4">
Category: News</text:p>
      <!--METADATA-->
      <text:p text:style-name="P4">
<draw:frame draw:style-name="fr1" draw:name="Image5" text:anchor-type="as-char" svg:width="6.9236in" svg:height="4.615733in" draw:z-index="0">
<draw:image xlink:href="../Images/AРМІЯINFORM/2023-03-25T57-00-00-04-00/tretyakova-6.jpeg" xlink:type="simple" xlink:show="embed" xlink:actuate="onLoad" draw:mime-type="image/jpeg"/>
</draw:frame>
According to the developed architecture of the interior adaptation of military services/demobilized to civil life, the Cabinet of Ministers of Ukraine is planned to create a veteran patronage service that will ensure the marrowing of social support of the veteran after demobilization. The chairman of the Committee of the Verkhovna Rada of Ukraine Galinatretyakov, [reports] told about this interview.(https://www.rada.gov.ua/news/news_kom/234667.html)Verkhovna Rada of Ukraine.</text:p>
      <text:p text:style-name="P4">
The other day, the Prime Minister of Ukraine Denis Shmigal held a meeting where to discuss the support of veterans after returning to civilian life and the creation of such service.</text:p>
      <text:p text:style-name="P4">
According to Halyna Tretyakova, the main functions of the veteran patronage service should be: support of demobilized in the process of integration into peaceful life and coordination of all relevant to the process of implementation of the strategy of military service to civil life of ministries. "We must fund such service as one of the priority areas of social policy," Tretyakova said.</text:p>
      <text:p text:style-name="P4">
The task of the veteran patron - an employee of the veteran patronage service - to develop and control the implementation of the individual program of adaptation of each demobilized military to civilian life. This process involves the detection of a demand for a defender or defender in all spheres of life after demobilization, as follows further support on the way of solving them. At the same time, if such patrons are integrated into a peaceful life former military personnel, the job of "equal". This will help the veteran's trust in service.</text:p>
      <text:p text:style-name="P4">
“I believe that the work of a veteran patronage service should be built on the basis of the work of hubs who have met internally displaced persons, for example, in Poland or Germany, as well as on the principles of our CNAPs, which have the development of effective methodological recommendations for organizing work/communication with people who They seek the service, ”the Committee said.</text:p>
      <text:p text:style-name="P4">
Employees who will be hired in this service as all civil servants(who will provide services to a mobilized military)should ensure a high level of service and communication. To do this, in particular, they have:</text:p>
      <ul>
        <li>
undergo training with people who have experienced situations of physical and psychological injuries, have a high level of psychological tension associated with war; * be able to dedestate tensions and resolve conflict through understanding and empathy; * gain mediation skills.</li>
      </ul>
      <text:p text:style-name="P4">
News Source: <text:a xlink:type="simple" xlink:href="https://armyinform.com.ua/2023/03/25/dlya-kozhnogo-vijskovosluzhbovczya-maye-buty-rozroblena-indyvidualna-programa-adaptacziyi-v-czyvilne-zhyttya-pislya-demobilizacziyi/" text:style-name="Internet_20_link" text:visited-style-name="Visited_20_Internet_20_Link">
https://armyinform.com.ua/2023/03/25/dlya-kozhnogo-vijskovosluzhbovczya-maye-buty-rozroblena-indyvidualna-programa-adaptacziyi-v-czyvilne-zhyttya-pislya-demobilizacziyi/</text:a>
</text:p>
      <!--NEWS-->
      <text:h text:style-name="P10" text:outline-level="1">
<text:span text:style-name="T4">
The SBU identified 21 collaborators from the occupation of the Ministry of Internal Affairs of the Russian Federation in Kherson region that accompanied the columns of Russian armored vehicles</text:span>
</text:h>
      <text:p text:style-name="P4">
Author: ['АРМІЯINFORM']</text:p>
      <text:p text:style-name="P4">
Time: 2023-03-25T58:00:00-04:00</text:p>
      <text:p text:style-name="P4">
Description: Service of Bezpeki systematically Vikriva, Ta Kolaborandiv on the Timchasovo perpucians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2/i75_articleimage_203629.webp" text:style-name="Internet_20_link" text:visited-style-name="Visited_20_Internet_20_Link">
i75_articleimage_203629.webp</text:a>
']</text:p>
      <text:p text:style-name="P4">
Tags: ['КОЛАБОРАНТИ', 'СБУ']</text:p>
      <text:p text:style-name="P4">
Category: News</text:p>
      <!--METADATA-->
      <text:p text:style-name="P4">
<draw:frame draw:style-name="fr1" draw:name="Image6" text:anchor-type="as-char" svg:width="6.9236in" svg:height="3.952222in" draw:z-index="0">
<draw:image xlink:href="../ConvertedIMGs/AРМІЯINFORM/2023-03-25T58-00-00-04-00/i75_articleimage_203629.png" xlink:type="simple" xlink:show="embed" xlink:actuate="onLoad" draw:mime-type="image/png"/>
</draw:frame>
Illustrative photo</text:p>
      <text:p text:style-name="P4">
The Security Service systematically exposes traitors and collaborators in the temporary -book territories of Ukraine. About it <text:a xlink:type="simple" xlink:href="https://ssu.gov.ua/novyny/sbu-identyfikuvala-21-kolaboranta-z-okupatsiinoho-mvs-rf-na-khersonshchyni-yaki-suprovodzhuvaly-kolony-rosiiskoi-bronetekhniky" text:style-name="Internet_20_link" text:visited-style-name="Visited_20_Internet_20_Link">
reports</text:a>
Security Service of Ukraine.</text:p>
      <text:p text:style-name="P4">
In the course of multi-stage investigative operational actions, persons were identified and 21 more enemy associates were informed about.</text:p>
      <text:p text:style-name="P4">
After the start of a full -scale invasion, they voluntarily entered the aggressor "Road Safety Inspectorate of the Main Directorate of MSC Kherson Oblast".</text:p>
      <text:p text:style-name="P4">
Being in "positions", the attackers regularly accompanied the colony military equipment for the "unobstructed" movement on the highway of the carved part of the region.</text:p>
      <text:p text:style-name="P4">
The collaborators also guarded and provided fake ballots to the "polling stations" during an illegal referendum.</text:p>
      <text:p text:style-name="P4">
In addition, under the "curacy" of the FSB, they selected "candidates" to the avalanche.</text:p>
      <text:p text:style-name="P4">
For this purpose they used personal connections, including former law enforcement officers.</text:p>
      <text:p text:style-name="P4">
On the basis of the evidence collected, the investigators of the Security Service were informed by the persons involved in Part 7 of Art. 111-1 of the Criminal Code of Ukraine(Collaboration).</text:p>
      <text:p text:style-name="P4">
Наразі зловмисники перебувають на тимчасово окупованій частині півдня Україниі сподіваються уникнути правосуддя.</text:p>
      <text:p text:style-name="P4">
Втім, СБУ вже встановила адреси перебування і маршрути переміщенняколаборантів та проводить комплексні заходи для притягнення їх довідповідальності.</text:p>
      <text:p text:style-name="P4">
Слідчо-оперативні дії проводили спільно з Департаментом внутрішньої безпекиНаціональної поліції за процесуального керівництва Офісу Генеральногопрокурора.</text:p>
      <text:p text:style-name="P4">
News Source: <text:a xlink:type="simple" xlink:href="https://armyinform.com.ua/2023/03/25/sbu-identyfikuvala-21-kolaboranta-z-okupaczijnogo-mvs-rf-na-hersonshhyni-yaki-suprovodzhuvaly-kolony-rosijskoyi-bronetehniky/" text:style-name="Internet_20_link" text:visited-style-name="Visited_20_Internet_20_Link">
https://armyinform.com.ua/2023/03/25/sbu-identyfikuvala-21-kolaboranta-z-okupaczijnogo-mvs-rf-na-hersonshhyni-yaki-suprovodzhuvaly-kolony-rosijskoyi-bronetehniky/</text:a>
</text:p>
      <!--NEWS-->
      <text:h text:style-name="P10" text:outline-level="1">
<text:span text:style-name="T4">
More than 15 liters of "rescue" blood were handed over</text:span>
</text:h>
      <text:p text:style-name="P4">
Author: ['АРМІЯINFORM']</text:p>
      <text:p text:style-name="P4">
Time: 2023-03-25T59:00:00-04:00</text:p>
      <text:p text:style-name="P4">
Description: At the BAZ KP “Rivnesky Regional Center for Service of the Blood”, for the sake of thre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3/imagetools1-1.jpg" text:style-name="Internet_20_link" text:visited-style-name="Visited_20_Internet_20_Link">
imagetools1-1.jpg</text:a>
']</text:p>
      <text:p text:style-name="P4">
Tags: ['STOPRUSSIA', 'АГРЕСІЯ РФ', 'ВТОРГНЕННЯ РФ', 'УКРАЇНСЬКИЙ НАРОД НЕПЕРЕМОЖНИЙ']</text:p>
      <text:p text:style-name="P4">
Category: News</text:p>
      <!--METADATA-->
      <text:p text:style-name="P4">
<draw:frame draw:style-name="fr1" draw:name="Image7" text:anchor-type="as-char" svg:width="6.9236in" svg:height="5.1927in" draw:z-index="0">
<draw:image xlink:href="../Images/AРМІЯINFORM/2023-03-25T59-00-00-04-00/imagetools1-1.jpg" xlink:type="simple" xlink:show="embed" xlink:actuate="onLoad" draw:mime-type="image/jpeg"/>
</draw:frame>
On the basis of KP "Rivne Regional Center of Blood Service" of Rivne Regional Radiponades three dozen employees of the fire and rescue service of Rivne region for the wounded Ukrainian defenders. More than 15 liters of different groups of tares were supplemented by a bank of blood 35 rescuers for the Armed Forces.</text:p>
      <text:p text:style-name="P4">
About it <text:a xlink:type="simple" xlink:href="https://dsns.gov.ua/uk/news/ostanni-novini/ponad-15-litriv-riativnoyi-krovi-zdali-spivrobitniki-dsns-rivnenshhini-dlia-viiskovix-zbroinix-sil-ukrayini" text:style-name="Internet_20_link" text:visited-style-name="Visited_20_Internet_20_Link">
reports</text:a>
SES of Ukraine.</text:p>
      <text:p text:style-name="P4">
Many are constant donors, some came to the donation for the first time, but everyone came at their own request, because they understand how well the blood is needed for our own guys that their lives and health choose the victory over the enemy for all of us.</text:p>
      <text:p text:style-name="P4">
According to the Rivne Regional Center of the Blood Service, the service has been working for ZSNS for more than a year. They noted that blood components are now critically needed for the treatment of wounded servicemen.</text:p>
      <text:p text:style-name="P4">
Remember that blood is always needed, especially at this time. Each donation can be in the truest sense rescue for our defenders.</text:p>
      <text:p text:style-name="P4">
News Source: <text:a xlink:type="simple" xlink:href="https://armyinform.com.ua/2023/03/25/ponad-15-litriv-ryativnoyi-krovi-zdaly-spivrobitnyky-dsns-rivnenshhyny-dlya-vijskovyh-zsu/" text:style-name="Internet_20_link" text:visited-style-name="Visited_20_Internet_20_Link">
https://armyinform.com.ua/2023/03/25/ponad-15-litriv-ryativnoyi-krovi-zdaly-spivrobitnyky-dsns-rivnenshhyny-dlya-vijskovyh-zsu/</text:a>
</text:p>
      <!--NEWS-->
      <text:h text:style-name="P10" text:outline-level="1">
<text:span text:style-name="T4">
Mobilized Russian</text:span>
</text:h>
      <text:p text:style-name="P4">
Author: ['АРМІЯINFORM']</text:p>
      <text:p text:style-name="P4">
Time: 2023-03-25T60:00:00-04:00</text:p>
      <text:p text:style-name="P4">
Description: The squad of the Mobilizovnoye Viexkovo Service (Murmanska Region) Rospovyda, Scho ї Cholovіk NOT ... War with Ukraine 2022, War with Ukraine Latest News today, War with Ukraine 2022 Last for today, will there be a war between Ukraine and Russia and when, the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2/160448-uk.png" text:style-name="Internet_20_link" text:visited-style-name="Visited_20_Internet_20_Link">
160448-uk.png</text:a>
']</text:p>
      <text:p text:style-name="P4">
Tags: ['ВТОРГНЕННЯ РФ', 'ГУР МОУ', 'ДУТА ВЕЛИЧ РОСАРМІЇ', 'ДУТА ВЕЛИЧ РОСІЇ']</text:p>
      <text:p text:style-name="P4">
Category: News</text:p>
      <!--METADATA-->
      <text:p text:style-name="P4">
<draw:frame draw:style-name="fr1" draw:name="Image8" text:anchor-type="as-char" svg:width="6.9236in" svg:height="3.865677in" draw:z-index="0">
<draw:image xlink:href="../Images/AРМІЯINFORM/2023-03-25T60-00-00-04-00/160448-uk.png" xlink:type="simple" xlink:show="embed" xlink:actuate="onLoad" draw:mime-type="image/png"/>
</draw:frame>
The wife of a mobilized serviceman(Murmansk region)He says that her man does not pass on any of the lists, accordingly, it is not found in any of the Ovelive units.</text:p>
      <ul>
        <li>
The wife says that there are no husband documents in part of the service; * "I did not get such a badger and a mess."</li>
      </ul>
      <text:p text:style-name="P4">
For every military crime committed against Ukraine, there will be a fair payment.</text:p>
      <text:p text:style-name="P4">
<text:span text:style-name="T5">
Derello: <text:a xlink:type="simple" xlink:href="https://www.facebook.com/DefenceIntelligenceofUkraine/" text:style-name="Internet_20_link" text:visited-style-name="Visited_20_Internet_20_Link">
Main Directorate of Intelligence of Ukraine</text:a>
</text:span>
</text:p>
      <text:p text:style-name="P4">
News Source: <text:a xlink:type="simple" xlink:href="https://armyinform.com.ua/2023/03/25/mobilizovani-rf-ne-chyslyatsya-v-zhodnij-z-vijskovyh-chastyn-perehoplennya-gur/" text:style-name="Internet_20_link" text:visited-style-name="Visited_20_Internet_20_Link">
https://armyinform.com.ua/2023/03/25/mobilizovani-rf-ne-chyslyatsya-v-zhodnij-z-vijskovyh-chastyn-perehoplennya-gur/</text:a>
</text:p>
      <!--NEWS-->
      <text:h text:style-name="P10" text:outline-level="1">
<text:span text:style-name="T4">
CPD informs about the main narrative that promoted the Roszma last day</text:span>
</text:h>
      <text:p text:style-name="P4">
Author: ['АРМІЯINFORM']</text:p>
      <text:p text:style-name="P4">
Time: 2023-03-25T61:00:00-04:00</text:p>
      <text:p text:style-name="P4">
Description: Tsi words became vidpovіddu on the native of the Russian Federation of the Russian Federation Scho Bezdoki Putin PID Hour of Yogo Povyk ... War with Ukraine 2022, War with Ukraine Latest news today,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3/336911332_3309460575979816_7466294326062706498_n.jpg" text:style-name="Internet_20_link" text:visited-style-name="Visited_20_Internet_20_Link">
336911332_3309460575979816_7466294326062706498_n.jpg</text:a>
']</text:p>
      <text:p text:style-name="P4">
Tags: ['НАРАТИВИ РФ', 'РОСЗМІ', 'РОСІЙСЬКІ ФЕЙКИ', 'ЦЕНТР ПРОТИДІЇ ДЕЗІНФОРМАЦІЇ']</text:p>
      <text:p text:style-name="P4">
Category: News</text:p>
      <!--METADATA-->
      <text:p text:style-name="P4">
<draw:frame draw:style-name="fr1" draw:name="Image9" text:anchor-type="as-char" svg:width="6.9236in" svg:height="6.9236in" draw:z-index="0">
<draw:image xlink:href="../Images/AРМІЯINFORM/2023-03-25T61-00-00-04-00/336911332_3309460575979816_7466294326062706498_n.jpg" xlink:type="simple" xlink:show="embed" xlink:actuate="onLoad" draw:mime-type="image/jpeg"/>
</draw:frame>
These words were answered to the issues of Russian media on Putin's security during his travel to the occupied Mariupol. About it <text:a xlink:type="simple" xlink:href="https://www.facebook.com/protydiyadezinformatsiyi.cpd/posts/pfbid0hPTgxMjQABSkRCYGrp65jqUj4r1LvpgXemRCoY21JJvGj8Ht1yo8oyQKtchKG2iSl" text:style-name="Internet_20_link" text:visited-style-name="Visited_20_Internet_20_Link">
reports</text:a>
The Center for Combating Dyifronormation.</text:p>
      <text:p text:style-name="P4">
Peskov also added that the dictator allegedly controlled the issue of restoring these territories around the clock, so he decided to look at the spot personally.</text:p>
      <text:p text:style-name="P4">
Putin's trip, Rospropaganda broadcast in all the media and covered as a pure -winning.</text:p>
      <text:p text:style-name="P4">
In fact, it was a criminal trip to the crime scene, as well as an attempt at raised rating, which was rapidly falling.</text:p>
      <text:p text:style-name="P4">
Against the backdrop of constant trips of President Zelensky to the war zone, Putin's production with the residents of Mariupol selected looks unconvincing, but among the wrapped residents of the Russian Federation, such "content" is still in demand.</text:p>
      <text:p text:style-name="P4">
News Source: <text:a xlink:type="simple" xlink:href="https://armyinform.com.ua/2023/03/25/czpd-informuye-pro-osnovnyj-naratyv-shho-prosuvaly-roszmi-mynuloyi-doby/" text:style-name="Internet_20_link" text:visited-style-name="Visited_20_Internet_20_Link">
https://armyinform.com.ua/2023/03/25/czpd-informuye-pro-osnovnyj-naratyv-shho-prosuvaly-roszmi-mynuloyi-doby/</text:a>
</text:p>
      <!--NEWS-->
      <text:h text:style-name="P10" text:outline-level="1">
<text:span text:style-name="T4">
During the day of the Russian Federation, she struck 50 aviation and 11 rocket stroke</text:span>
</text:h>
      <text:p text:style-name="P4">
Author: ['АРМІЯINFORM']</text:p>
      <text:p text:style-name="P4">
Time: 2023-03-25T62:00:00-04:00</text:p>
      <text:p text:style-name="P4">
Description: About the General’s headquarters of the Zbroyshens of Ukraine in the operational INformation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0/2022-10-06-vorog-znov-obstrilyav-raketamy.jpg" text:style-name="Internet_20_link" text:visited-style-name="Visited_20_Internet_20_Link">
2022-10-06-vorog-znov-obstrilyav-raketamy.jpg</text:a>
']</text:p>
      <text:p text:style-name="P4">
Tags: ['STOPRUSSIA', 'АГРЕСІЯ РФ', 'ВТОРГНЕННЯ РФ', 'ГШ ЗСУ']</text:p>
      <text:p text:style-name="P4">
Category: News</text:p>
      <!--METADATA-->
      <text:p text:style-name="P4">
<draw:frame draw:style-name="fr1" draw:name="Image10" text:anchor-type="as-char" svg:width="6.9236in" svg:height="3.893007in" draw:z-index="0">
<draw:image xlink:href="../Images/AРМІЯINFORM/2023-03-25T62-00-00-04-00/2022-10-06-vorog-znov-obstrilyav-raketamy.jpg" xlink:type="simple" xlink:show="embed" xlink:actuate="onLoad" draw:mime-type="image/jpeg"/>
</draw:frame>
Illustrative Photo <text:span text:style-name="T4">
 🔥 Situation on Russian Completion </text:span>
</text:p>
      <text:p text:style-name="P4">
About it reports the General Staff of the Armed Forces of Ukraine in operational information as of March 25, 20123 on the Russian invasion.</text:p>
      <text:p text:style-name="P4">
"During the last day, the Russian Federation has struck 50 aircraft and 11 -row strokes, made 75 shelling from the reactive systems of the volley fire of our troops and civilian infrastructure of settlements, died people," the statement said.</text:p>
      <text:p text:style-name="P4">
The likelihood of rocket and aviation strikes of the territory of Ukraine remains high, as Russian invaders continue to use takotics of terror.</text:p>
      <text:p text:style-name="P4">
News Source: <text:a xlink:type="simple" xlink:href="https://armyinform.com.ua/2023/03/25/za-dobu-rf-zavdala-50-aviaczijnyh-ta-11-raketnyh-udariv-zdijsnyla-75-obstriliv-z-rszv/" text:style-name="Internet_20_link" text:visited-style-name="Visited_20_Internet_20_Link">
https://armyinform.com.ua/2023/03/25/za-dobu-rf-zavdala-50-aviaczijnyh-ta-11-raketnyh-udariv-zdijsnyla-75-obstriliv-z-rszv/</text:a>
</text:p>
      <!--NEWS-->
      <text:h text:style-name="P10" text:outline-level="1">
<text:span text:style-name="T4">
Ukrainian defenders knocked down enemy Mi-24 and 6 UAVs of enemy</text:span>
</text:h>
      <text:p text:style-name="P4">
Author: ['АРМІЯINFORM']</text:p>
      <text:p text:style-name="P4">
Time: 2023-03-25T63:00:00-04:00</text:p>
      <text:p text:style-name="P4">
Description: About the General’s headquarters of the Zbroyshens of Ukraine in the operational INformation Stan ... The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desktop_na4f_323925855-698786305236293-9042747313185996659-n.jpeg" text:style-name="Internet_20_link" text:visited-style-name="Visited_20_Internet_20_Link">
desktop_na4f_323925855-698786305236293-9042747313185996659-n.jpeg</text:a>
']</text:p>
      <text:p text:style-name="P4">
Tags: ['STOPRUSSIA', 'АГРЕСІЯ РФ', 'ГШ ЗСУ', 'ХРОНІКА ОБОРОНИ']</text:p>
      <text:p text:style-name="P4">
Category: News</text:p>
      <!--METADATA-->
      <text:p text:style-name="P4">
<draw:frame draw:style-name="fr1" draw:name="Image11" text:anchor-type="as-char" svg:width="6.9236in" svg:height="4.517847in" draw:z-index="0">
<draw:image xlink:href="../Images/AРМІЯINFORM/2023-03-25T63-00-00-04-00/desktop_na4f_323925855-698786305236293-9042747313185996659-n.jpeg" xlink:type="simple" xlink:show="embed" xlink:actuate="onLoad" draw:mime-type="image/jpeg"/>
</draw:frame>
Illustrative photo</text:p>
      <text:p text:style-name="P4">
<text:span text:style-name="T4">
 🔥 Situation on Russian invasion </text:span>
</text:p>
      <text:p text:style-name="P4">
About it reports the General Staff of the Armed Forces of Ukraine in operational information as of March 25, 20123 on the Russian invasion.</text:p>
      <text:p text:style-name="P4">
“In the last day, Ukrainian aviation has struck 17 beats in the areas of focus.</text:p>
      <text:p text:style-name="P4">
At the same time, our defenders have shot down the enemy Mi-24 and 6 unmanned enemy apparatus of different types, ”the message reads.</text:p>
      <text:p text:style-name="P4">
Also, missile troops and artillery were struck by 2 points of management, 4 areas of concentration of the enemy, two anti-aircraft missile complexes, ammunition composition, an artillery unit at a firing position and 2 Radioelectronic struggle stations.</text:p>
      <text:p text:style-name="P4">
News Source: <text:a xlink:type="simple" xlink:href="https://armyinform.com.ua/2023/03/25/ukrayinski-zahysnyky-zbyly-vorozhyj-gelikopter-mi-24-ta-6-bpla-protyvnyka/" text:style-name="Internet_20_link" text:visited-style-name="Visited_20_Internet_20_Link">
https://armyinform.com.ua/2023/03/25/ukrayinski-zahysnyky-zbyly-vorozhyj-gelikopter-mi-24-ta-6-bpla-protyvnyka/</text:a>
</text:p>
      <!--NEWS-->
      <text:h text:style-name="P10" text:outline-level="1">
<text:span text:style-name="T4">
In the temporarily captured energy, the occupiers organize the children of the upper classes of "excursions" to</text:span>
</text:h>
      <text:p text:style-name="P4">
Author: ['АРМІЯINFORM']</text:p>
      <text:p text:style-name="P4">
Time: 2023-03-25T64:00:00-04:00</text:p>
      <text:p text:style-name="P4">
Description: About the General’s headquarters of the Zbroyshens of Ukraine in the operational INformation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ddc8ba09b7d2bc0a42efc4edafecbc01.jpeg" text:style-name="Internet_20_link" text:visited-style-name="Visited_20_Internet_20_Link">
ddc8ba09b7d2bc0a42efc4edafecbc01.jpeg</text:a>
']</text:p>
      <text:p text:style-name="P4">
Tags: ['STOPRUSSIA', 'АГРЕСІЯ РФ']</text:p>
      <text:p text:style-name="P4">
Category: News</text:p>
      <!--METADATA-->
      <text:p text:style-name="P4">
<draw:frame draw:style-name="fr1" draw:name="Image12" text:anchor-type="as-char" svg:width="6.9236in" svg:height="3.63489in" draw:z-index="0">
<draw:image xlink:href="../Images/AРМІЯINFORM/2023-03-25T64-00-00-04-00/ddc8ba09b7d2bc0a42efc4edafecbc01.jpeg" xlink:type="simple" xlink:show="embed" xlink:actuate="onLoad" draw:mime-type="image/jpeg"/>
</draw:frame>
Illustrative photo <text:span text:style-name="T4">
 🔥 Situation on Russian invasion </text:span>
</text:p>
      <text:p text:style-name="P4">
About it reports the General Staff of the Armed Forces of Ukraine in operational information as of March 25, 20123 on the Russian invasion.</text:p>
      <text:p text:style-name="P4">
“Russian invaders continue to put pressure on the local population in temporarily seized territories. Recently, on March 22, servicemen of the Federal Service of the National Guard of the Russian Federation held a raid inhabited by the inhabitant of the Chaplinka Kherson region. During the verification, the personal documents of citizens, vehicles and mobilephones were specially subject to special intensification, ”the message reads.</text:p>
      <text:p text:style-name="P4">
And in the Energodar of the Zaporizhzhya region, Russian invaders organize the children of the old classes of "excursions" to the Volgodon, at Rostov NPP.</text:p>
      <text:p text:style-name="P4">
News Source: <text:a xlink:type="simple" xlink:href="https://armyinform.com.ua/2023/03/25/u-tymchasovo-zahoplenomu-energodari-okupanty-organizovuyut-dityam-starshyh-klasiv-ekskursiyi-do-rosiyi/" text:style-name="Internet_20_link" text:visited-style-name="Visited_20_Internet_20_Link">
https://armyinform.com.ua/2023/03/25/u-tymchasovo-zahoplenomu-energodari-okupanty-organizovuyut-dityam-starshyh-klasiv-ekskursiyi-do-rosiyi/</text:a>
</text:p>
      <!--NEWS-->
      <text:h text:style-name="P10" text:outline-level="1">
<text:span text:style-name="T4">
Alexei Reznikov thanked Sweden Prime Minister for Defense Assistance to Ukraine</text:span>
</text:h>
      <text:p text:style-name="P4">
Author: ['АРМІЯINFORM']</text:p>
      <text:p text:style-name="P4">
Time: 2023-03-25T65:00:00-04:00</text:p>
      <text:p text:style-name="P4">
Description: Miniter defense of Ukraine Oleksiy Reznikov, having been the words of the bonus-mi-minigstr shation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1/oleksij-reznikov-poyasnyv.jpg" text:style-name="Internet_20_link" text:visited-style-name="Visited_20_Internet_20_Link">
oleksij-reznikov-poyasnyv.jpg</text:a>
']</text:p>
      <text:p text:style-name="P4">
Tags: ['STOPRUSSIA', 'ВТОРГНЕННЯ РФ', 'МІНІСТР ОБОРОНИ УКРАЇНИ ОЛЕКСІЙ РЕЗНІКОВ']</text:p>
      <text:p text:style-name="P4">
Category: News</text:p>
      <!--METADATA-->
      <text:p text:style-name="P4">
<draw:frame draw:style-name="fr1" draw:name="Image13" text:anchor-type="as-char" svg:width="6.9236in" svg:height="4.61393in" draw:z-index="0">
<draw:image xlink:href="../Images/AРМІЯINFORM/2023-03-25T65-00-00-04-00/oleksij-reznikov-poyasnyv.jpg" xlink:type="simple" xlink:show="embed" xlink:actuate="onLoad" draw:mime-type="image/jpeg"/>
</draw:frame>
Minister of Defense of Ukraine Alexei Reznikov</text:p>
      <text:p text:style-name="P4">
The Minister of Defense of Ukraine Oleksiy Reznikov expressed his gratitude to the Prime Minister of Sweden Ulf Crister for defense assistance to Ukraine.</text:p>
      <text:p text:style-name="P4">
About this <text:a xlink:type="simple" xlink:href="https://twitter.com/oleksiireznikov/status/1639363220098932747" text:style-name="Internet_20_link" text:visited-style-name="Visited_20_Internet_20_Link">
it is referred</text:a>
in Twitter Minister of Defense.</text:p>
      <ul>
        <li>
We are united by the national color and a common goal: to restore justice Imir in Europe. Archers, Leopards, RBS-97 and cartridges will help the Ukrainian Army to do their business,-Alexei Reznikov wrote.</li>
      </ul>
      <text:p text:style-name="P4">
He also thanked the Prime Minister of Sweden Ulf Cristorson and the Swedish Narod for the support of Ukraine.</text:p>
      <text:p text:style-name="P4">
News Source: <text:a xlink:type="simple" xlink:href="https://armyinform.com.ua/2023/03/25/olesij-reznikov-podyakuvav-premyer-ministru-shvecziyi-za-oboronnu-dopomogu-ukrayini/" text:style-name="Internet_20_link" text:visited-style-name="Visited_20_Internet_20_Link">
https://armyinform.com.ua/2023/03/25/olesij-reznikov-podyakuvav-premyer-ministru-shvecziyi-za-oboronnu-dopomogu-ukrayini/</text:a>
</text:p>
      <!--NEWS-->
      <text:h text:style-name="P10" text:outline-level="1">
<text:span text:style-name="T4">
The documentary "Chaplains was presented in Kiev. Faith in the war ”</text:span>
</text:h>
      <text:p text:style-name="P4">
Author: ['Світлана Кирган']</text:p>
      <text:p text:style-name="P4">
Time: 2023-03-25T66:00:00-04:00</text:p>
      <text:p text:style-name="P4">
Description: At the capital, the presentation of the documentary Film “Kaplani. Vira on Vіinі ”... War with Ukraine 2022, War with Ukraine Latest news today, News War with Ukraine 2022 Last for today, will there be a war between Ukraine and Russia and when, the war with Ukraine in 2022 will be or not, whether there will be, will there be The war with Ukraine in the near future says, the war with Ukraine, Ukrainian news today, Ukrainian news in Ukrainian media in Russian</text:p>
      <text:p text:style-name="P4">
Images: ['<text:a xlink:type="simple" xlink:href="https://armyinform.com.ua/wp-content/uploads/2023/03/golovna-6-2.jpg" text:style-name="Internet_20_link" text:visited-style-name="Visited_20_Internet_20_Link">
golovna-6-2.jpg</text:a>
', '<text:a xlink:type="simple" xlink:href="https://armyinform.com.ua/wp-content/uploads/2023/03/2023-03-24_00002.jpg" text:style-name="Internet_20_link" text:visited-style-name="Visited_20_Internet_20_Link">
2023-03-24_00002.jpg</text:a>
', '<text:a xlink:type="simple" xlink:href="https://armyinform.com.ua/wp-content/uploads/2023/03/2023-03-24_00004-150x150.jpg" text:style-name="Internet_20_link" text:visited-style-name="Visited_20_Internet_20_Link">
2023-03-24_00004-150x150.jpg</text:a>
', '<text:a xlink:type="simple" xlink:href="https://armyinform.com.ua/wp-content/uploads/2023/03/2023-03-24_00003-150x150.jpg" text:style-name="Internet_20_link" text:visited-style-name="Visited_20_Internet_20_Link">
2023-03-24_00003-150x150.jpg</text:a>
', '<text:a xlink:type="simple" xlink:href="https://armyinform.com.ua/wp-content/uploads/2023/03/2023-03-24_00006-150x150.jpg" text:style-name="Internet_20_link" text:visited-style-name="Visited_20_Internet_20_Link">
2023-03-24_00006-150x150.jpg</text:a>
', '<text:a xlink:type="simple" xlink:href="https://armyinform.com.ua/wp-content/uploads/2023/03/2023-03-24_00005-150x150.jpg" text:style-name="Internet_20_link" text:visited-style-name="Visited_20_Internet_20_Link">
2023-03-24_00005-150x150.jpg</text:a>
', '<text:a xlink:type="simple" xlink:href="https://armyinform.com.ua/wp-content/uploads/2023/03/2023-03-24_00007-150x150.jpg" text:style-name="Internet_20_link" text:visited-style-name="Visited_20_Internet_20_Link">
2023-03-24_00007-150x150.jpg</text:a>
', '<text:a xlink:type="simple" xlink:href="https://armyinform.com.ua/wp-content/uploads/2023/03/2023-03-24_00008-150x150.jpg" text:style-name="Internet_20_link" text:visited-style-name="Visited_20_Internet_20_Link">
2023-03-24_00008-150x150.jpg</text:a>
', '<text:a xlink:type="simple" xlink:href="https://armyinform.com.ua/wp-content/uploads/2023/03/2023-03-24_00009.jpg" text:style-name="Internet_20_link" text:visited-style-name="Visited_20_Internet_20_Link">
2023-03-24_00009.jpg</text:a>
']</text:p>
      <text:p text:style-name="P4">
Tags: ['ВІЙСЬКОВІ КАПЕЛАНИ', 'КІНО', 'РЕГІОНИ', 'РЕПОРТАЖ']</text:p>
      <text:p text:style-name="P4">
Category: News</text:p>
      <!--METADATA-->
      <text:p text:style-name="P4">
<draw:frame draw:style-name="fr1" draw:name="Image14" text:anchor-type="as-char" svg:width="6.9236in" svg:height="4.785939in" draw:z-index="0">
<draw:image xlink:href="../Images/AРМІЯINFORM/2023-03-25T66-00-00-04-00/golovna-6-2.jpg" xlink:type="simple" xlink:show="embed" xlink:actuate="onLoad" draw:mime-type="image/jpeg"/>
</draw:frame>
A presentation movie "Chaplains. The war of the war "about three chaplains of different religions and ethnic origin, which on February 26, 2022 went with a rescue mission to the sapphire search and rescue judgment to the island of Snakes to help pick up the death guards.</text:p>
      <text:p text:style-name="P4">
Due to the threats of the Russians to attack the ship of the crew of the Ukrainian vessel together with the Kapalans Vasyl Vyrozubom, Leonid Bulgare and Alexander Chokovkokovkovkokovkovkokovkokovkovkokov.</text:p>
      <text:p text:style-name="P4">
<draw:frame draw:style-name="fr1" draw:name="Image15" text:anchor-type="as-char" svg:width="6.9236in" svg:height="3.704126in" draw:z-index="0">
<draw:image xlink:href="../Images/AРМІЯINFORM/2023-03-25T66-00-00-04-00/2023-03-24_00002.jpg" xlink:type="simple" xlink:show="embed" xlink:actuate="onLoad" draw:mime-type="image/jpeg"/>
</draw:frame>
As faith in God, she did not allow to break under Russian torture, and the faith in the Ukraine left friends for a moment, Pastor Leonid Bulgarian told Odessa, who would serve the Christian reforming church of "Function" for 15 years. Since 2014, he realized that his calling to be a military chaplain on the front.</text:p>
      <ul>
        <li>
When Oleksandrhokov called at the beginning of a large -scale invasion of the Russian Federation and said that help was needed, I did not think about the name of Nazmiin. He lost, apparently, the fear of these racists. I think we are very different from the Russians, because we really love our country, - said Bulgarian.</li>
      </ul>
      <text:p text:style-name="P4">
<text:a xlink:type="simple" xlink:href="https://armyinform.com.ua/wp-content/uploads/2023/03/2023-03-24_00004.jpg" text:style-name="Internet_20_link" text:visited-style-name="Visited_20_Internet_20_Link">
!(Images/AРМІЯINFORM/2023-03-25T66-00-00-04-00/2023-03-24_00004-150x150.jpg)</text:a>
</text:p>
      <text:p text:style-name="P4">
<text:a xlink:type="simple" xlink:href="https://armyinform.com.ua/wp-content/uploads/2023/03/2023-03-24_00003.jpg" text:style-name="Internet_20_link" text:visited-style-name="Visited_20_Internet_20_Link">
<draw:frame draw:style-name="fr1" draw:name="Image16" text:anchor-type="as-char" svg:width="6.9236in" svg:height="6.9236in" draw:z-index="0">
<draw:image xlink:href="../Images/AРМІЯINFORM/2023-03-25T66-00-00-04-00/2023-03-24_00003-150x150.jpg" xlink:type="simple" xlink:show="embed" xlink:actuate="onLoad" draw:mime-type="image/jpeg"/>
</draw:frame>
</text:a>
After being released from captivity, Vasily, Leonid and Alexander continued to work, creating a cultural bridge between different faiths and giving spiritual support in the rear and on the front - as chaplains they serve in the armed force of Ukraine. Men confess that the invaders were constantly amazed at their spirit with a prayer for each other, and all the time tried to suppress it. Instead of names, they were given numbers, kept in a shopping center, hungry and dogs were hungry.</text:p>
      <text:p text:style-name="P4">
<text:a xlink:type="simple" xlink:href="https://armyinform.com.ua/2023/02/20/u-kyyevi-vpershe-navchatymut-vijskovyh-kapelaniv-za-speczialnoyu-programoyu/" text:style-name="Internet_20_link" text:visited-style-name="Visited_20_Internet_20_Link">
Read also: For the first time in Kiev, military chaplains will be taught by a special program</text:a>
<text:a xlink:type="simple" xlink:href="https://armyinform.com.ua/2023/02/20/u-kyyevi-vpershe-navchatymut-vijskovyh-kapelaniv-za-speczialnoyu-programoyu/" text:style-name="Internet_20_link" text:visited-style-name="Visited_20_Internet_20_Link">
</text:a>
</text:p>
      <text:p text:style-name="P4">
<text:a xlink:type="simple" xlink:href="https://armyinform.com.ua/wp-content/uploads/2023/03/2023-03-24_00006.jpg" text:style-name="Internet_20_link" text:visited-style-name="Visited_20_Internet_20_Link">
<draw:frame draw:style-name="fr1" draw:name="Image17" text:anchor-type="as-char" svg:width="6.9236in" svg:height="6.9236in" draw:z-index="0">
<draw:image xlink:href="../Images/AРМІЯINFORM/2023-03-25T66-00-00-04-00/2023-03-24_00006-150x150.jpg" xlink:type="simple" xlink:show="embed" xlink:actuate="onLoad" draw:mime-type="image/jpeg"/>
</draw:frame>
</text:a>
</text:p>
      <text:p text:style-name="P4">
The abbot of the Odessa Holy Trinity Church of the Orthodox Church of Ukraine, the Vasily Vyrozub Chaplain, whom the raciers did not want to let out of captivity and holding his other brothers, through the words: "Glory to Ukraine", told what he considers the most difficult in his work and the role of a chaplain. In the army.</text:p>
      <ul>
        <li>
The most difficult in chaplain work is to bring the body of the dead soldier to the native thawing soldiers, with whom he was together yesterday. The chaplain is dad, brother, friend, comrade. It is a volunteer, it is one who should feed, wear, pull out of the battlefield, know how to put a harness. The war came to everyone. There is no civilian in the country, because we are all in the war, - said Vasyl Vyrozub.</li>
      </ul>
      <text:p text:style-name="P4">
<text:a xlink:type="simple" xlink:href="https://armyinform.com.ua/wp-content/uploads/2023/03/2023-03-24_00007.jpg" text:style-name="Internet_20_link" text:visited-style-name="Visited_20_Internet_20_Link">
!(Images/AРМІЯINFORM/2023-03-25T66-00-00-04-00/2023-03-24_00007-150x150.jpg)</text:a>
</text:p>
      <text:p text:style-name="P4">
<text:a xlink:type="simple" xlink:href="https://armyinform.com.ua/wp-content/uploads/2023/03/2023-03-24_00008.jpg" text:style-name="Internet_20_link" text:visited-style-name="Visited_20_Internet_20_Link">
<draw:frame draw:style-name="fr1" draw:name="Image18" text:anchor-type="as-char" svg:width="6.9236in" svg:height="6.9236in" draw:z-index="0">
<draw:image xlink:href="../Images/AРМІЯINFORM/2023-03-25T66-00-00-04-00/2023-03-24_00008-150x150.jpg" xlink:type="simple" xlink:show="embed" xlink:actuate="onLoad" draw:mime-type="image/jpeg"/>
</draw:frame>
</text:a>
The film was visited by the Viceremier-Minister of Ukraine Irina Vereshchuk, as a great effort to free the chaplains from the Russian captivity.</text:p>
      <ul>
        <li>
I personally remember the history of our three chaplains. Sapphire was an unusual thing, because it was the only vessel that was officially rescue, and they were not entitled to be detained. After the information that was detained and the people were captured, we were immediately captured by the Russian side of the demand to give us people, because they are protected by the Conventions. But there is nothing holy for Russia, and they do not follow any conventions or norms of international humanitarian rule, - said Irina Vereshchuk.</li>
      </ul>
      <text:p text:style-name="P4">
<draw:frame draw:style-name="fr1" draw:name="Image19" text:anchor-type="as-char" svg:width="6.9236in" svg:height="4.361868in" draw:z-index="0">
<draw:image xlink:href="../Images/AРМІЯINFORM/2023-03-25T66-00-00-04-00/2023-03-24_00009.jpg" xlink:type="simple" xlink:show="embed" xlink:actuate="onLoad" draw:mime-type="image/jpeg"/>
</draw:frame>
The chaplains thanked Irina Vershchuk for a significant contribution to the victory over the aggressor, for the release of prisoners of war, assistance to displaced persons and on behalf of the people of Ukraine presented the symbol of the Cossack authorities - an honorary mace.</text:p>
      <text:p text:style-name="P4">
The film was created by the team of the Coordinating Center for Broadcasting of the National Minority Coinctory, headed by the film directed by Elena Kryvenko.</text:p>
      <text:p text:style-name="P4">
As the chaplains survived the captivity, as well as their role in changing the legislation, a provincial chaplaincy in Ukraine - you can view with your own eyes, because the 25 March tape will be available on YouTube.</text:p>
      <text:p text:style-name="P4">
<text:span text:style-name="T4">
 Author's photo </text:span>
</text:p>
      <text:p text:style-name="P4">
News Source: <text:a xlink:type="simple" xlink:href="https://armyinform.com.ua/2023/03/25/u-kyyevi-prezentuvaly-dokumentalnyj-film-kapelany-vira-na-vijni/" text:style-name="Internet_20_link" text:visited-style-name="Visited_20_Internet_20_Link">
https://armyinform.com.ua/2023/03/25/u-kyyevi-prezentuvaly-dokumentalnyj-film-kapelany-vira-na-vijni/</text:a>
</text:p>
      <!--NEWS-->
      <text:h text:style-name="P10" text:outline-level="1">
<text:span text:style-name="T4">
More than 169 thousand soldiers lost the army of the Russian Federation since the beginning of large -scale aggression</text:span>
</text:h>
      <text:p text:style-name="P4">
Author: ['АРМІЯINFORM']</text:p>
      <text:p text:style-name="P4">
Time: 2023-03-25T68:00:00-04:00</text:p>
      <text:p text:style-name="P4">
Description: Zagalni Boyov, Find the enemy on 02.24.22 to 03/25/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3/f4e75df8-c913-443a-89e5-8b7097c4f033-scaled.jpeg" text:style-name="Internet_20_link" text:visited-style-name="Visited_20_Internet_20_Link">
f4e75df8-c913-443a-89e5-8b7097c4f033-scaled.jpeg</text:a>
']</text:p>
      <text:p text:style-name="P4">
Tags: ['STOPRUSSIA', 'ВТОРГНЕННЯ РФ', 'ВТРАТИ ВОРОГА', 'ВТРАТИ ОКУПАНТА', 'ГШ ЗСУ']</text:p>
      <text:p text:style-name="P4">
Category: News</text:p>
      <!--METADATA-->
      <text:p text:style-name="P4">
<draw:frame draw:style-name="fr1" draw:name="Image20" text:anchor-type="as-char" svg:width="6.9236in" svg:height="6.987066in" draw:z-index="0">
<draw:image xlink:href="../Images/AРМІЯINFORM/2023-03-25T68-00-00-04-00/f4e75df8-c913-443a-89e5-8b7097c4f033-scaled.jpeg" xlink:type="simple" xlink:show="embed" xlink:actuate="onLoad" draw:mime-type="image/jpeg"/>
</draw:frame>
The total combat loss of the enemy from 24.02.22 to 25.03.23 will be orientated:</text:p>
      <text:p text:style-name="P4">
<text:span text:style-name="T4">
<text:span text:style-name="T5">
 Personnel </text:span>
* - about 169890(+720)persons liquidated,</text:span>
<text:span text:style-name="T5">
 tanks </text:span>
<text:span text:style-name="T5">
 - 3580(+6)units,</text:span>
<text:span text:style-name="T4">
 combat armored vehicles </text:span>
 - 6932(+11)units,<text:span text:style-name="T4">
<text:span text:style-name="T5">
 artillery systems </text:span>
* - 2623(+7)from,</text:span>
<text:span text:style-name="T5">
 rzf </text:span>
<text:span text:style-name="T5">
 - 520(+9)units,</text:span>
<text:span text:style-name="T4">
 air defense </text:span>
 - 276(+0)OD,<text:span text:style-name="T4">
<text:span text:style-name="T5">
 aircraft </text:span>
* - 305(+0)units,</text:span>
<text:span text:style-name="T5">
 helicopters </text:span>
<text:span text:style-name="T5">
 - 291(+1)units,</text:span>
<text:span text:style-name="T4">
 UAV Operative Tactical Level </text:span>
-2214(+6),<text:span text:style-name="T4">
<text:span text:style-name="T5">
 Winged missiles </text:span>
* - 911(+0),</text:span>
<text:span text:style-name="T5">
 ships /boats </text:span>
<text:span text:style-name="T5">
 - 18(+0)units,</text:span>
<text:span text:style-name="T4">
 automobile equipment and tanks </text:span>
 - 5483(+19)units,<text:span text:style-name="T4">
* Special equipment </text:span>
 - 279(+2).</text:p>
      <text:p text:style-name="P4">
Дані уточнюються.</text:p>
      <text:p text:style-name="P4">
Бий окупанта!Разом переможемо!Наша сила - в правді!</text:p>
      <text:p text:style-name="P4">
Джерело: <text:a xlink:type="simple" xlink:href="https://www.facebook.com/GeneralStaff.ua/posts/pfbid029MMnSwmjSjaFvSHwhfaXsCFLYdtJcmzZugN6NfWxaqKn12y3YAMZkyD176uDoaPel" text:style-name="Internet_20_link" text:visited-style-name="Visited_20_Internet_20_Link">
Генеральний штаб Збройних СилУкраїни</text:a>
As of 25.03.23.</text:p>
      <text:p text:style-name="P4">
News Source: <text:a xlink:type="simple" xlink:href="https://armyinform.com.ua/2023/03/25/ponad-169-tysyach-vijskovyh-vtratyla-armiya-rf-z-pochatku-shyrokomasshtabnoyi-agresiyi/" text:style-name="Internet_20_link" text:visited-style-name="Visited_20_Internet_20_Link">
https://armyinform.com.ua/2023/03/25/ponad-169-tysyach-vijskovyh-vtratyla-armiya-rf-z-pochatku-shyrokomasshtabnoyi-agresiyi/</text:a>
</text:p>
      <!--NEWS-->
      <text:h text:style-name="P10" text:outline-level="1">
<text:span text:style-name="T4">
Knowledge that save life: How mobilized paratroopers prepare for hostilities</text:span>
</text:h>
      <text:p text:style-name="P4">
Author: ['Валентина Вілюра']</text:p>
      <text:p text:style-name="P4">
Time: 2023-03-25T84:00:00-04:00</text:p>
      <text:p text:style-name="P4">
Description: For 30 days, mobilizniye paratroopers to pass the Bazov Zagalnoviyskov Pіdgotovka on ... War with Ukraine 2022, war with Ukraine Latest news today, News War with Ukraine 2022 Last today, there will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1h9a0291.jpg" text:style-name="Internet_20_link" text:visited-style-name="Visited_20_Internet_20_Link">
1h9a0291.jpg</text:a>
', '<text:a xlink:type="simple" xlink:href="https://armyinform.com.ua/wp-content/uploads/2023/03/hanter.jpg" text:style-name="Internet_20_link" text:visited-style-name="Visited_20_Internet_20_Link">
hanter.jpg</text:a>
', '<text:a xlink:type="simple" xlink:href="https://armyinform.com.ua/wp-content/uploads/2023/03/1h9a0167.jpg" text:style-name="Internet_20_link" text:visited-style-name="Visited_20_Internet_20_Link">
1h9a0167.jpg</text:a>
', '<text:a xlink:type="simple" xlink:href="https://armyinform.com.ua/wp-content/uploads/2023/03/1h9a0212-150x150.jpg" text:style-name="Internet_20_link" text:visited-style-name="Visited_20_Internet_20_Link">
1h9a0212-150x150.jpg</text:a>
', '<text:a xlink:type="simple" xlink:href="https://armyinform.com.ua/wp-content/uploads/2023/03/1h9a0199-150x150.jpg" text:style-name="Internet_20_link" text:visited-style-name="Visited_20_Internet_20_Link">
1h9a0199-150x150.jpg</text:a>
', '<text:a xlink:type="simple" xlink:href="https://armyinform.com.ua/wp-content/uploads/2023/03/1h9a0192-150x150.jpg" text:style-name="Internet_20_link" text:visited-style-name="Visited_20_Internet_20_Link">
1h9a0192-150x150.jpg</text:a>
', '<text:a xlink:type="simple" xlink:href="https://armyinform.com.ua/wp-content/uploads/2023/03/1h9a0141-150x150.jpg" text:style-name="Internet_20_link" text:visited-style-name="Visited_20_Internet_20_Link">
1h9a0141-150x150.jpg</text:a>
', '<text:a xlink:type="simple" xlink:href="https://armyinform.com.ua/wp-content/uploads/2023/03/1h9a0233-150x150.jpg" text:style-name="Internet_20_link" text:visited-style-name="Visited_20_Internet_20_Link">
1h9a0233-150x150.jpg</text:a>
', '<text:a xlink:type="simple" xlink:href="https://armyinform.com.ua/wp-content/uploads/2023/03/1h9a0459-150x150.jpg" text:style-name="Internet_20_link" text:visited-style-name="Visited_20_Internet_20_Link">
1h9a0459-150x150.jpg</text:a>
', '<text:a xlink:type="simple" xlink:href="https://armyinform.com.ua/wp-content/uploads/2023/03/1h9a0338-150x150.jpg" text:style-name="Internet_20_link" text:visited-style-name="Visited_20_Internet_20_Link">
1h9a0338-150x150.jpg</text:a>
', '<text:a xlink:type="simple" xlink:href="https://armyinform.com.ua/wp-content/uploads/2023/03/1h9a0320-150x150.jpg" text:style-name="Internet_20_link" text:visited-style-name="Visited_20_Internet_20_Link">
1h9a0320-150x150.jpg</text:a>
', '<text:a xlink:type="simple" xlink:href="https://armyinform.com.ua/wp-content/uploads/2023/03/1h9a0248-150x150.jpg" text:style-name="Internet_20_link" text:visited-style-name="Visited_20_Internet_20_Link">
1h9a0248-150x150.jpg</text:a>
', '<text:a xlink:type="simple" xlink:href="https://armyinform.com.ua/wp-content/uploads/2023/03/1h9a0536-150x150.jpg" text:style-name="Internet_20_link" text:visited-style-name="Visited_20_Internet_20_Link">
1h9a0536-150x150.jpg</text:a>
', '<text:a xlink:type="simple" xlink:href="https://armyinform.com.ua/wp-content/uploads/2022/08/photo_2022-08-15_09-04-11-1.jpg" text:style-name="Internet_20_link" text:visited-style-name="Visited_20_Internet_20_Link">
photo_2022-08-15_09-04-11-1.jpg</text:a>
']</text:p>
      <text:p text:style-name="P4">
Tags: ['ВОГНЕВА ПІДГОТОВКА', 'ДШВ ЗСУ', 'ТАКТИЧНА МЕДИЦИНА']</text:p>
      <text:p text:style-name="P4">
Category: News</text:p>
      <!--METADATA-->
      <text:p text:style-name="P4">
<draw:frame draw:style-name="fr1" draw:name="Image21" text:anchor-type="as-char" svg:width="6.9236in" svg:height="4.615733in" draw:z-index="0">
<draw:image xlink:href="../Images/AРМІЯINFORM/2023-03-25T84-00-00-04-00/1h9a0291.jpg" xlink:type="simple" xlink:show="embed" xlink:actuate="onLoad" draw:mime-type="image/jpeg"/>
</draw:frame>
Within 30 days, mobilized paratroopers are undergoing a basic general training at one of the Armed Forces. All classes are divided into training points: tactical medicine, throwing of hand fragile grenades, training, fire training, driving. How the paratroopers are preparing for combatants and what knowledge is mastered, the ArmyInform correspondents learned.</text:p>
      <text:h text:style-name="P12" text:outline-level="3">
<text:span text:style-name="T4">
<text:span text:style-name="T4">
 Fire Preparation - Drawing to the enemy of maximum damage </text:span>
</text:span>
</text:h>
      <ul>
        <li>
servicemen carry out the standards and practical execution of the firewers. Training is on samples of weapons in service with DShVZSU, - says the military for the call sign "Hunter".</li>
      </ul>
      <text:p text:style-name="P4">
<draw:frame draw:style-name="fr1" draw:name="Image22" text:anchor-type="as-char" svg:width="6.9236in" svg:height="4.615733in" draw:z-index="0">
<draw:image xlink:href="../Images/AРМІЯINFORM/2023-03-25T84-00-00-04-00/hanter.jpg" xlink:type="simple" xlink:show="embed" xlink:actuate="onLoad" draw:mime-type="image/jpeg"/>
</draw:frame>
In the training classes, the theory is mastered in the theory of portable anti-aircraft missile complexes "Igla", "Stinger", "Perun" and more.</text:p>
      <text:p text:style-name="P4">
-Staffing archers have the opportunity to make imitated launch of rockets for the IGLA-1 and Igla-2 MSCs at different times of the day and under any conditions,-explains the instructor with the call sign "Igla".</text:p>
      <text:p text:style-name="P4">
<draw:frame draw:style-name="fr1" draw:name="Image23" text:anchor-type="as-char" svg:width="6.9236in" svg:height="4.615733in" draw:z-index="0">
<draw:image xlink:href="../Images/AРМІЯINFORM/2023-03-25T84-00-00-04-00/1h9a0167.jpg" xlink:type="simple" xlink:show="embed" xlink:actuate="onLoad" draw:mime-type="image/jpeg"/>
</draw:frame>
At the other point, practical shooting of large -caliber machine guns "Browning" and DSK.</text:p>
      <text:p text:style-name="P4">
**</text:p>
      <text:p text:style-name="P4">
Read also:</text:p>
      <text:p text:style-name="P4">
** <text:a xlink:type="simple" xlink:href="https://armyinform.com.ua/2023/03/23/yak-desantnyky-v-navchalnyh-czentrah-gotuyutsya-do-boyiv-na-fronti/" text:style-name="Internet_20_link" text:visited-style-name="Visited_20_Internet_20_Link">
as paratroopers in training centers are preparing for the battles of Nafront</text:a>
The paratroopers work out all kinds of large -caliber machine guns. Each mentor pays attention to what model of weapons the fighter is the most difficult - the most attention is paid to it.</text:p>
      <text:p text:style-name="P4">
<text:a xlink:type="simple" xlink:href="https://armyinform.com.ua/wp-content/uploads/2023/03/1h9a0212.jpg" text:style-name="Internet_20_link" text:visited-style-name="Visited_20_Internet_20_Link">
!(Images/AРМІЯINFORM/2023-03-25T84-00-00-04-00/1h9a0212-150x150.jpg)</text:a>
</text:p>
      <text:p text:style-name="P4">
<text:a xlink:type="simple" xlink:href="https://armyinform.com.ua/wp-content/uploads/2023/03/1h9a0199.jpg" text:style-name="Internet_20_link" text:visited-style-name="Visited_20_Internet_20_Link">
<draw:frame draw:style-name="fr1" draw:name="Image24" text:anchor-type="as-char" svg:width="6.9236in" svg:height="6.9236in" draw:z-index="0">
<draw:image xlink:href="../Images/AРМІЯINFORM/2023-03-25T84-00-00-04-00/1h9a0199-150x150.jpg" xlink:type="simple" xlink:show="embed" xlink:actuate="onLoad" draw:mime-type="image/jpeg"/>
</draw:frame>
</text:a>
</text:p>
      <text:p text:style-name="P4">
<text:a xlink:type="simple" xlink:href="https://armyinform.com.ua/wp-content/uploads/2023/03/1h9a0192.jpg" text:style-name="Internet_20_link" text:visited-style-name="Visited_20_Internet_20_Link">
<draw:frame draw:style-name="fr1" draw:name="Image25" text:anchor-type="as-char" svg:width="6.9236in" svg:height="6.9236in" draw:z-index="0">
<draw:image xlink:href="../Images/AРМІЯINFORM/2023-03-25T84-00-00-04-00/1h9a0192-150x150.jpg" xlink:type="simple" xlink:show="embed" xlink:actuate="onLoad" draw:mime-type="image/jpeg"/>
</draw:frame>
</text:a>
</text:p>
      <text:p text:style-name="P4">
<text:a xlink:type="simple" xlink:href="https://armyinform.com.ua/wp-content/uploads/2023/03/1h9a0141.jpg" text:style-name="Internet_20_link" text:visited-style-name="Visited_20_Internet_20_Link">
<draw:frame draw:style-name="fr1" draw:name="Image26" text:anchor-type="as-char" svg:width="6.9236in" svg:height="6.9236in" draw:z-index="0">
<draw:image xlink:href="../Images/AРМІЯINFORM/2023-03-25T84-00-00-04-00/1h9a0141-150x150.jpg" xlink:type="simple" xlink:show="embed" xlink:actuate="onLoad" draw:mime-type="image/jpeg"/>
</draw:frame>
</text:a>
</text:p>
      <text:p text:style-name="P4">
<text:a xlink:type="simple" xlink:href="https://armyinform.com.ua/wp-content/uploads/2023/03/1h9a0233.jpg" text:style-name="Internet_20_link" text:visited-style-name="Visited_20_Internet_20_Link">
<draw:frame draw:style-name="fr1" draw:name="Image27" text:anchor-type="as-char" svg:width="6.9236in" svg:height="6.9236in" draw:z-index="0">
<draw:image xlink:href="../Images/AРМІЯINFORM/2023-03-25T84-00-00-04-00/1h9a0233-150x150.jpg" xlink:type="simple" xlink:show="embed" xlink:actuate="onLoad" draw:mime-type="image/jpeg"/>
</draw:frame>
</text:a>
All the knowledge of the experienced paratrooper - from practical experience. Most instructors studied abroad. All with combat experience.Separate plot - for training snipers. Selection to this unit is not easy. Mobilized should be physically hardy and psychologically stable. The psychological stage of selection occurs under conditions of maximum exhaustion: fighters are minimally sleep, are maximized, psychologists carry out a special test.</text:p>
      <text:p text:style-name="P4">
<text:a xlink:type="simple" xlink:href="https://armyinform.com.ua/wp-content/uploads/2023/03/1h9a0459.jpg" text:style-name="Internet_20_link" text:visited-style-name="Visited_20_Internet_20_Link">
!(Images/AРМІЯINFORM/2023-03-25T84-00-00-04-00/1h9a0459-150x150.jpg)</text:a>
</text:p>
      <text:p text:style-name="P4">
<text:a xlink:type="simple" xlink:href="https://armyinform.com.ua/wp-content/uploads/2023/03/1h9a0338.jpg" text:style-name="Internet_20_link" text:visited-style-name="Visited_20_Internet_20_Link">
<draw:frame draw:style-name="fr1" draw:name="Image28" text:anchor-type="as-char" svg:width="6.9236in" svg:height="6.9236in" draw:z-index="0">
<draw:image xlink:href="../Images/AРМІЯINFORM/2023-03-25T84-00-00-04-00/1h9a0338-150x150.jpg" xlink:type="simple" xlink:show="embed" xlink:actuate="onLoad" draw:mime-type="image/jpeg"/>
</draw:frame>
</text:a>
</text:p>
      <text:p text:style-name="P4">
<text:a xlink:type="simple" xlink:href="https://armyinform.com.ua/wp-content/uploads/2023/03/1h9a0320.jpg" text:style-name="Internet_20_link" text:visited-style-name="Visited_20_Internet_20_Link">
<draw:frame draw:style-name="fr1" draw:name="Image29" text:anchor-type="as-char" svg:width="6.9236in" svg:height="6.9236in" draw:z-index="0">
<draw:image xlink:href="../Images/AРМІЯINFORM/2023-03-25T84-00-00-04-00/1h9a0320-150x150.jpg" xlink:type="simple" xlink:show="embed" xlink:actuate="onLoad" draw:mime-type="image/jpeg"/>
</draw:frame>
</text:a>
“We can recruit 30-40 people, and not the fact that everyone will be able to take this course. We are a cut of knowledge. So even after studying, it is not a fact that a military standard, ”one of the instructors shared.</text:p>
      <text:h text:style-name="P12" text:outline-level="3">
<text:span text:style-name="T4">
<text:span text:style-name="T4">
 Tactical Medicine </text:span>
</text:span>
</text:h>
      <text:p text:style-name="P4">
At the next location, military skills are working at the training center. Learn to evaluate the situation and provide the first medical assistance: learn the basic rules and ways of stopping bleeding, providing aid in pneumothorax, imposing harnesses, bandages, staging the entourage; providing domedic assistance in case of acute disorders of combat breathing, etc.</text:p>
      <text:p text:style-name="P4">
<text:a xlink:type="simple" xlink:href="https://armyinform.com.ua/wp-content/uploads/2023/03/1h9a0248.jpg" text:style-name="Internet_20_link" text:visited-style-name="Visited_20_Internet_20_Link">
!(Images/AРМІЯINFORM/2023-03-25T84-00-00-04-00/1h9a0248-150x150.jpg)</text:a>
</text:p>
      <text:p text:style-name="P4">
<text:a xlink:type="simple" xlink:href="https://armyinform.com.ua/wp-content/uploads/2023/03/1h9a0536.jpg" text:style-name="Internet_20_link" text:visited-style-name="Visited_20_Internet_20_Link">
<draw:frame draw:style-name="fr1" draw:name="Image30" text:anchor-type="as-char" svg:width="6.9236in" svg:height="6.9236in" draw:z-index="0">
<draw:image xlink:href="../Images/AРМІЯINFORM/2023-03-25T84-00-00-04-00/1h9a0536-150x150.jpg" xlink:type="simple" xlink:show="embed" xlink:actuate="onLoad" draw:mime-type="image/jpeg"/>
</draw:frame>
</text:a>
In addition, the algorithm of actions in "Red", "yellow" and "green" zones.</text:p>
      <text:p text:style-name="P4">
<text:span text:style-name="T5">
Foto and video Tatiana Golovatyuk</text:span>
</text:p>
      <text:p text:style-name="P4">
<draw:frame draw:style-name="fr1" draw:name="Image31" text:anchor-type="as-char" svg:width="6.9236in" svg:height="6.771513in" draw:z-index="0">
<draw:image xlink:href="../Images/AРМІЯINFORM/2023-03-25T84-00-00-04-00/photo_2022-08-15_09-04-11-1.jpg" xlink:type="simple" xlink:show="embed" xlink:actuate="onLoad" draw:mime-type="image/jpeg"/>
</draw:frame>
<text:a xlink:type="simple" xlink:href="https://armyinform.com.ua/army-authors/valentyna-vilyura/" text:style-name="Internet_20_link" text:visited-style-name="Visited_20_Internet_20_Link">
Valentina Viliura</text:a>
Armyinform correspondent</text:p>
      <text:p text:style-name="P4">
News Source: <text:a xlink:type="simple" xlink:href="https://armyinform.com.ua/2023/03/25/znannya-shho-ryatuyut-zhyttya-yak-mobilizovani-desantnyky-gotuyutsya-do-bojovyh-dij/" text:style-name="Internet_20_link" text:visited-style-name="Visited_20_Internet_20_Link">
https://armyinform.com.ua/2023/03/25/znannya-shho-ryatuyut-zhyttya-yak-mobilizovani-desantnyky-gotuyutsya-do-bojovyh-dij/</text:a>
</text:p>
      <!--NEWS-->
      <text:h text:style-name="P10" text:outline-level="1">
<text:span text:style-name="T4">
How to get a military holding certificate in captivity</text:span>
</text:h>
      <text:p text:style-name="P4">
Author: ['АРМІЯINFORM']</text:p>
      <text:p text:style-name="P4">
Time: 2023-03-25T97:00:00-04:00</text:p>
      <text:p text:style-name="P4">
Description: Fighting for the pre -Ovidoku is the same to be a member of the merciful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3/viiskovopoloneni.jpg" text:style-name="Internet_20_link" text:visited-style-name="Visited_20_Internet_20_Link">
viiskovopoloneni.jpg</text:a>
']</text:p>
      <text:p text:style-name="P4">
Tags: ['STOPRUSSIA', 'АГРЕСІЯ РФ', 'ВТОРГНЕННЯ РФ', 'СОЦІАЛЬНИЙ ЗАХИСТ ПІД ЧАС ВІЙНИ']</text:p>
      <text:p text:style-name="P4">
Category: News</text:p>
      <!--METADATA-->
      <text:p text:style-name="P4">
<draw:frame draw:style-name="fr1" draw:name="Image32" text:anchor-type="as-char" svg:width="6.9236in" svg:height="4.615733in" draw:z-index="0">
<draw:image xlink:href="../Images/AРМІЯINFORM/2023-03-25T97-00-00-04-00/viiskovopoloneni.jpg" xlink:type="simple" xlink:show="embed" xlink:actuate="onLoad" draw:mime-type="image/jpeg"/>
</draw:frame>
Pursuing war or their family members can turn on the help. _</text:p>
      <text:p text:style-name="P4">
<text:span text:style-name="T4">
* Contact Ukraine's Power Office: </text:span>
</text:p>
      <text:p text:style-name="P4">
Ministry of Defense of Ukraine;</text:p>
      <text:p text:style-name="P4">
the central executive body, which manages military forms;</text:p>
      <text:p text:style-name="P4">
a law enforcement agency or state body of special purpose by legal functions;</text:p>
      <text:p text:style-name="P4">
Commander of the Armed Forces of the Armed Forces;</text:p>
      <text:p text:style-name="P4">
other formation of a relevant military formation or body to the law, which is part of the Security Forces and Defense Forces of Ukraine.</text:p>
      <text:p text:style-name="P4">
<text:span text:style-name="T5">
Through </text:span>
<text:span text:style-name="T5">
 National Information Bureau: </text:span>
*</text:p>
      <text:p text:style-name="P4">
Hotline: 1648</text:p>
      <text:p text:style-name="P4">
Mobile number: +38(044)287-81-65(Calls from abroad).</text:p>
      <text:p text:style-name="P4">
News Source: <text:a xlink:type="simple" xlink:href="https://armyinform.com.ua/2023/03/25/yak-otrymaty-dovidku-pro-perebuvannya-vijskovogo-u-poloni/" text:style-name="Internet_20_link" text:visited-style-name="Visited_20_Internet_20_Link">
https://armyinform.com.ua/2023/03/25/yak-otrymaty-dovidku-pro-perebuvannya-vijskovogo-u-poloni/</text:a>
</text:p>
      <!--NEWS-->
      <text:h text:style-name="P10" text:outline-level="1">
<text:span text:style-name="T4">
As world sanctions destroy the economy of the Russian Federation</text:span>
</text:h>
      <text:p text:style-name="P4">
Author: ['АРМІЯINFORM']</text:p>
      <text:p text:style-name="P4">
Time: 2023-03-25T99:00:00-04:00</text:p>
      <text:p text:style-name="P4">
Description: About the work of the General Service of the Cindlelings of the Ukrainian at their own company Storinzi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sankcziyi.jpg" text:style-name="Internet_20_link" text:visited-style-name="Visited_20_Internet_20_Link">
sankcziyi.jpg</text:a>
']</text:p>
      <text:p text:style-name="P4">
Tags: ['STOPRUSSIA', 'АГРЕСІЯ РФ', 'ЕКОНОМІКА РФ', 'КРАХ РОСІЙСЬКОЇ ЕКОНОМІКИ', 'САНКЦІЇ РФ', 'СЛУЖБА ЗОВНІШНЬОЇ РОЗВІДКИ УКРАЇНИ']</text:p>
      <text:p text:style-name="P4">
Category: News</text:p>
      <!--METADATA-->
      <text:p text:style-name="P4">
<draw:frame draw:style-name="fr1" draw:name="Image33" text:anchor-type="as-char" svg:width="6.9236in" svg:height="3.894525in" draw:z-index="0">
<draw:image xlink:href="../Images/AРМІЯINFORM/2023-03-25T99-00-00-04-00/sankcziyi.jpg" xlink:type="simple" xlink:show="embed" xlink:actuate="onLoad" draw:mime-type="image/jpeg"/>
</draw:frame>
Illustrative photo</text:p>
      <text:p text:style-name="P4">
About it <text:a xlink:type="simple" xlink:href="https://www.facebook.com/SZRUkraine/posts/pfbid02Zr5EngkxSsg7Xa5wqVs6Uzy6Frjfe5VqZUMuC622JnReh8o1BVkLVoQ8hKPPDziKl" text:style-name="Internet_20_link" text:visited-style-name="Visited_20_Internet_20_Link">
reports</text:a>
Ukraine service on its official Facebook page.<text:span text:style-name="T4">
 Source: </text:span>
 _ <text:a xlink:type="simple" xlink:href="https://www.facebook.com/SZRUkraine/posts/pfbid02Zr5EngkxSsg7Xa5wqVs6Uzy6Frjfe5VqZUMuC622JnReh8o1BVkLVoQ8hKPPDziKl" text:style-name="Internet_20_link" text:visited-style-name="Visited_20_Internet_20_Link">
External Intelligence Service</text:a>
_</text:p>
      <text:p text:style-name="P4">
News Source: <text:a xlink:type="simple" xlink:href="https://armyinform.com.ua/2023/03/25/yak-svitovi-sankcziyi-rujnuyut-ekonomiku-rf-2/" text:style-name="Internet_20_link" text:visited-style-name="Visited_20_Internet_20_Link">
https://armyinform.com.ua/2023/03/25/yak-svitovi-sankcziyi-rujnuyut-ekonomiku-rf-2/</text:a>
</text:p>
      <!--NEWS-->
      <text:h text:style-name="P10" text:outline-level="1">
<text:span text:style-name="T4">
In Crimea, the occupiers sell real estate</text:span>
</text:h>
      <text:p text:style-name="P4">
Author: ['АРМІЯINFORM']</text:p>
      <text:p text:style-name="P4">
Time: 2023-03-26T54:00:00-04:00</text:p>
      <text:p text:style-name="P4">
Description: Behind Dani Gur MOU, Rosіyska commanding on the PIVOSTROVI PROGUNINA DUZHINA DUZH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70ec95b-krym-nerukhomist-xl-800x357-1.jpg" text:style-name="Internet_20_link" text:visited-style-name="Visited_20_Internet_20_Link">
70ec95b-krym-nerukhomist-xl-800x357-1.jpg</text:a>
']</text:p>
      <text:p text:style-name="P4">
Tags: ['STOPRUSSIA', 'АГРЕСІЯ РФ', 'ВТОРГНЕННЯ РФ', 'КРИМ']</text:p>
      <text:p text:style-name="P4">
Category: News</text:p>
      <!--METADATA-->
      <text:p text:style-name="P4">
<draw:frame draw:style-name="fr1" draw:name="Image34" text:anchor-type="as-char" svg:width="6.9236in" svg:height="3.089657in" draw:z-index="0">
<draw:image xlink:href="../Images/AРМІЯINFORM/2023-03-26T54-00-00-04-00/70ec95b-krym-nerukhomist-xl-800x357-1.jpg" xlink:type="simple" xlink:show="embed" xlink:actuate="onLoad" draw:mime-type="image/jpeg"/>
</draw:frame>
Illustrative photo</text:p>
      <text:p text:style-name="P4">
According to GUR MOU, the Russian command on the peninsula and the occupation administration are very actively selling real estate and exporting their families from the Crimea.</text:p>
      <text:p text:style-name="P4">
About it <text:a xlink:type="simple" xlink:href="https://minre.gov.ua/2023/03/25/v-krymu-okupanty-rozprodayut-neruhomist/" text:style-name="Internet_20_link" text:visited-style-name="Visited_20_Internet_20_Link">
reports</text:a>
Ministry of Reintegration of the Temporarily -Coiled Territories of Ukraine.</text:p>
      <ul>
        <li>
A sharp increase in real estate offers on the market has already caused a significant decrease in prices for Crimean real estate, - the message reads</li>
      </ul>
      <text:p text:style-name="P4">
News Source: <text:a xlink:type="simple" xlink:href="https://armyinform.com.ua/2023/03/26/v-krymu-okupanty-rozprodayut-neruhomist/" text:style-name="Internet_20_link" text:visited-style-name="Visited_20_Internet_20_Link">
https://armyinform.com.ua/2023/03/26/v-krymu-okupanty-rozprodayut-neruhomist/</text:a>
</text:p>
      <!--NEWS-->
      <text:h text:style-name="P10" text:outline-level="1">
<text:span text:style-name="T4">
Ukraine and the world are against Russian aggression. Action sanctions</text:span>
</text:h>
      <text:p text:style-name="P4">
Author: ['АРМІЯINFORM']</text:p>
      <text:p text:style-name="P4">
Time: 2023-03-26T55:00:00-04:00</text:p>
      <text:p text:style-name="P4">
Description: The Service of Cindlelings of the Ukrainian at his own company Storinzi on Facebook is a production about: ... War with Ukraine 2022, war with Ukraine Latest news today, Ukrainian News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vona-rossyia-ukrayna.jpg" text:style-name="Internet_20_link" text:visited-style-name="Visited_20_Internet_20_Link">
vona-rossyia-ukrayna.jpg</text:a>
']</text:p>
      <text:p text:style-name="P4">
Tags: ['STOPRUSSIA', 'ЕКОНОМІКА РФ', 'КРАХ РОСІЙСЬКОЇ ЕКОНОМІКИ', 'СВІТ ПІДТРИМУЄ УКРАЇНУ', 'СЛУЖБА ЗОВНІШНЬОЇ РОЗВІДКИ УКРАЇНИ']</text:p>
      <text:p text:style-name="P4">
Category: News</text:p>
      <!--METADATA-->
      <text:p text:style-name="P4">
<draw:frame draw:style-name="fr1" draw:name="Image35" text:anchor-type="as-char" svg:width="6.9236in" svg:height="3.896998in" draw:z-index="0">
<draw:image xlink:href="../Images/AРМІЯINFORM/2023-03-26T55-00-00-04-00/vona-rossyia-ukrayna.jpg" xlink:type="simple" xlink:show="embed" xlink:actuate="onLoad" draw:mime-type="image/jpeg"/>
</draw:frame>
Illustrative photo</text:p>
      <text:p text:style-name="P4">
The Foreign Intelligence Service of Ukraine on its official Facebook page reports:<text:span text:style-name="T4">
 Source: </text:span>
 _ <text:a xlink:type="simple" xlink:href="https://www.facebook.com/SZRUkraine/posts/pfbid02Zr5EngkxSsg7Xa5wqVs6Uzy6Frjfe5VqZUMuC622JnReh8o1BVkLVoQ8hKPPDziKl" text:style-name="Internet_20_link" text:visited-style-name="Visited_20_Internet_20_Link">
External Intelligence Service</text:a>
_</text:p>
      <text:p text:style-name="P4">
News Source: <text:a xlink:type="simple" xlink:href="https://armyinform.com.ua/2023/03/26/ukrayina-i-svit-proty-rosijskoyi-agresiyi-13/" text:style-name="Internet_20_link" text:visited-style-name="Visited_20_Internet_20_Link">
https://armyinform.com.ua/2023/03/26/ukrayina-i-svit-proty-rosijskoyi-agresiyi-13/</text:a>
</text:p>
      <!--NEWS-->
      <text:h text:style-name="P10" text:outline-level="1">
<text:span text:style-name="T4">
In Kherson, national guards honored the memory of the dead brothers</text:span>
</text:h>
      <text:p text:style-name="P4">
Author: ['АРМІЯINFORM']</text:p>
      <text:p text:style-name="P4">
Time: 2023-03-26T56:00:00-04:00</text:p>
      <text:p text:style-name="P4">
Description: The Kherson National Gvardizi Viddali Schobraitimam, Yaki were perished by the PID Hour ... The war with Ukraine 2022, the war with Ukraine is the latest news today, the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img_7293-1.jpg" text:style-name="Internet_20_link" text:visited-style-name="Visited_20_Internet_20_Link">
img_7293-1.jpg</text:a>
', '<text:a xlink:type="simple" xlink:href="https://armyinform.com.ua/wp-content/uploads/2023/03/img_7246-150x150.jpg" text:style-name="Internet_20_link" text:visited-style-name="Visited_20_Internet_20_Link">
img_7246-150x150.jpg</text:a>
', '<text:a xlink:type="simple" xlink:href="https://armyinform.com.ua/wp-content/uploads/2023/03/img_7234-150x150.jpg" text:style-name="Internet_20_link" text:visited-style-name="Visited_20_Internet_20_Link">
img_7234-150x150.jpg</text:a>
']</text:p>
      <text:p text:style-name="P4">
Tags: []</text:p>
      <text:p text:style-name="P4">
Category: News</text:p>
      <!--METADATA-->
      <text:p text:style-name="P4">
<draw:frame draw:style-name="fr1" draw:name="Image36" text:anchor-type="as-char" svg:width="6.9236in" svg:height="4.615733in" draw:z-index="0">
<draw:image xlink:href="../Images/AРМІЯINFORM/2023-03-26T56-00-00-04-00/img_7293-1.jpg" xlink:type="simple" xlink:show="embed" xlink:actuate="onLoad" draw:mime-type="image/jpeg"/>
</draw:frame>
In Kherson, national guards paid tribute to the brothers who died while performing combat missions. The soldiers carried out the laying of flowers to the place of memory, removed the graves and honored the fallen soldiers - defenders of Ukraine, <text:a xlink:type="simple" xlink:href="https://ngu.gov.ua/hersonski-gvardijczi-vshanuvaly-pamyat-zagyblyh-pobratymiv/" text:style-name="Internet_20_link" text:visited-style-name="Visited_20_Internet_20_Link">
informs</text:a>
The press service of the National Guard of Ukraine.</text:p>
      <text:p text:style-name="P4">
Father Yuri served a memorial service for the immortal souls of the fallen soldiers.</text:p>
      <text:p text:style-name="P4">
All the heroes of the heroes have reduced copies of the National Flag of Ukraine.</text:p>
      <text:p text:style-name="P4">
Let us remember every warrior who gave the most valuable - his life - for the future country.</text:p>
      <text:p text:style-name="P4">
<text:a xlink:type="simple" xlink:href="https://armyinform.com.ua/wp-content/uploads/2023/03/img_7246.jpg" text:style-name="Internet_20_link" text:visited-style-name="Visited_20_Internet_20_Link">
!(Images/AРМІЯINFORM/2023-03-26T56-00-00-04-00/img_7246-150x150.jpg)</text:a>
</text:p>
      <text:p text:style-name="P4">
<text:a xlink:type="simple" xlink:href="https://armyinform.com.ua/wp-content/uploads/2023/03/img_7234.jpg" text:style-name="Internet_20_link" text:visited-style-name="Visited_20_Internet_20_Link">
<draw:frame draw:style-name="fr1" draw:name="Image37" text:anchor-type="as-char" svg:width="6.9236in" svg:height="6.9236in" draw:z-index="0">
<draw:image xlink:href="../Images/AРМІЯINFORM/2023-03-26T56-00-00-04-00/img_7234-150x150.jpg" xlink:type="simple" xlink:show="embed" xlink:actuate="onLoad" draw:mime-type="image/jpeg"/>
</draw:frame>
</text:a>
Eternal memory to the heroes!Glory to Ukraine!</text:p>
      <text:p text:style-name="P4">
News Source: <text:a xlink:type="simple" xlink:href="https://armyinform.com.ua/2023/03/26/u-hersoni-naczionalni-gvardijczi-vshanuvaly-pamyat-zagyblyh-pobratymiv/" text:style-name="Internet_20_link" text:visited-style-name="Visited_20_Internet_20_Link">
https://armyinform.com.ua/2023/03/26/u-hersoni-naczionalni-gvardijczi-vshanuvaly-pamyat-zagyblyh-pobratymiv/</text:a>
</text:p>
      <!--NEWS-->
      <text:h text:style-name="P10" text:outline-level="1">
<text:span text:style-name="T4">
The SSSU Chairman met with the Deputy Chairman of the US Mission and discussed the areas of cooperation</text:span>
</text:h>
      <text:p text:style-name="P4">
Author: ['АРМІЯINFORM']</text:p>
      <text:p text:style-name="P4">
Time: 2023-03-26T57:00:00-04:00</text:p>
      <text:p text:style-name="P4">
Description: Pan Krostopher Smіt Zavitav up to one Podordonnny Pirozdiliv, de Yogo Tuoiomili w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3/e37b4fa7-0a28-41a3-9c85-93bc6b4a5027.jpg" text:style-name="Internet_20_link" text:visited-style-name="Visited_20_Internet_20_Link">
e37b4fa7-0a28-41a3-9c85-93bc6b4a5027.jpg</text:a>
']</text:p>
      <text:p text:style-name="P4">
Tags: ['STOPRUSSIA', 'АГРЕСІЯ РФ', 'ВТОРГНЕННЯ РФ', 'ДЕРЖПРИКОРДОНСЛУЖБА']</text:p>
      <text:p text:style-name="P4">
Category: News</text:p>
      <!--METADATA-->
      <text:p text:style-name="P4">
<draw:frame draw:style-name="fr1" draw:name="Image38" text:anchor-type="as-char" svg:width="6.9236in" svg:height="3.409873in" draw:z-index="0">
<draw:image xlink:href="../Images/AРМІЯINFORM/2023-03-26T57-00-00-04-00/e37b4fa7-0a28-41a3-9c85-93bc6b4a5027.jpg" xlink:type="simple" xlink:show="embed" xlink:actuate="onLoad" draw:mime-type="image/jpeg"/>
</draw:frame>
Mr. Christopher Smith visited one of the border units, where he was acquainted with the functions and tasks that the border defenders perform.</text:p>
      <text:p text:style-name="P4">
About it <text:a xlink:type="simple" xlink:href="https://armyinform.com.ua/C:/Users/golov/Desktop/script%20async%20src=%22https:/telegram.org/js/telegram-widget.js" text:style-name="Internet_20_link" text:visited-style-name="Visited_20_Internet_20_Link">
reports</text:a>
State Border Service.</text:p>
      <ul>
        <li>
The State Border Service of Ukraine is one of the key partners, whose cooperation was always noted for transparency and high professionalism. We have a success of our common projects!He said.</li>
      </ul>
      <text:p text:style-name="P4">
News Source: <text:a xlink:type="simple" xlink:href="https://armyinform.com.ua/2023/03/26/golova-dpsu-zustrivsya-iz-zastupnykom-golovy-misiyi-ssha-ta-obgovoryv-napryamky-spivrobitnycztva/" text:style-name="Internet_20_link" text:visited-style-name="Visited_20_Internet_20_Link">
https://armyinform.com.ua/2023/03/26/golova-dpsu-zustrivsya-iz-zastupnykom-golovy-misiyi-ssha-ta-obgovoryv-napryamky-spivrobitnycztva/</text:a>
</text:p>
      <!--NEWS-->
      <text:h text:style-name="P10" text:outline-level="1">
<text:span text:style-name="T4">
The fighters answered the questions of children-peers of the National Guard of Ukraine</text:span>
</text:h>
      <text:p text:style-name="P4">
Author: ['АРМІЯINFORM']</text:p>
      <text:p text:style-name="P4">
Time: 2023-03-26T58:00:00-04:00</text:p>
      <text:p text:style-name="P4">
Description: Sogodnі, 26 birch, National Guard of Ukraine Vypovnyu is 9 Rock. ONEDODOD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3/afb61653ae3c39bc.jpg" text:style-name="Internet_20_link" text:visited-style-name="Visited_20_Internet_20_Link">
afb61653ae3c39bc.jpg</text:a>
']</text:p>
      <text:p text:style-name="P4">
Tags: ['НАЦІОНАЛЬНА ГВАРДІЯ УКРАЇНИ']</text:p>
      <text:p text:style-name="P4">
Category: News</text:p>
      <!--METADATA-->
      <text:p text:style-name="P4">
<draw:frame draw:style-name="fr1" draw:name="Image39" text:anchor-type="as-char" svg:width="6.9236in" svg:height="3.750283in" draw:z-index="0">
<draw:image xlink:href="../Images/AРМІЯINFORM/2023-03-26T58-00-00-04-00/afb61653ae3c39bc.jpg" xlink:type="simple" xlink:show="embed" xlink:actuate="onLoad" draw:mime-type="image/jpeg"/>
</draw:frame>
Today, March 26, the National Guard of Ukraine is 9 years old. On the eve of the military personnel from Chernivtsi, they decided to answer the questions(https://ngu.gov.ua/naczgvardijczi-vidpovily-na-pytannya-odnolitkiv-naczionalnoyi-gvardiyi-ukrayiny-video/)NSU press service.</text:p>
      <text:p text:style-name="P4">
Why do the Guards have a green form? Why do they call each other calls? Can girls be military? What animals are there in the army and why?</text:p>
      <text:p text:style-name="P4">
What emotions did the children ask questions and what our defenders answered, see the video.</text:p>
      <text:p text:style-name="P4">
News Source: <text:a xlink:type="simple" xlink:href="https://armyinform.com.ua/2023/03/26/bijczi-vidpovily-na-pytannya-ditej-odnolitkiv-naczionalnoyi-gvardiyi-ukrayiny/" text:style-name="Internet_20_link" text:visited-style-name="Visited_20_Internet_20_Link">
https://armyinform.com.ua/2023/03/26/bijczi-vidpovily-na-pytannya-ditej-odnolitkiv-naczionalnoyi-gvardiyi-ukrayiny/</text:a>
</text:p>
      <!--NEWS-->
      <text:h text:style-name="P10" text:outline-level="1">
<text:span text:style-name="T4">
Our artillerymen struck 3 management points and 5 districts of enemy forces</text:span>
</text:h>
      <text:p text:style-name="P4">
Author: ['АРМІЯINFORM']</text:p>
      <text:p text:style-name="P4">
Time: 2023-03-26T59:00:00-04:00</text:p>
      <text:p text:style-name="P4">
Description: The village at 06.00 26 birch 2023 for Dob AvIACIA defended 11 defeats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10/artyleriya.jpg" text:style-name="Internet_20_link" text:visited-style-name="Visited_20_Internet_20_Link">
artyleriya.jpg</text:a>
']</text:p>
      <text:p text:style-name="P4">
Tags: ['STOPRUSSIA', 'АГРЕСІЯ РФ', 'ВІЙНА', 'ВТОРГНЕННЯ РФ', 'ГШ ЗСУ', 'ХРОНІКА ОБОРОНИ']</text:p>
      <text:p text:style-name="P4">
Category: News</text:p>
      <!--METADATA-->
      <text:p text:style-name="P4">
<draw:frame draw:style-name="fr1" draw:name="Image40" text:anchor-type="as-char" svg:width="6.9236in" svg:height="3.956343in" draw:z-index="0">
<draw:image xlink:href="../Images/AРМІЯINFORM/2023-03-26T59-00-00-04-00/artyleriya.jpg" xlink:type="simple" xlink:show="embed" xlink:actuate="onLoad" draw:mime-type="image/jpeg"/>
</draw:frame>
Illustrative Photo <text:span text:style-name="T4">
 🔥 Situation on Russian invasion </text:span>
</text:p>
      <text:p text:style-name="P4">
As of 06.00 on March 26, 2023, the Aviation of Defense Forces caused 11 Stravars in the areas of concentration of Russian units, <text:a xlink:type="simple" xlink:href="https://www.facebook.com/GeneralStaff.ua/posts/pfbid04fY6zCR3r13jxwxTvkd6pHnj2XvpFSZm2vjZAAeusmcXgiF89T23GRwxkYHNmdBTl" text:style-name="Internet_20_link" text:visited-style-name="Visited_20_Internet_20_Link">
informs</text:a>
The General Staff of the Armed Forces of Ukraine. Our defenders also knocked down enemy UAVs of the Orlan-10 and "Superkom".</text:p>
      <text:p text:style-name="P4">
Units of missile troops and artillery, in turn, were struck by 3 points of management and 5 districts of concentration of live force, weapons and military equipment of the enemy.</text:p>
      <text:p text:style-name="P4">
Support the Armed Forces!We will win!Glory to Ukraine!</text:p>
      <text:p text:style-name="P4">
News Source: <text:a xlink:type="simple" xlink:href="https://armyinform.com.ua/2023/03/26/nashi-artylerysty-urazyly-3-punkty-upravlinnya-ta-5-rajoniv-zoseredzhennya-syl-protyvnyka/" text:style-name="Internet_20_link" text:visited-style-name="Visited_20_Internet_20_Link">
https://armyinform.com.ua/2023/03/26/nashi-artylerysty-urazyly-3-punkty-upravlinnya-ta-5-rajoniv-zoseredzhennya-syl-protyvnyka/</text:a>
</text:p>
      <!--NEWS-->
      <text:h text:style-name="P10" text:outline-level="1">
<text:span text:style-name="T4">
During the day, the Defense Forces repelled more than 85 attacks of Russian invaders – HSC of the Armed Forces</text:span>
</text:h>
      <text:p text:style-name="P4">
Author: ['АРМІЯINFORM']</text:p>
      <text:p text:style-name="P4">
Time: 2023-03-26T60:00:00-04:00</text:p>
      <text:p text:style-name="P4">
Description: The 34th missile strokes, the healthy ones, were shown by the time of the passage of the proceeding ... The war with Ukraine 2022, the war with Ukraine is the latest news today, the news war with Ukraine 2022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1/foto_8_zsu.jpg" text:style-name="Internet_20_link" text:visited-style-name="Visited_20_Internet_20_Link">
foto_8_zsu.jpg</text:a>
']</text:p>
      <text:p text:style-name="P4">
Tags: ['STOPRUSSIA', 'АГРЕСІЯ РФ', 'ВІЙНА', 'ВТОРГНЕННЯ РФ', 'ГШ ЗСУ', 'ХРОНІКА ОБОРОНИ']</text:p>
      <text:p text:style-name="P4">
Category: News</text:p>
      <!--METADATA-->
      <text:p text:style-name="P4">
<draw:frame draw:style-name="fr1" draw:name="Image41" text:anchor-type="as-char" svg:width="6.9236in" svg:height="4.615733in" draw:z-index="0">
<draw:image xlink:href="../Images/AРМІЯINFORM/2023-03-26T60-00-00-04-00/foto_8_zsu.jpg" xlink:type="simple" xlink:show="embed" xlink:actuate="onLoad" draw:mime-type="image/jpeg"/>
</draw:frame>
Illustrative Photo <text:span text:style-name="T4">
 🔥 Situation on Russian invasion </text:span>
</text:p>
      <text:p text:style-name="P4">
During the last day, the occupiers have inflicted 34 aviation and 4 missile strokes, making more than 70 shelling of rocket launchers, in particular, civil infrastructure of settlements. Are wounded among the peaceful population, <text:a xlink:type="simple" xlink:href="https://www.facebook.com/GeneralStaff.ua/posts/pfbid04fY6zCR3r13jxwxTvkd6pHnj2XvpFSZm2vjZAAeusmcXgiF89T23GRwxkYHNmdBTl" text:style-name="Internet_20_link" text:visited-style-name="Visited_20_Internet_20_Link">
informs</text:a>
The General Staff of the Armed Forces of Ukraine.</text:p>
      <text:p text:style-name="P4">
The possibility of rocket and aviation strikes all over Ukraine remains high.</text:p>
      <text:p text:style-name="P4">
The enemy continues to focus on the offensive actions of Nalimansk, Bakhmut, Avdiiv and Mariinsky directions. They reflected more than 85 invaders attacks on them.</text:p>
      <text:p text:style-name="P4">
News Source: <text:a xlink:type="simple" xlink:href="https://armyinform.com.ua/2023/03/26/protyagom-doby-syly-oborony-vidbyly-ponad-85-atak-rosijskyh-zagarbnykiv-gsh-zsu/" text:style-name="Internet_20_link" text:visited-style-name="Visited_20_Internet_20_Link">
https://armyinform.com.ua/2023/03/26/protyagom-doby-syly-oborony-vidbyly-ponad-85-atak-rosijskyh-zagarbnykiv-gsh-zsu/</text:a>
</text:p>
      <!--NEWS-->
      <text:h text:style-name="P10" text:outline-level="1">
<text:span text:style-name="T4">
In Zaporozhye, the occupiers introduce special traffic to moving in the occupied territory</text:span>
</text:h>
      <text:p text:style-name="P4">
Author: ['АРМІЯINFORM']</text:p>
      <text:p text:style-name="P4">
Time: 2023-03-26T61:00:00-04:00</text:p>
      <text:p text:style-name="P4">
Description: Berdyansku Zaporizho Rosіyska so called the pestrates of the Administrait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okupanty.jpeg" text:style-name="Internet_20_link" text:visited-style-name="Visited_20_Internet_20_Link">
okupanty.jpeg</text:a>
']</text:p>
      <text:p text:style-name="P4">
Tags: []</text:p>
      <text:p text:style-name="P4">
Category: News</text:p>
      <!--METADATA-->
      <text:p text:style-name="P4">
<draw:frame draw:style-name="fr1" draw:name="Image42" text:anchor-type="as-char" svg:width="6.9236in" svg:height="3.63489in" draw:z-index="0">
<draw:image xlink:href="../Images/AРМІЯINFORM/2023-03-26T61-00-00-04-00/okupanty.jpeg" xlink:type="simple" xlink:show="embed" xlink:actuate="onLoad" draw:mime-type="image/jpeg"/>
</draw:frame>
** 🔥I</text:p>
      <text:p text:style-name="P4">
In Berdyansk, Zaporizhzhya region, the Russian so -called occupying "administration" issued an order to the locals by April 1 to obtain a permanent commandant of the pass for moving on temporarily occupied tutures of Zaporizhzhya region, <text:a xlink:type="simple" xlink:href="https://www.facebook.com/GeneralStaff.ua/posts/pfbid04fY6zCR3r13jxwxTvkd6pHnj2XvpFSZm2vjZAAeusmcXgiF89T23GRwxkYHNmdBTl" text:style-name="Internet_20_link" text:visited-style-name="Visited_20_Internet_20_Link">
informs</text:a>
The General Staff of the Armed Forces of Ukraine.</text:p>
      <text:p text:style-name="P4">
The passes will be issued separately for people and vehicles. The condition is a successful passage of filtration.</text:p>
      <text:p text:style-name="P4">
News Source: <text:a xlink:type="simple" xlink:href="https://armyinform.com.ua/2023/03/26/na-zaporizhzhi-okupanty-vvodyat-speczperepustky-dlya-peremishhennya-po-okupovanij-terytoriyi/" text:style-name="Internet_20_link" text:visited-style-name="Visited_20_Internet_20_Link">
https://armyinform.com.ua/2023/03/26/na-zaporizhzhi-okupanty-vvodyat-speczperepustky-dlya-peremishhennya-po-okupovanij-terytoriyi/</text:a>
</text:p>
      <!--NEWS-->
      <text:h text:style-name="P10" text:outline-level="1">
<text:span text:style-name="T4">
CEO of the IAEA will visit the Zaporozhye NPP next week</text:span>
</text:h>
      <text:p text:style-name="P4">
Author: ['АРМІЯINFORM']</text:p>
      <text:p text:style-name="P4">
Time: 2023-03-26T62:00:00-04:00</text:p>
      <text:p text:style-name="P4">
Description: General Director of the Ministry of Economy Agency Rafel Marino Grosy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iaeaflag11140x640.jpg" text:style-name="Internet_20_link" text:visited-style-name="Visited_20_Internet_20_Link">
iaeaflag11140x640.jpg</text:a>
']</text:p>
      <text:p text:style-name="P4">
Tags: ['STOPRUSSIA', 'АГРЕСІЯ РФ', 'ВТОРГНЕННЯ РФ', 'ДОПОМОГА ПАРТНЕРІВ']</text:p>
      <text:p text:style-name="P4">
Category: News</text:p>
      <!--METADATA-->
      <text:p text:style-name="P4">
<draw:frame draw:style-name="fr1" draw:name="Image43" text:anchor-type="as-char" svg:width="6.9236in" svg:height="3.894525in" draw:z-index="0">
<draw:image xlink:href="../Images/AРМІЯINFORM/2023-03-26T62-00-00-04-00/iaeaflag11140x640.jpg" xlink:type="simple" xlink:show="embed" xlink:actuate="onLoad" draw:mime-type="image/jpeg"/>
</draw:frame>
The Director General of the International Atomic Energy Agency Raphael Marinogrossi will visit the Zaporozhye Nuclear Power Plant next week.</text:p>
      <text:p text:style-name="P4">
About this <text:a xlink:type="simple" xlink:href="https://www.iaea.org/newscenter/pressreleases/iaea-director-general-grossi-travels-to-zaporizhzhya-nuclear-power-plant-next-week" text:style-name="Internet_20_link" text:visited-style-name="Visited_20_Internet_20_Link">
it is referred</text:a>
On the website.</text:p>
      <text:p text:style-name="P4">
As it is noted, Grossy wants to personally assess the situation with Nazes nuclear safety, as well as emphasize the urgent need to protect the station during time confrontation.</text:p>
      <ul>
        <li>
I decided to go to the Zaporizhzhya nuclear power plant again to see how the situation from September develops and to communicate with those who interpreted the object in these unprecedented and very difficult conditions. I, as Iran, is determined to continue to do everything in my power to reduce the risk of nuclear accident during a tragic war in Ukraine, ”Grossi said.</li>
      </ul>
      <text:p text:style-name="P4">
He stressed that despite the permanent stay of the IAEA experts for seven months, the NPP situation is unstable.</text:p>
      <ul>
        <li>
Nuclear safety threats are too obvious, as is the need to act immediately to crash accidents with potential radiological consequences for human health in Ukraine in Ukraine and beyond. That is why I continue to work on a proposal to protect the station, "he said.</li>
      </ul>
      <text:p text:style-name="P4">
News Source: <text:a xlink:type="simple" xlink:href="https://armyinform.com.ua/2023/03/26/gendyrektor-magate-vidvidaye-zaporizku-aes-nastupnogo-tyzhnya/" text:style-name="Internet_20_link" text:visited-style-name="Visited_20_Internet_20_Link">
https://armyinform.com.ua/2023/03/26/gendyrektor-magate-vidvidaye-zaporizku-aes-nastupnogo-tyzhnya/</text:a>
</text:p>
      <!--NEWS-->
      <text:h text:style-name="P10" text:outline-level="1">
<text:span text:style-name="T4">
Most enterprises will transfer to the sphere of management of the State Property Fund - Denis Shmigal</text:span>
</text:h>
      <text:p text:style-name="P4">
Author: ['АРМІЯINFORM']</text:p>
      <text:p text:style-name="P4">
Time: 2023-03-26T63:00:00-04:00</text:p>
      <text:p text:style-name="P4">
Description: The strategist of the URIA - Tse Minimіzatsya Otkvy respinus in the Ekononitz Zi Zberezni sovereign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thumb_201672_820_360_0_0_auto.jpg" text:style-name="Internet_20_link" text:visited-style-name="Visited_20_Internet_20_Link">
thumb_201672_820_360_0_0_auto.jpg</text:a>
']</text:p>
      <text:p text:style-name="P4">
Tags: ['STOPRUSSIA', 'АГРЕСІЯ РФ', 'ВТОРГНЕННЯ РФ', 'ДЕНИС ШМИГАЛЬ']</text:p>
      <text:p text:style-name="P4">
Category: News</text:p>
      <!--METADATA-->
      <text:p text:style-name="P4">
<draw:frame draw:style-name="fr1" draw:name="Image44" text:anchor-type="as-char" svg:width="6.9236in" svg:height="4.610104in" draw:z-index="0">
<draw:image xlink:href="../Images/AРМІЯINFORM/2023-03-26T63-00-00-04-00/thumb_201672_820_360_0_0_auto.jpg" xlink:type="simple" xlink:show="embed" xlink:actuate="onLoad" draw:mime-type="image/jpeg"/>
</draw:frame>
Government strategy is a minimization of the state's share in the economy with the preservation of state control in strategic and important industries for Ukraine. It was stated Umerov.</text:p>
      <text:p text:style-name="P4">
“We have many plans this year. We continue small privatization and restorative privatization. We transfer the majority of state -owned enterprises to the State Property Fund. We are developing a strategy for managing enterprises that have been confiscated from sub -parties, ”the Government Head noted.</text:p>
      <text:p text:style-name="P4">
Also, according to Denis Schmigal, the State Property Fund to implement the principles of OECD in the management of state -owned enterprises.</text:p>
      <text:p text:style-name="P4">
In total, the privatization brought UAH 1.7 billion to the state budget last year. The post -change management economic effect of SPFU was more than UAH 5 billion.</text:p>
      <text:p text:style-name="P4">
<text:span text:style-name="T4">
 Source </text:span>
: _ <text:a xlink:type="simple" xlink:href="https://www.kmu.gov.ua/news/denys-shmyhal-bilshist-derzhavnykh-pidpryiemstv-budut-peredani-u-sferu-upravlinnia-fondu-derzhmaina" text:style-name="Internet_20_link" text:visited-style-name="Visited_20_Internet_20_Link">
Government portal</text:a>
_</text:p>
      <text:p text:style-name="P4">
News Source: <text:a xlink:type="simple" xlink:href="https://armyinform.com.ua/2023/03/26/bilshist-derzhavnyh-pidpryyemstv-budut-peredani-do-sfery-upravlinnya-fondu-derzhmajna-denys-shmygal/" text:style-name="Internet_20_link" text:visited-style-name="Visited_20_Internet_20_Link">
https://armyinform.com.ua/2023/03/26/bilshist-derzhavnyh-pidpryyemstv-budut-peredani-do-sfery-upravlinnya-fondu-derzhmajna-denys-shmygal/</text:a>
</text:p>
      <!--NEWS-->
      <text:h text:style-name="P10" text:outline-level="1">
<text:span text:style-name="T4">
Another minus 660 occupants, 15 tanks and 15 BBM: daily loss of enemy</text:span>
</text:h>
      <text:p text:style-name="P4">
Author: ['АРМІЯINFORM']</text:p>
      <text:p text:style-name="P4">
Time: 2023-03-26T64:00:00-04:00</text:p>
      <text:p text:style-name="P4">
Description: Zagalni Boyov, take the enemy on 02.24.22 to 03/26/23 Orintovo to become: ... War with Ukraine 2022, War with Ukraine Latest News today, News War with Ukraine 2022 Last today, will there be a war between Ukraine and Russia and when, war,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3/vtraty_03-26-2023-scaled.jpg" text:style-name="Internet_20_link" text:visited-style-name="Visited_20_Internet_20_Link">
vtraty_03-26-2023-scaled.jpg</text:a>
']</text:p>
      <text:p text:style-name="P4">
Tags: ['STOPRUSSIA', 'ВТРАТИ ВОРОГА', 'ВТРАТИ РФ']</text:p>
      <text:p text:style-name="P4">
Category: News</text:p>
      <!--METADATA-->
      <text:p text:style-name="P4">
<draw:frame draw:style-name="fr1" draw:name="Image45" text:anchor-type="as-char" svg:width="6.9236in" svg:height="6.975527in" draw:z-index="0">
<draw:image xlink:href="../Images/AРМІЯINFORM/2023-03-26T64-00-00-04-00/vtraty_03-26-2023-scaled.jpg" xlink:type="simple" xlink:show="embed" xlink:actuate="onLoad" draw:mime-type="image/jpeg"/>
</draw:frame>
The overall combat loss of the enemy from 24.02.22 to 26.03.23 will be assigned to:</text:p>
      <text:p text:style-name="P4">
<text:span text:style-name="T4">
<text:span text:style-name="T5">
 Personnel - </text:span>
* 170550(+660)persons eliminated</text:span>
<text:span text:style-name="T5">
 tanks - </text:span>
<text:span text:style-name="T5">
 3595(+15)</text:span>
<text:span text:style-name="T4">
 combat armored vehicles - </text:span>
 6947(+15)<text:span text:style-name="T4">
<text:span text:style-name="T5">
 Artillery systems - </text:span>
<text:span text:style-name="T5">
 2631(+8)</text:span>
 </text:span>
 RSZV - <text:span text:style-name="T4">
 522(+2)</text:span>
<text:span text:style-name="T5">
 air defense - </text:span>
<text:span text:style-name="T5">
 277(+1)</text:span>
<text:span text:style-name="T4">
 aircraft - </text:span>
 305(0)<text:span text:style-name="T4">
<text:span text:style-name="T5">
 helicopters - </text:span>
* 291(0)</text:span>
<text:span text:style-name="T5">
 UAV Operative Tactical Level-</text:span>
<text:span text:style-name="T5">
 2216(+2)</text:span>
<text:span text:style-name="T4">
 Winged missiles - </text:span>
 911(0)<text:span text:style-name="T4">
<text:span text:style-name="T5">
 ships / boats - </text:span>
* 18(0)</text:span>
<text:span text:style-name="T5">
 Automobile equipment and tanks - </text:span>
<text:span text:style-name="T5">
 5486(+3)</text:span>
<text:span text:style-name="T4">
 Special Technique - </text:span>
 282(+3)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26.03.23.</text:p>
      <text:p text:style-name="P4">
News Source: <text:a xlink:type="simple" xlink:href="https://armyinform.com.ua/2023/03/26/shhe-minus-660-okupantiv-15-tankiv-ta-15-bbm-dobovi-vtraty-voroga/" text:style-name="Internet_20_link" text:visited-style-name="Visited_20_Internet_20_Link">
https://armyinform.com.ua/2023/03/26/shhe-minus-660-okupantiv-15-tankiv-ta-15-bbm-dobovi-vtraty-voroga/</text:a>
</text:p>
      <!--NEWS-->
      <text:h text:style-name="P10" text:outline-level="1">
<text:span text:style-name="T4">
In two months in Ukraine, more than 300 cyberattacks were recorded in the State Secretariat</text:span>
</text:h>
      <text:p text:style-name="P4">
Author: ['АРМІЯINFORM']</text:p>
      <text:p text:style-name="P4">
Time: 2023-03-26T65:00:00-04:00</text:p>
      <text:p text:style-name="P4">
Description: At the same time 2023 Roku, the URIRO ROKO ROCE ROOLENNE on the comp ”of the Komuyterni Zvozvyniyni, yak ... War with Ukraine 2022, the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3/site000250.png" text:style-name="Internet_20_link" text:visited-style-name="Visited_20_Internet_20_Link">
site000250.png</text:a>
']</text:p>
      <text:p text:style-name="P4">
Tags: ['ДЕРЖСПЕЦЗВ’ЯЗКУ', 'КІБЕРБЕЗПЕКА', 'КІБЕРЗЛОЧИНИ', 'ХАКЕРИ']</text:p>
      <text:p text:style-name="P4">
Category: News</text:p>
      <!--METADATA-->
      <text:p text:style-name="P4">
<draw:frame draw:style-name="fr1" draw:name="Image46" text:anchor-type="as-char" svg:width="6.9236in" svg:height="4.292632in" draw:z-index="0">
<draw:image xlink:href="../Images/AРМІЯINFORM/2023-03-26T65-00-00-04-00/site000250.png" xlink:type="simple" xlink:show="embed" xlink:actuate="onLoad" draw:mime-type="image/png"/>
</draw:frame>
In January -February 2023, the government response team on a computer emergency event, which operates with the State Secretariat, has worked on more than 300 cyberincyders. It is almost twice less than in the corresponding period last year, when Russia was prevailing for a large -scale invasion and the activity of hackers was anomalous high.</text:p>
      <text:p text:style-name="P4">
About it <text:a xlink:type="simple" xlink:href="https://t.me/dsszzi_official/5647" text:style-name="Internet_20_link" text:visited-style-name="Visited_20_Internet_20_Link">
reports</text:a>
State Secretariat of Uterticulum.</text:p>
      <text:p text:style-name="P4">
"With the help of hackers, Russia is trying to get any information that can be advised in the Convention," the message reads.</text:p>
      <text:p text:style-name="P4">
<text:a xlink:type="simple" xlink:href="https://telegra.ph/file/1d07fbce81ccbefea3039.jpg" text:style-name="Internet_20_link" text:visited-style-name="Visited_20_Internet_20_Link">
</text:a>
According to experts, in January 2023, the activity of cyber -refiners was somewhat reduced. This may probably be associated with the enemy New Year holidays. However, the Ulita hackers returned to the usual level of activity.</text:p>
      <text:p text:style-name="P4">
Since the beginning of this year, an increase in the number of attacks for espionage has been emphasized on the maintenance of constant access to the organization. And even the middle -aged software distributed by Russian hackers is dominated by data collection and remote access to devices.</text:p>
      <text:p text:style-name="P4">
“It can be one of the signs that Russia is preparing for a long war. She tries to obtain any information that can give preference in the Convention against our country: from mobilization data-to disclosure of the secrets of Western weapons logistics, ”the Dozhaspecs said.</text:p>
      <text:p text:style-name="P4">
News Source: <text:a xlink:type="simple" xlink:href="https://armyinform.com.ua/2023/03/26/za-dva-misyaczi-v-ukrayini-zafiksuvaly-ponad-300-kiberatak-derzhspeczzvyazku/" text:style-name="Internet_20_link" text:visited-style-name="Visited_20_Internet_20_Link">
https://armyinform.com.ua/2023/03/26/za-dva-misyaczi-v-ukrayini-zafiksuvaly-ponad-300-kiberatak-derzhspeczzvyazku/</text:a>
</text:p>
      <!--NEWS-->
      <text:h text:style-name="P10" text:outline-level="1">
<text:span text:style-name="T4">
In Ukraine a moment of silence</text:span>
</text:h>
      <text:p text:style-name="P4">
Author: ['АРМІЯINFORM']</text:p>
      <text:p text:style-name="P4">
Time: 2023-03-26T66: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ВТОРГНЕННЯ РФ', 'ХВИЛИНА МОВЧАННЯ']</text:p>
      <text:p text:style-name="P4">
Category: News</text:p>
      <!--METADATA-->
      <text:p text:style-name="P4">
<draw:frame draw:style-name="fr1" draw:name="Image47" text:anchor-type="as-char" svg:width="6.9236in" svg:height="3.895992in" draw:z-index="0">
<draw:image xlink:href="../Images/AРМІЯINFORM/2023-03-26T66-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3/26/v-ukrayini-hvylyna-movchannya/" text:style-name="Internet_20_link" text:visited-style-name="Visited_20_Internet_20_Link">
https://armyinform.com.ua/2023/03/26/v-ukrayini-hvylyna-movchannya/</text:a>
</text:p>
      <!--NEWS-->
      <text:h text:style-name="P10" text:outline-level="1">
<text:span text:style-name="T4">
Russians will be punished for illegal deportation</text:span>
</text:h>
      <text:p text:style-name="P4">
Author: ['АРМІЯINFORM']</text:p>
      <text:p text:style-name="P4">
Time: 2023-03-26T67:00:00-04:00</text:p>
      <text:p text:style-name="P4">
Description: Rosiyani cheerfully gysts his own impurities, the middle of the Yakiki is illegal deportation of Ukrainian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1/dity-vijny.jpg" text:style-name="Internet_20_link" text:visited-style-name="Visited_20_Internet_20_Link">
dity-vijny.jpg</text:a>
']</text:p>
      <text:p text:style-name="P4">
Tags: ['ВОЄННІ ЗЛОЧИНИ РФ', 'ДЕПОРТАЦІЯ УКРАЇНСЬКИХ ДІТЕЙ', 'МІНРЕІНТЕГРАЦІЇ']</text:p>
      <text:p text:style-name="P4">
Category: News</text:p>
      <!--METADATA-->
      <text:p text:style-name="P4">
<draw:frame draw:style-name="fr1" draw:name="Image48" text:anchor-type="as-char" svg:width="6.9236in" svg:height="4.615733in" draw:z-index="0">
<draw:image xlink:href="../Images/AРМІЯINFORM/2023-03-26T67-00-00-04-00/dity-vijny.jpg" xlink:type="simple" xlink:show="embed" xlink:actuate="onLoad" draw:mime-type="image/jpeg"/>
</draw:frame>
Children-Ukrainian war. Illustrative photo</text:p>
      <text:p text:style-name="P4">
The Russians brazenly sway their crimes, including illegal deportation of Ukrainian children, in particular orphans, but will necessarily be punished for their own.</text:p>
      <text:p text:style-name="P4">
This <text:a xlink:type="simple" xlink:href="https://minre.gov.ua/2023/03/24/rosiyany-nahabno-hyzuyutsya-svoyimy-zlochynamy-ale-pokarannya-bude/" text:style-name="Internet_20_link" text:visited-style-name="Visited_20_Internet_20_Link">
noted</text:a>
Irina Vereshchuk, Viceremier-Minister of Reintegration of Temporarily Occupied Territories.</text:p>
      <text:p text:style-name="P4">
“I am frankly shocked by the behavior of Russian officials. It turns out that they are not uncomfortable to commit a crime. They also brazenly sway it. I think this is some kind of consciousness - to show the world your villain. But all this will not be punished without punishment, ”Irina Vereshchuk said.</text:p>
      <text:p text:style-name="P4">
She reminded that the Ukrainian authorities repeatedly demanded to return orphans, but the Russians were blocking the return of deported orphans. Instead, the Russian Commissioner for the Rights of the Child demonstrated illegally deported orphans from Ukraine.</text:p>
      <text:p text:style-name="P4">
News Source: <text:a xlink:type="simple" xlink:href="https://armyinform.com.ua/2023/03/26/rosiyany-budut-pokarani-za-nezakonnu-deportacziyu-ukrayinskyh-ditej-minreintegracziyi/" text:style-name="Internet_20_link" text:visited-style-name="Visited_20_Internet_20_Link">
https://armyinform.com.ua/2023/03/26/rosiyany-budut-pokarani-za-nezakonnu-deportacziyu-ukrayinskyh-ditej-minreintegracziyi/</text:a>
</text:p>
      <!--NEWS-->
      <text:h text:style-name="P10" text:outline-level="1">
<text:span text:style-name="T4">
Army aircraft skillfully and continuously causes the enemy of significant losses - Alexander Sirsky</text:span>
</text:h>
      <text:p text:style-name="P4">
Author: ['АРМІЯINFORM']</text:p>
      <text:p text:style-name="P4">
Time: 2023-03-26T68:00:00-04:00</text:p>
      <text:p text:style-name="P4">
Description: Commander of the Ground VISAKOSKA ZSU General Colonel Oleksandr Sirsky showing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img_6228-1.jpg" text:style-name="Internet_20_link" text:visited-style-name="Visited_20_Internet_20_Link">
img_6228-1.jpg</text:a>
']</text:p>
      <text:p text:style-name="P4">
Tags: ['STOPRUSSIA', 'АРМІЙСЬКА АВІАЦІЯ', 'ОЛЕКСАНДР СИРСЬКИЙ']</text:p>
      <text:p text:style-name="P4">
Category: News</text:p>
      <!--METADATA-->
      <text:p text:style-name="P4">
<draw:frame draw:style-name="fr1" draw:name="Image49" text:anchor-type="as-char" svg:width="6.9236in" svg:height="4.615733in" draw:z-index="0">
<draw:image xlink:href="../Images/AРМІЯINFORM/2023-03-26T68-00-00-04-00/img_6228-1.jpg" xlink:type="simple" xlink:show="embed" xlink:actuate="onLoad" draw:mime-type="image/jpeg"/>
</draw:frame>
The commander of the Land Forces of Ukraine of the Armed Forces of the Armed Forces of Ukraine, Colonel-General Alexander Sirsky showed the work of units of the 16th and 18th brigades of army aviation of Porosian troops in eastern Ukraine.</text:p>
      <text:p text:style-name="P4">
Video he <text:a xlink:type="simple" xlink:href="https://t.me/osirskiy/26" text:style-name="Internet_20_link" text:visited-style-name="Visited_20_Internet_20_Link">
posted</text:a>
In his telegram channel.</text:p>
      <text:p text:style-name="P4">
“In the early days of a large -scale invasion, the enemy expected to destroy Nutrition Aviation. However, even a year later, Ukrainian helicopters continue to manage the occupiers wherever it is needed, ”the commander said.</text:p>
      <text:p text:style-name="P4">
According to him, supporting the units of the Defense Forces of the East, our pilots will disassemble courage and high skill while performing combat.</text:p>
      <text:p text:style-name="P4">
“Strikes from the sky are a significant fire and moral and psychological assistance to the units that heroically hold the front. Army aircraft, despite the enemy defense of the enemy air defense system, continuously causes significant losses to the enemy, ”his post reads.</text:p>
      <text:p text:style-name="P4">
News Source: <text:a xlink:type="simple" xlink:href="https://armyinform.com.ua/2023/03/26/armijska-aviacziya-majsterno-ta-bezperervno-zavdaye-protyvnyku-znachnyh-vtrat-oleksandr-syrskyj/" text:style-name="Internet_20_link" text:visited-style-name="Visited_20_Internet_20_Link">
https://armyinform.com.ua/2023/03/26/armijska-aviacziya-majsterno-ta-bezperervno-zavdaye-protyvnyku-znachnyh-vtrat-oleksandr-syrskyj/</text:a>
</text:p>
      <!--NEWS-->
      <text:h text:style-name="P10" text:outline-level="1">
<text:span text:style-name="T4">
The Commander -in -Chief of the Armed Forces congratulated the National Guards on a professional holiday</text:span>
</text:h>
      <text:p text:style-name="P4">
Author: ['АРМІЯINFORM']</text:p>
      <text:p text:style-name="P4">
Time: 2023-03-26T69:00:00-04:00</text:p>
      <text:p text:style-name="P4">
Description: ZSU Golovokmandavach General Valeriy Zalugovye Voyniv Iz in the afternoon of National ... War with Ukraine 2022, War with Ukraine Latest News today, News War with Ukraine 2022 Last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2a56c0-e1679815644518.png" text:style-name="Internet_20_link" text:visited-style-name="Visited_20_Internet_20_Link">
2a56c0-e1679815644518.png</text:a>
']</text:p>
      <text:p text:style-name="P4">
Tags: ['ГОЛОВНОКОМАНДУВАЧ ЗБРОЙНИХ СИЛ УКРАЇНИ']</text:p>
      <text:p text:style-name="P4">
Category: News</text:p>
      <!--METADATA-->
      <text:p text:style-name="P4">
<draw:frame draw:style-name="fr1" draw:name="Image50" text:anchor-type="as-char" svg:width="6.9236in" svg:height="3.941904in" draw:z-index="0">
<draw:image xlink:href="../Images/AРМІЯINFORM/2023-03-26T69-00-00-04-00/2a56c0-e1679815644518.png" xlink:type="simple" xlink:show="embed" xlink:actuate="onLoad" draw:mime-type="image/png"/>
</draw:frame>
<text:span text:style-name="T4">
 Commander -in -Chief of the Armed Forces General Valerizaluzhny(https://t.me/CinCAFU/429)soldiers with National Guard Day of Ukraine: </text:span>
</text:p>
      <text:p text:style-name="P4">
«Dear to take on weapons!Honor, courage, law are those concepts that unite the National Guard. You are not just law and order and security.</text:p>
      <text:p text:style-name="P4">
Every day on the battlefield you perform feats, demonstrate that the loyalty of the oath of the Tukraine people is not just empty words. You show great stability of courage. At the cost of your own life you choose freedom for every Ukrainian.</text:p>
      <text:p text:style-name="P4">
With the Armed Forces of Ukraine, from the first days of Russian aggression, you will be heroic in the most complex areas of the front. Shoulder to the shoulder. It is because of our interdependence and devotion that we are invincible.</text:p>
      <text:p text:style-name="P4">
<text:span text:style-name="T4">
 Happy National Guard Day!Glory to Ukraine!" - </text:span>
 This is in the message.</text:p>
      <text:p text:style-name="P4">
News Source: <text:a xlink:type="simple" xlink:href="https://armyinform.com.ua/2023/03/26/golovnokomanduvach-zsu-pryvitav-naczgvardijcziv-iz-profesijnym-svyatom/" text:style-name="Internet_20_link" text:visited-style-name="Visited_20_Internet_20_Link">
https://armyinform.com.ua/2023/03/26/golovnokomanduvach-zsu-pryvitav-naczgvardijcziv-iz-profesijnym-svyatom/</text:a>
</text:p>
      <!--NEWS-->
      <text:h text:style-name="P10" text:outline-level="1">
<text:span text:style-name="T4">
As of the morning of March 26, as a result of Russian attacks, 5 civilians were killed and 25 - wounded</text:span>
</text:h>
      <text:p text:style-name="P4">
Author: ['АРМІЯINFORM']</text:p>
      <text:p text:style-name="P4">
Time: 2023-03-26T70:00:00-04:00</text:p>
      <text:p text:style-name="P4">
Description: 26 birch behind the Nadani Situynim Center for the Mini -Minces of the Defense of Ukraine,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photo_5260436460962694152_x.jpg" text:style-name="Internet_20_link" text:visited-style-name="Visited_20_Internet_20_Link">
photo_5260436460962694152_x.jpg</text:a>
']</text:p>
      <text:p text:style-name="P4">
Tags: ['MILITARY MEDIA CENTER', 'STOPRUSSIA', 'АГРЕСІЯ РФ', 'ВТОРГНЕННЯ РФ', 'МІНІСТЕРСТВО ОБОРОНИ УКРАЇНИ']</text:p>
      <text:p text:style-name="P4">
Category: News</text:p>
      <!--METADATA-->
      <text:p text:style-name="P4">
<draw:frame draw:style-name="fr1" draw:name="Image51" text:anchor-type="as-char" svg:width="6.9236in" svg:height="5.036919in" draw:z-index="0">
<draw:image xlink:href="../Images/AРМІЯINFORM/2023-03-26T70-00-00-04-00/photo_5260436460962694152_x.jpg" xlink:type="simple" xlink:show="embed" xlink:actuate="onLoad" draw:mime-type="image/jpeg"/>
</draw:frame>
On March 26, at the Situational Center of the Ministry of Defense of Ukraine, the Russian troops fired the territory of 8 region of Ukraine during the last day.</text:p>
      <text:p text:style-name="P4">
About it <text:a xlink:type="simple" xlink:href="https://t.me/militarymediacenter/1539" text:style-name="Internet_20_link" text:visited-style-name="Visited_20_Internet_20_Link">
reports</text:a>
Military Mediacenter.</text:p>
      <text:p text:style-name="P4">
In general, from different types of weapons(mortars, tanks, artillery, RSZV, S-300 ZRC, Lannta UAV, tactical aviation)Fire holes were fired at 132 inhabited points, and 63 infrastructure objects were confirmed. There were 5 people killed and 25 were injured.</text:p>
      <text:p text:style-name="P4">
News Source: <text:a xlink:type="simple" xlink:href="https://armyinform.com.ua/2023/03/26/stanom-na-ranok-26-bereznya-v-rezultati-rosijskyh-atak-zagynulo-5-czyvilnyh-ta-25-otrymaly-poranennya/" text:style-name="Internet_20_link" text:visited-style-name="Visited_20_Internet_20_Link">
https://armyinform.com.ua/2023/03/26/stanom-na-ranok-26-bereznya-v-rezultati-rosijskyh-atak-zagynulo-5-czyvilnyh-ta-25-otrymaly-poranennya/</text:a>
</text:p>
      <!--NEWS-->
      <text:h text:style-name="P10" text:outline-level="1">
<text:span text:style-name="T4">
The Russian Federation holds two rocket launchers with eight "caliber" in the Black Sea</text:span>
</text:h>
      <text:p text:style-name="P4">
Author: ['АРМІЯINFORM']</text:p>
      <text:p text:style-name="P4">
Time: 2023-03-26T71:00:00-04:00</text:p>
      <text:p text:style-name="P4">
Description: The village of 26 Birch at the Chorny Morg on the Boyal Cherguvanni is 10 poros ... the war with Ukraine 2022, the war with Ukraine is the latest news today, the news war with Ukraine 2022 last today, will there be a war between Ukraine and Russia and when the war with Ukraine will b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pidvodnyj-choven-kalibry-2.jpg" text:style-name="Internet_20_link" text:visited-style-name="Visited_20_Internet_20_Link">
pidvodnyj-choven-kalibry-2.jpg</text:a>
']</text:p>
      <text:p text:style-name="P4">
Tags: ['ВМС', 'КАЛІБР', 'ЧОРНЕ МОРЕ']</text:p>
      <text:p text:style-name="P4">
Category: News</text:p>
      <!--METADATA-->
      <text:p text:style-name="P4">
<draw:frame draw:style-name="fr1" draw:name="Image52" text:anchor-type="as-char" svg:width="6.9236in" svg:height="4.366107in" draw:z-index="0">
<draw:image xlink:href="../Images/AРМІЯINFORM/2023-03-26T71-00-00-04-00/pidvodnyj-choven-kalibry-2.jpg" xlink:type="simple" xlink:show="embed" xlink:actuate="onLoad" draw:mime-type="image/jpeg"/>
</draw:frame>
As of March 26, there are 10 elaborate ships in the Black Sea, of which 2 are carriers of the Caliber Winged Missiles, and a total volley - up to 8 trails.</text:p>
      <text:p text:style-name="P4">
About it <text:a xlink:type="simple" xlink:href="https://www.facebook.com/plugins/post.php" text:style-name="Internet_20_link" text:visited-style-name="Visited_20_Internet_20_Link">
reports</text:a>
The press service of the Navy of the Armed Forces.</text:p>
      <text:p text:style-name="P4">
There are 2 enemy ships in the Sea. In the Mediterranean up to 7 hostile bears, of which 3 carriers of winged missiles "Caliber", a total volley - up to 20 rockets;</text:p>
      <text:p text:style-name="P4">
During the day, in the interests of the Russian Federation, the passage of the Kerch-Yenicral Strait was made:</text:p>
      <ul>
        <li>
to the Azov Sea - 9 vessels, 3 of them vessels continued in the direction of the Bosphorus Strait; * To the Black Sea - 34 vessels, 5 of them continued the movement in the direction of the Bosphorus.</li>
      </ul>
      <text:p text:style-name="P4">
It is noted that the Russian Federation continues to violate the International Convention on the Protected Life at the sea of 1974.(SOLAS)by turning off automatic identification systems(AIS), on civil vessels in the Azov Sea.</text:p>
      <text:p text:style-name="P4">
News Source: <text:a xlink:type="simple" xlink:href="https://armyinform.com.ua/2023/03/26/rf-trymaye-u-chornomu-mori-dva-raketonosiyi-z-vismoma-kalibramy/" text:style-name="Internet_20_link" text:visited-style-name="Visited_20_Internet_20_Link">
https://armyinform.com.ua/2023/03/26/rf-trymaye-u-chornomu-mori-dva-raketonosiyi-z-vismoma-kalibramy/</text:a>
</text:p>
      <!--NEWS-->
      <text:h text:style-name="P10" text:outline-level="1">
<text:span text:style-name="T4">
President on National Guard Day: You are one of the key elements of Ukraine's defense</text:span>
</text:h>
      <text:p text:style-name="P4">
Author: ['АРМІЯINFORM']</text:p>
      <text:p text:style-name="P4">
Time: 2023-03-26T72:00:00-04:00</text:p>
      <text:p text:style-name="P4">
Description: Ukrainian President Volodymyr Zelensky, Tsgvardiziv Iz Day of National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3/photo_5260574995132826839_y.jpg" text:style-name="Internet_20_link" text:visited-style-name="Visited_20_Internet_20_Link">
photo_5260574995132826839_y.jpg</text:a>
', '<text:a xlink:type="simple" xlink:href="https://armyinform.com.ua/wp-content/uploads/2023/03/photo_5260574995132826845_y-150x150.jpg" text:style-name="Internet_20_link" text:visited-style-name="Visited_20_Internet_20_Link">
photo_5260574995132826845_y-150x150.jpg</text:a>
', '<text:a xlink:type="simple" xlink:href="https://armyinform.com.ua/wp-content/uploads/2023/03/photo_5260574995132826838_y-150x150.jpg" text:style-name="Internet_20_link" text:visited-style-name="Visited_20_Internet_20_Link">
photo_5260574995132826838_y-150x150.jpg</text:a>
', '<text:a xlink:type="simple" xlink:href="https://armyinform.com.ua/wp-content/uploads/2023/03/photo_5260574995132826841_y-150x150.jpg" text:style-name="Internet_20_link" text:visited-style-name="Visited_20_Internet_20_Link">
photo_5260574995132826841_y-150x150.jpg</text:a>
', '<text:a xlink:type="simple" xlink:href="https://armyinform.com.ua/wp-content/uploads/2023/03/photo_5260574995132826843_y-150x150.jpg" text:style-name="Internet_20_link" text:visited-style-name="Visited_20_Internet_20_Link">
photo_5260574995132826843_y-150x150.jpg</text:a>
']</text:p>
      <text:p text:style-name="P4">
Tags: ['STOPRUSSIA', 'ВОЛОДИМИР ЗЕЛЕНСЬКИЙ', 'ПРИВІТАННЯ']</text:p>
      <text:p text:style-name="P4">
Category: News</text:p>
      <!--METADATA-->
      <text:p text:style-name="P4">
<draw:frame draw:style-name="fr1" draw:name="Image53" text:anchor-type="as-char" svg:width="6.9236in" svg:height="4.615733in" draw:z-index="0">
<draw:image xlink:href="../Images/AРМІЯINFORM/2023-03-26T72-00-00-04-00/photo_5260574995132826839_y.jpg" xlink:type="simple" xlink:show="embed" xlink:actuate="onLoad" draw:mime-type="image/jpeg"/>
</draw:frame>
President of Ukraine Volodymyr Zelensky congratulated the National Guards on the Dnatnational Guard and thanked them for their service and steel.</text:p>
      <text:p text:style-name="P4">
The head of state [wrote] about it(https://t.me/V_Zelenskiy_official/5640)I can have a telegram.</text:p>
      <text:p text:style-name="P4">
"The National Guard of Ukraine has become one of the key elements of the general system of protection of our country, which does not allow the enemy to overcome Ukraine," - said in the message.</text:p>
      <text:p text:style-name="P4">
<text:a xlink:type="simple" xlink:href="https://armyinform.com.ua/wp-content/uploads/2023/03/photo_5260574995132826845_y.jpg" text:style-name="Internet_20_link" text:visited-style-name="Visited_20_Internet_20_Link">
!(Images/AРМІЯINFORM/2023-03-26T72-00-00-04-00/photo_5260574995132826845_y-150x150.jpg)</text:a>
</text:p>
      <text:p text:style-name="P4">
<text:a xlink:type="simple" xlink:href="https://armyinform.com.ua/wp-content/uploads/2023/03/photo_5260574995132826838_y.jpg" text:style-name="Internet_20_link" text:visited-style-name="Visited_20_Internet_20_Link">
<draw:frame draw:style-name="fr1" draw:name="Image54" text:anchor-type="as-char" svg:width="6.9236in" svg:height="6.9236in" draw:z-index="0">
<draw:image xlink:href="../Images/AРМІЯINFORM/2023-03-26T72-00-00-04-00/photo_5260574995132826838_y-150x150.jpg" xlink:type="simple" xlink:show="embed" xlink:actuate="onLoad" draw:mime-type="image/jpeg"/>
</draw:frame>
</text:a>
</text:p>
      <text:p text:style-name="P4">
<text:a xlink:type="simple" xlink:href="https://armyinform.com.ua/wp-content/uploads/2023/03/photo_5260574995132826841_y.jpg" text:style-name="Internet_20_link" text:visited-style-name="Visited_20_Internet_20_Link">
<draw:frame draw:style-name="fr1" draw:name="Image55" text:anchor-type="as-char" svg:width="6.9236in" svg:height="6.9236in" draw:z-index="0">
<draw:image xlink:href="../Images/AРМІЯINFORM/2023-03-26T72-00-00-04-00/photo_5260574995132826841_y-150x150.jpg" xlink:type="simple" xlink:show="embed" xlink:actuate="onLoad" draw:mime-type="image/jpeg"/>
</draw:frame>
</text:a>
</text:p>
      <text:p text:style-name="P4">
<text:a xlink:type="simple" xlink:href="https://armyinform.com.ua/wp-content/uploads/2023/03/photo_5260574995132826843_y.jpg" text:style-name="Internet_20_link" text:visited-style-name="Visited_20_Internet_20_Link">
<draw:frame draw:style-name="fr1" draw:name="Image56" text:anchor-type="as-char" svg:width="6.9236in" svg:height="6.9236in" draw:z-index="0">
<draw:image xlink:href="../Images/AРМІЯINFORM/2023-03-26T72-00-00-04-00/photo_5260574995132826843_y-150x150.jpg" xlink:type="simple" xlink:show="embed" xlink:actuate="onLoad" draw:mime-type="image/jpeg"/>
</draw:frame>
</text:a>
He recalled that from the first minutes of February 24 and during the years of the Donbass war - National Guards show real Ukrainian power, doing everything to keep our state.</text:p>
      <text:p text:style-name="P4">
"Thank you for your service and steel in nature!" - said the head of state.</text:p>
      <text:p text:style-name="P4">
News Source: <text:a xlink:type="simple" xlink:href="https://armyinform.com.ua/2023/03/26/prezydent-u-den-naczionalnoyi-gvardiyi-vy-odyn-iz-klyuchovyh-elementiv-zahystu-ukrayiny/" text:style-name="Internet_20_link" text:visited-style-name="Visited_20_Internet_20_Link">
https://armyinform.com.ua/2023/03/26/prezydent-u-den-naczionalnoyi-gvardiyi-vy-odyn-iz-klyuchovyh-elementiv-zahystu-ukrayiny/</text:a>
</text:p>
      <!--NEWS-->
      <text:h text:style-name="P10" text:outline-level="1">
<text:span text:style-name="T4">
ARTURO ARTUROEV ARTOROAEV-champion of the International Greco-Roman Wrestling Tournament</text:span>
</text:h>
      <text:p text:style-name="P4">
Author: ['АРМІЯINFORM']</text:p>
      <text:p text:style-name="P4">
Time: 2023-03-26T73:00:00-04:00</text:p>
      <text:p text:style-name="P4">
Description: Representative of the Central Sports Club of Ukrainian ZSKOSARY Arthur Polibav, having become a champion at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4a54e14ba3843c13a6d8b907fa12f2ea.jpg" text:style-name="Internet_20_link" text:visited-style-name="Visited_20_Internet_20_Link">
4a54e14ba3843c13a6d8b907fa12f2ea.jpg</text:a>
', '<text:a xlink:type="simple" xlink:href="https://armyinform.com.ua/wp-content/uploads/2023/03/337168121_938816247556486_640920614998143540_n.jpg-e1679815244421.webp" text:style-name="Internet_20_link" text:visited-style-name="Visited_20_Internet_20_Link">
337168121_938816247556486_640920614998143540_n.jpg-e1679815244421.webp</text:a>
']</text:p>
      <text:p text:style-name="P4">
Tags: ['АРМІЙСЬКИЙ СПОРТ', 'ГРЕКО-РИМСЬКА БОРОТЬБА']</text:p>
      <text:p text:style-name="P4">
Category: News</text:p>
      <!--METADATA-->
      <text:p text:style-name="P4">
<draw:frame draw:style-name="fr1" draw:name="Image57" text:anchor-type="as-char" svg:width="6.9236in" svg:height="4.058923in" draw:z-index="0">
<draw:image xlink:href="../Images/AРМІЯINFORM/2023-03-26T73-00-00-04-00/4a54e14ba3843c13a6d8b907fa12f2ea.jpg" xlink:type="simple" xlink:show="embed" xlink:actuate="onLoad" draw:mime-type="image/jpeg"/>
</draw:frame>
Representative of the Central Sports Club of the Armed Forces of Ukraine Arthur Politaev Stampion at the International Fighting Tournament in Newcobbing Faltera(Denmark).</text:p>
      <text:p text:style-name="P4">
Про це<text:a xlink:type="simple" xlink:href="https://www.facebook.com/plugins/post.php" text:style-name="Internet_20_link" text:visited-style-name="Visited_20_Internet_20_Link">
повідомляє</text:a>
The Central Sports Club of the Armed Forces.</text:p>
      <text:p text:style-name="P4">
The Greco-Roman style fighter was the first in the weight category up to 67 kg.</text:p>
      <text:p text:style-name="P4">
Maxim Yevtushenko's Armyets won silver and became a viceworks in weightlifting up to 72kg.</text:p>
      <text:p text:style-name="P4">
<draw:frame draw:style-name="fr1" draw:name="Image58" text:anchor-type="as-char" svg:width="6.9236in" svg:height="6.280424in" draw:z-index="0">
<draw:image xlink:href="../ConvertedIMGs/AРМІЯINFORM/2023-03-26T73-00-00-04-00/337168121_938816247556486_640920614998143540_n.jpg-e1679815244421.png" xlink:type="simple" xlink:show="embed" xlink:actuate="onLoad" draw:mime-type="image/png"/>
</draw:frame>
</text:p>
      <text:p text:style-name="P4">
News Source: <text:a xlink:type="simple" xlink:href="https://armyinform.com.ua/2023/03/26/armiyecz-artur-politayev-chempion-mizhnarodnogo-turniru-z-greko-rymskoyi-borotby/" text:style-name="Internet_20_link" text:visited-style-name="Visited_20_Internet_20_Link">
https://armyinform.com.ua/2023/03/26/armiyecz-artur-politayev-chempion-mizhnarodnogo-turniru-z-greko-rymskoyi-borotby/</text:a>
</text:p>
      <!--NEWS-->
      <text:h text:style-name="P10" text:outline-level="1">
<text:span text:style-name="T4">
RF Military Crimes: More than 76 thousand cases have been registered in Ukraine</text:span>
</text:h>
      <text:p text:style-name="P4">
Author: ['АРМІЯINFORM']</text:p>
      <text:p text:style-name="P4">
Time: 2023-03-26T74:00:00-04:00</text:p>
      <text:p text:style-name="P4">
Description: OFIC OFFICEAL OF Ukrainian POSEMOMELAS AND COARSENTY AND DOCH ... War with Ukraine 2022, War with Ukraine Latest news today, News War with Ukraine 2022 Last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photo_5260441232671360411_y.jpg" text:style-name="Internet_20_link" text:visited-style-name="Visited_20_Internet_20_Link">
photo_5260441232671360411_y.jpg</text:a>
', '<text:a xlink:type="simple" xlink:href="https://armyinform.com.ua/wp-content/uploads/2023/03/photo_5260441232671360412_y.jpg" text:style-name="Internet_20_link" text:visited-style-name="Visited_20_Internet_20_Link">
photo_5260441232671360412_y.jpg</text:a>
']</text:p>
      <text:p text:style-name="P4">
Tags: ['STOPRUSSIA', 'ВОЄННІ ЗЛОЧИНИ РФ', 'ОФІС ГЕНЕРАЛЬНОГО ПРОКУРОРА УКРАЇНИ']</text:p>
      <text:p text:style-name="P4">
Category: News</text:p>
      <!--METADATA-->
      <text:p text:style-name="P4">
<draw:frame draw:style-name="fr1" draw:name="Image59" text:anchor-type="as-char" svg:width="6.9236in" svg:height="4.447316in" draw:z-index="0">
<draw:image xlink:href="../Images/AРМІЯINFORM/2023-03-26T74-00-00-04-00/photo_5260441232671360411_y.jpg" xlink:type="simple" xlink:show="embed" xlink:actuate="onLoad" draw:mime-type="image/jpeg"/>
</draw:frame>
Office of the Prosecutor General of Ukraine <text:a xlink:type="simple" xlink:href="https://t.me/pgo_gov_ua/10344" text:style-name="Internet_20_link" text:visited-style-name="Visited_20_Internet_20_Link">
reports</text:a>
About the documented crimes committed during the large -scale aggression of the Russian Federation against Ukraine.</text:p>
      <text:p text:style-name="P4">
<text:span text:style-name="T4">
 As of 26 </text:span>
 <text:span text:style-name="T4">
 March </text:span>
 registered:</text:p>
      <ul>
        <li>
76 518 Military Crimes, * 16 885 Crimes against Ukraine's national security.</li>
      </ul>
      <text:p text:style-name="P4">
In addition, according to the official data of juvenile prosecutors, <text:span text:style-name="T4">
 1407 children have become </text:span>
 as a result of Russian aggression, including:</text:p>
      <ul>
        <li>
465 - Children were killed, * 942 - the child was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60" text:anchor-type="as-char" svg:width="6.9236in" svg:height="4.447316in" draw:z-index="0">
<draw:image xlink:href="../Images/AРМІЯINFORM/2023-03-26T74-00-00-04-00/photo_5260441232671360412_y.jpg" xlink:type="simple" xlink:show="embed" xlink:actuate="onLoad" draw:mime-type="image/jpeg"/>
</draw:frame>
</text:p>
      <text:p text:style-name="P4">
News Source: <text:a xlink:type="simple" xlink:href="https://armyinform.com.ua/2023/03/26/voyenni-zlochyny-rf-v-ukrayini-zareyestrovano-ponad-76-tysyachi-vypadkiv/" text:style-name="Internet_20_link" text:visited-style-name="Visited_20_Internet_20_Link">
https://armyinform.com.ua/2023/03/26/voyenni-zlochyny-rf-v-ukrayini-zareyestrovano-ponad-76-tysyachi-vypadkiv/</text:a>
</text:p>
      <!--NEWS-->
      <text:h text:style-name="P10" text:outline-level="1">
<text:span text:style-name="T4">
"Your feats inspire all Ukraine": Alexei Reznikov awarded the National Guards</text:span>
</text:h>
      <text:p text:style-name="P4">
Author: ['АРМІЯINFORM']</text:p>
      <text:p text:style-name="P4">
Time: 2023-03-26T75:00:00-04:00</text:p>
      <text:p text:style-name="P4">
Description: Minstro defense of Ukraine Oleksii Reznikov at the day of National Guards, by handing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337374532_145452635125863_3500600308633921344_n.jpg" text:style-name="Internet_20_link" text:visited-style-name="Visited_20_Internet_20_Link">
337374532_145452635125863_3500600308633921344_n.jpg</text:a>
', '<text:a xlink:type="simple" xlink:href="https://armyinform.com.ua/wp-content/uploads/2023/03/337517191_703574231551402_3484349942885362748_n-150x150.jpg" text:style-name="Internet_20_link" text:visited-style-name="Visited_20_Internet_20_Link">
337517191_703574231551402_3484349942885362748_n-150x150.jpg</text:a>
', '<text:a xlink:type="simple" xlink:href="https://armyinform.com.ua/wp-content/uploads/2023/03/337290706_932108741273049_6040258440897154444_n-150x150.jpg" text:style-name="Internet_20_link" text:visited-style-name="Visited_20_Internet_20_Link">
337290706_932108741273049_6040258440897154444_n-150x150.jpg</text:a>
', '<text:a xlink:type="simple" xlink:href="https://armyinform.com.ua/wp-content/uploads/2023/03/337528073_217031364242485_4792924020859420890_n-150x150.jpg" text:style-name="Internet_20_link" text:visited-style-name="Visited_20_Internet_20_Link">
337528073_217031364242485_4792924020859420890_n-150x150.jpg</text:a>
']</text:p>
      <text:p text:style-name="P4">
Tags: ['STOPRUSSIA', 'МІНІСТР ОБОРОНИ УКРАЇНИ ОЛЕКСІЙ РЕЗНІКОВ', 'НАГОРОДЖЕННЯ ВІЙСЬКОВОСЛУЖБОВЦІВ']</text:p>
      <text:p text:style-name="P4">
Category: News</text:p>
      <!--METADATA-->
      <text:p text:style-name="P4">
<draw:frame draw:style-name="fr1" draw:name="Image61" text:anchor-type="as-char" svg:width="6.9236in" svg:height="4.615733in" draw:z-index="0">
<draw:image xlink:href="../Images/AРМІЯINFORM/2023-03-26T75-00-00-04-00/337374532_145452635125863_3500600308633921344_n.jpg" xlink:type="simple" xlink:show="embed" xlink:actuate="onLoad" draw:mime-type="image/jpeg"/>
</draw:frame>
The Minister of Defense of Ukraine Oleksiy Reznikov, on the Day of the National Guard of Ukraine, has repelled awards to warriors.</text:p>
      <text:p text:style-name="P4">
He <text:a xlink:type="simple" xlink:href="https://www.facebook.com/plugins/post.php" text:style-name="Internet_20_link" text:visited-style-name="Visited_20_Internet_20_Link">
reported</text:a>
on Facebook.</text:p>
      <text:p text:style-name="P4">
"Honor. Courage. Law.</text:p>
      <text:p text:style-name="P4">
Ukrainian National Guards and NSU military personnel with their courage, continuous struggle and, unfortunately, at the cost of their lives prove that they fully respond to their slogan, ”his post reads.</text:p>
      <text:p text:style-name="P4">
<text:a xlink:type="simple" xlink:href="https://armyinform.com.ua/wp-content/uploads/2023/03/337517191_703574231551402_3484349942885362748_n.jpg" text:style-name="Internet_20_link" text:visited-style-name="Visited_20_Internet_20_Link">
!(Images/AРМІЯINFORM/2023-03-26T75-00-00-04-00/337517191_703574231551402_3484349942885362748_n-150x150.jpg)</text:a>
</text:p>
      <text:p text:style-name="P4">
<text:a xlink:type="simple" xlink:href="https://armyinform.com.ua/wp-content/uploads/2023/03/337290706_932108741273049_6040258440897154444_n.jpg" text:style-name="Internet_20_link" text:visited-style-name="Visited_20_Internet_20_Link">
<draw:frame draw:style-name="fr1" draw:name="Image62" text:anchor-type="as-char" svg:width="6.9236in" svg:height="6.9236in" draw:z-index="0">
<draw:image xlink:href="../Images/AРМІЯINFORM/2023-03-26T75-00-00-04-00/337290706_932108741273049_6040258440897154444_n-150x150.jpg" xlink:type="simple" xlink:show="embed" xlink:actuate="onLoad" draw:mime-type="image/jpeg"/>
</draw:frame>
</text:a>
</text:p>
      <text:p text:style-name="P4">
<text:a xlink:type="simple" xlink:href="https://armyinform.com.ua/wp-content/uploads/2023/03/337528073_217031364242485_4792924020859420890_n.jpg" text:style-name="Internet_20_link" text:visited-style-name="Visited_20_Internet_20_Link">
<draw:frame draw:style-name="fr1" draw:name="Image63" text:anchor-type="as-char" svg:width="6.9236in" svg:height="6.9236in" draw:z-index="0">
<draw:image xlink:href="../Images/AРМІЯINFORM/2023-03-26T75-00-00-04-00/337528073_217031364242485_4792924020859420890_n-150x150.jpg" xlink:type="simple" xlink:show="embed" xlink:actuate="onLoad" draw:mime-type="image/jpeg"/>
</draw:frame>
</text:a>
Alexei Reznikov noted that NSU units operate throughout the front lines together with all the defense forces.</text:p>
      <text:p text:style-name="P4">
“Defenders and defenders, your daily exploits inspire all of Ukraine!And personally!Glory to Ukraine!" Said the Minister of Defense.</text:p>
      <text:p text:style-name="P4">
News Source: <text:a xlink:type="simple" xlink:href="https://armyinform.com.ua/2023/03/26/vashi-podvygy-nadyhayut-vsyu-ukrayinu-oleksij-reznikov-nagorodyv-ukrayinskyh-naczgvardijcziv/" text:style-name="Internet_20_link" text:visited-style-name="Visited_20_Internet_20_Link">
https://armyinform.com.ua/2023/03/26/vashi-podvygy-nadyhayut-vsyu-ukrayinu-oleksij-reznikov-nagorodyv-ukrayinskyh-naczgvardijcziv/</text:a>
</text:p>
      <!--NEWS-->
      <text:h text:style-name="P10" text:outline-level="1">
<text:span text:style-name="T4">
Ukraine manages to dismiss the military against which criminal cases are initiated in the Russian Federation - the coordination headquarters</text:span>
</text:h>
      <text:p text:style-name="P4">
Author: ['АРМІЯINFORM']</text:p>
      <text:p text:style-name="P4">
Time: 2023-03-26T76:00:00-04:00</text:p>
      <text:p text:style-name="P4">
Description: Horodo Polozhoy Polopona Zvilnya Vіsysovo services, Yaki can be bouti in a vicious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photo_2022-12-27_16-19-39.jpg" text:style-name="Internet_20_link" text:visited-style-name="Visited_20_Internet_20_Link">
photo_2022-12-27_16-19-39.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64" text:anchor-type="as-char" svg:width="6.9236in" svg:height="4.569576in" draw:z-index="0">
<draw:image xlink:href="../Images/AРМІЯINFORM/2023-03-26T76-00-00-04-00/photo_2022-12-27_16-19-39.jpg" xlink:type="simple" xlink:show="embed" xlink:actuate="onLoad" draw:mime-type="image/jpeg"/>
</draw:frame>
Illustrative photo</text:p>
      <text:p text:style-name="P4">
From hostile captivity, Ukraine releases servicemen who can be accounted for differently at the National Information Bureau(NIB)Or in military part. As for the defenders against whom criminal proceedings were violated in the Russian Federation by the courts of the court - such servicemen are also able to return.</text:p>
      <text:p text:style-name="P4">
About it <text:a xlink:type="simple" xlink:href="https://t.me/Koord_shtab/735" text:style-name="Internet_20_link" text:visited-style-name="Visited_20_Internet_20_Link">
the one was talking</text:a>
During the online meetings of the defenders of a separate airmobile brigade at the coordination headquarters of inquiries for the treatment of prisoners of war.</text:p>
      <text:p text:style-name="P4">
The staff representative noted that in the case where the relatives have unified information about the "sentences" of the court of the Russian Federation, but there is no confirmation of the prosecution of a serviceman, you can contact independent lawyers, including representatives of the humanitarian initiative "Search. Captivity". They are directed to the relevant bodies of the aggressor country.</text:p>
      <text:p text:style-name="P4">
Some issues concerned the financial support of the families of prisoners and the missing persons.</text:p>
      <text:p text:style-name="P4">
According to a representative of the military unit, the type of accounting of the defender does not affect the families.</text:p>
      <text:p text:style-name="P4">
The staff representative drew attention to the fact that the military unit could change the premises on the basis of a certificate from a NIB or a letter from the investigator, if he believes that there is enough evidence in the case to account for a serviceman of the ascended.</text:p>
      <text:p text:style-name="P4">
News Source: <text:a xlink:type="simple" xlink:href="https://armyinform.com.ua/2023/03/26/ukrayini-vdayetsya-zvilnyaty-z-polonu-vijskovyh-proty-yakyh-u-rf-porusheni-kryminalni-spravy-koordynaczijnyj-shtab/" text:style-name="Internet_20_link" text:visited-style-name="Visited_20_Internet_20_Link">
https://armyinform.com.ua/2023/03/26/ukrayini-vdayetsya-zvilnyaty-z-polonu-vijskovyh-proty-yakyh-u-rf-porusheni-kryminalni-spravy-koordynaczijnyj-shtab/</text:a>
</text:p>
      <!--NEWS-->
      <text:h text:style-name="P10" text:outline-level="1">
<text:span text:style-name="T4">
Ukrainian artillerymen complete training at the AS90 SAU in the United Kingdom</text:span>
</text:h>
      <text:p text:style-name="P4">
Author: ['АРМІЯINFORM']</text:p>
      <text:p text:style-name="P4">
Time: 2023-03-26T77:00:00-04:00</text:p>
      <text:p text:style-name="P4">
Description: A friend of the group of Ukrainian artillery completed a 155 mm Samokhіdniy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337516005_756131525909607_5354225412860270559_n.jpg" text:style-name="Internet_20_link" text:visited-style-name="Visited_20_Internet_20_Link">
337516005_756131525909607_5354225412860270559_n.jpg</text:a>
', '<text:a xlink:type="simple" xlink:href="https://armyinform.com.ua/wp-content/uploads/2023/03/337817682_236803742058501_5828189739438822333_n-150x150.jpg" text:style-name="Internet_20_link" text:visited-style-name="Visited_20_Internet_20_Link">
337817682_236803742058501_5828189739438822333_n-150x150.jpg</text:a>
', '<text:a xlink:type="simple" xlink:href="https://armyinform.com.ua/wp-content/uploads/2023/03/337992900_144548138546553_4827604508142174064_n-1-150x150.jpg" text:style-name="Internet_20_link" text:visited-style-name="Visited_20_Internet_20_Link">
337992900_144548138546553_4827604508142174064_n-1-150x150.jpg</text:a>
', '<text:a xlink:type="simple" xlink:href="https://armyinform.com.ua/wp-content/uploads/2023/03/337888010_777363763808528_4885025515585875676_n-150x150.jpg" text:style-name="Internet_20_link" text:visited-style-name="Visited_20_Internet_20_Link">
337888010_777363763808528_4885025515585875676_n-150x150.jpg</text:a>
']</text:p>
      <text:p text:style-name="P4">
Tags: ['STOPRUSSIA', 'ВЕЛИКА БРИТАНІЯ', 'ВІЙСЬКОВІ НАВЧАННЯ', 'САУ']</text:p>
      <text:p text:style-name="P4">
Category: News</text:p>
      <!--METADATA-->
      <text:p text:style-name="P4">
<draw:frame draw:style-name="fr1" draw:name="Image65" text:anchor-type="as-char" svg:width="6.9236in" svg:height="4.627273in" draw:z-index="0">
<draw:image xlink:href="../Images/AРМІЯINFORM/2023-03-26T77-00-00-04-00/337516005_756131525909607_5354225412860270559_n.jpg" xlink:type="simple" xlink:show="embed" xlink:actuate="onLoad" draw:mime-type="image/jpeg"/>
</draw:frame>
The second group of Ukrainian artillerymen completes the 155 mm self -propelled AS90 self -propelled fittings in the United Kingdom.</text:p>
      <text:p text:style-name="P4">
About it <text:a xlink:type="simple" xlink:href="https://t.me/Pavliuk_KSV/3759" text:style-name="Internet_20_link" text:visited-style-name="Visited_20_Internet_20_Link">
reports</text:a>
Deputy Minister of Defense of Ukraine Lieutenant General Alexander Pavlyuk.</text:p>
      <text:p text:style-name="P4">
More than 1,000 British servicemen are involved in a program that is being held at the UK Ministry of Defense in several regions of Ukraine.</text:p>
      <text:p text:style-name="P4">
<text:a xlink:type="simple" xlink:href="https://armyinform.com.ua/wp-content/uploads/2023/03/337817682_236803742058501_5828189739438822333_n.jpg" text:style-name="Internet_20_link" text:visited-style-name="Visited_20_Internet_20_Link">
!(Images/AРМІЯINFORM/2023-03-26T77-00-00-04-00/337817682_236803742058501_5828189739438822333_n-150x150.jpg)</text:a>
</text:p>
      <text:p text:style-name="P4">
<text:a xlink:type="simple" xlink:href="https://armyinform.com.ua/wp-content/uploads/2023/03/337992900_144548138546553_4827604508142174064_n-1.jpg" text:style-name="Internet_20_link" text:visited-style-name="Visited_20_Internet_20_Link">
<draw:frame draw:style-name="fr1" draw:name="Image66" text:anchor-type="as-char" svg:width="6.9236in" svg:height="6.9236in" draw:z-index="0">
<draw:image xlink:href="../Images/AРМІЯINFORM/2023-03-26T77-00-00-04-00/337992900_144548138546553_4827604508142174064_n-1-150x150.jpg" xlink:type="simple" xlink:show="embed" xlink:actuate="onLoad" draw:mime-type="image/jpeg"/>
</draw:frame>
</text:a>
</text:p>
      <text:p text:style-name="P4">
<text:a xlink:type="simple" xlink:href="https://armyinform.com.ua/wp-content/uploads/2023/03/337888010_777363763808528_4885025515585875676_n.jpg" text:style-name="Internet_20_link" text:visited-style-name="Visited_20_Internet_20_Link">
<draw:frame draw:style-name="fr1" draw:name="Image67" text:anchor-type="as-char" svg:width="6.9236in" svg:height="6.9236in" draw:z-index="0">
<draw:image xlink:href="../Images/AРМІЯINFORM/2023-03-26T77-00-00-04-00/337888010_777363763808528_4885025515585875676_n-150x150.jpg" xlink:type="simple" xlink:show="embed" xlink:actuate="onLoad" draw:mime-type="image/jpeg"/>
</draw:frame>
</text:a>
The AS90 studies at the specialized institution under the control of the Kokorolovsk School of Artillery and is conducted by officers and soldiers of the Kicorolovsky Artillery Regiment.</text:p>
      <text:p text:style-name="P4">
_A reference: AS90 is a flexible, high -precision modern artillery system that provides armored protection of its crew, while allowing it to impress with a long distance.</text:p>
      <text:p text:style-name="P4">
News Source: <text:a xlink:type="simple" xlink:href="https://armyinform.com.ua/2023/03/26/ukrayinski-artylerysty-zavershuyut-navchannya-na-sau-as90-u-velykij-brytaniyi/" text:style-name="Internet_20_link" text:visited-style-name="Visited_20_Internet_20_Link">
https://armyinform.com.ua/2023/03/26/ukrayinski-artylerysty-zavershuyut-navchannya-na-sau-as90-u-velykij-brytaniyi/</text:a>
</text:p>
      <!--NEWS-->
      <text:h text:style-name="P10" text:outline-level="1">
<text:span text:style-name="T4">
Trostyanets and Sumy region became the "bone in the throat" of the enemy-Major General Alexander Nesterenko about the events of last year</text:span>
</text:h>
      <text:p text:style-name="P4">
Author: ['АРМІЯINFORM']</text:p>
      <text:p text:style-name="P4">
Time: 2023-03-26T78:00:00-04:00</text:p>
      <text:p text:style-name="P4">
Description: RIK, 26 birch 2022 Rock, our wools spiil with partisans that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3/photo_5260670682709214712_y.jpg" text:style-name="Internet_20_link" text:visited-style-name="Visited_20_Internet_20_Link">
photo_5260670682709214712_y.jpg</text:a>
']</text:p>
      <text:p text:style-name="P4">
Tags: ['MILITARY MEDIA CENTER', 'STOPRUSSIA']</text:p>
      <text:p text:style-name="P4">
Category: News</text:p>
      <!--METADATA-->
      <text:p text:style-name="P4">
<draw:frame draw:style-name="fr1" draw:name="Image68" text:anchor-type="as-char" svg:width="6.9236in" svg:height="4.32725in" draw:z-index="0">
<draw:image xlink:href="../Images/AРМІЯINFORM/2023-03-26T78-00-00-04-00/photo_5260670682709214712_y.jpg" xlink:type="simple" xlink:show="embed" xlink:actuate="onLoad" draw:mime-type="image/jpeg"/>
</draw:frame>
A year ago, on March 26, 2022, our warriors, together with the local guerrillas, released Trostyanets. The only big city in the Sumy region that has survived the occupation.</text:p>
      <text:p text:style-name="P4">
This was noted(https://t.me/militarymediacenter/1541)Military Madia Center.</text:p>
      <text:p text:style-name="P4">
“The Russians came on February 24 and came out on March 26. 22,000 local residents were their existence for a whole month. More than 40 civilians have died, some still remain missing, 829 buildings were affected, 134. Not surprising for the actions of the occupier and the terrorist. But Trostyanets Tasum region became the "bone in the throat" of the enemy, " - said Alexander Nesterenko.</text:p>
      <text:p text:style-name="P4">
Today, the city of Trostyanets rebuild houses, schools, libraries, sells projects, holds the defensive front and rear.</text:p>
      <text:p text:style-name="P4">
According to him, it is thanks to our unity and devotion to the Motherland that they are the winning.</text:p>
      <text:p text:style-name="P4">
“We will not stop until we expel the age -old enemy from our land to ensure the state from new attempts by armed capture. I honor the strength, courage and indomitability of our soldiers, volunteers, doctors, rescuers, civil servants and entrepreneurs. We continue the struggle. And we will make!” - the deputy commander emphasized.</text:p>
      <text:p text:style-name="P4">
News Source: <text:a xlink:type="simple" xlink:href="https://armyinform.com.ua/2023/03/26/trostyanecz-ta-sumshhyna-staly-kistkoyu-v-gorli-voroga-general-major-oleksandr-nesterenko-pro-podiyi-mynulogo-roku/" text:style-name="Internet_20_link" text:visited-style-name="Visited_20_Internet_20_Link">
https://armyinform.com.ua/2023/03/26/trostyanecz-ta-sumshhyna-staly-kistkoyu-v-gorli-voroga-general-major-oleksandr-nesterenko-pro-podiyi-mynulogo-roku/</text:a>
</text:p>
      <!--NEWS-->
      <text:h text:style-name="P10" text:outline-level="1">
<text:span text:style-name="T4">
We managed to stabilize the situation in the Bakhmut direction - Sergey Cherevaty</text:span>
</text:h>
      <text:p text:style-name="P4">
Author: ['Віктор Шубец']</text:p>
      <text:p text:style-name="P4">
Time: 2023-03-26T79:00:00-04:00</text:p>
      <text:p text:style-name="P4">
Description: Mi Bachimo, controlled by the opponent, rosuami yogo torture that is ethnic to Rozrakhovo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222cherevatyj.jpg" text:style-name="Internet_20_link" text:visited-style-name="Visited_20_Internet_20_Link">
222cherevatyj.jpg</text:a>
']</text:p>
      <text:p text:style-name="P4">
Tags: ['STOPRUSSIA', 'АГРЕСІЯ РФ', 'ВТОРГНЕННЯ РФ', 'СЕРГІЙ ЧЕРЕВАТИЙ']</text:p>
      <text:p text:style-name="P4">
Category: News</text:p>
      <!--METADATA-->
      <text:p text:style-name="P4">
<draw:frame draw:style-name="fr1" draw:name="Image69" text:anchor-type="as-char" svg:width="6.9236in" svg:height="4.613552in" draw:z-index="0">
<draw:image xlink:href="../Images/AРМІЯINFORM/2023-03-26T79-00-00-04-00/222cherevatyj.jpg" xlink:type="simple" xlink:show="embed" xlink:actuate="onLoad" draw:mime-type="image/jpeg"/>
</draw:frame>
We see, control the actions of the enemy, understand his ideas and effectively consider our forces and means that are enough to keep the front line.</text:p>
      <text:p text:style-name="P4">
<text:span text:style-name="T4">
 _ About this during live broadcast in _ </text:span>
 <text:a xlink:type="simple" xlink:href="https://www.youtube.com/watch" text:style-name="Internet_20_link" text:visited-style-name="Visited_20_Internet_20_Link">
<text:span text:style-name="T4">
 _ TELERAFONE _ </text:span>
</text:a>
** _ "Unin" said the spokesman of the eastern grouping</text:p>
      <ul>
        <li>
If necessary, we use reserves to strike the enemy tamaximally knock down its offensive potential. In Ukrainian soldiers, there is a common goal, where every commander and his unit knows and executed the algorithm - this is a stabilization of the situation. Yesterday on the Bakhmut Frontiva 18 storms of our positions, for today - 17. To this we recorded 35 to 50 or more. In the Bakhmut direction, the enemy leads a dense fire. 268 shellings were recorded, 94 of them were recorded. Also, 116 invaders were destroyed here, 131 of them were injured, - said the colonel.</li>
      </ul>
      <text:p text:style-name="P4">
Also, a spokesman for the Eastern Group of the Armed Forces of Ukraine emphasized that every day on this front area Ukrainian defenders destroyed the enemy tank, a fighting machine of the landing, the infantry fighting machine, the self -propelled artillery plant "Carnation" Two drops of aircraft. .</text:p>
      <text:p text:style-name="P4">
News Source: <text:a xlink:type="simple" xlink:href="https://armyinform.com.ua/2023/03/26/nam-udalosya-stabilizuvaty-sytuacziyu-na-bahmutskomu-napryamku-sergij-cherevatyj/" text:style-name="Internet_20_link" text:visited-style-name="Visited_20_Internet_20_Link">
https://armyinform.com.ua/2023/03/26/nam-udalosya-stabilizuvaty-sytuacziyu-na-bahmutskomu-napryamku-sergij-cherevatyj/</text:a>
</text:p>
      <!--NEWS-->
      <text:h text:style-name="P10" text:outline-level="1">
<text:span text:style-name="T4">
A mine was damaged near one of the beaches of Odesa region, several buildings were damaged</text:span>
</text:h>
      <text:p text:style-name="P4">
Author: ['АРМІЯINFORM']</text:p>
      <text:p text:style-name="P4">
Time: 2023-03-26T80:00:00-04:00</text:p>
      <text:p text:style-name="P4">
Description: Bilya of one beach, Odeskoi, the stroke of the mina, pounding Kilka Budiel.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3/337269577_1291730671377434_265213516724166434_n.jpg" text:style-name="Internet_20_link" text:visited-style-name="Visited_20_Internet_20_Link">
337269577_1291730671377434_265213516724166434_n.jpg</text:a>
']</text:p>
      <text:p text:style-name="P4">
Tags: ['STOPRUSSIA', 'МІННА БЕЗПЕКА', 'ОПЕРАТИВНЕ КОМАНДУВАННЯ «ПІВДЕНЬ»']</text:p>
      <text:p text:style-name="P4">
Category: News</text:p>
      <!--METADATA-->
      <text:p text:style-name="P4">
<draw:frame draw:style-name="fr1" draw:name="Image70" text:anchor-type="as-char" svg:width="6.9236in" svg:height="5.1927in" draw:z-index="0">
<draw:image xlink:href="../Images/AРМІЯINFORM/2023-03-26T80-00-00-04-00/337269577_1291730671377434_265213516724166434_n.jpg" xlink:type="simple" xlink:show="embed" xlink:actuate="onLoad" draw:mime-type="image/jpeg"/>
</draw:frame>
A mine was detonated near one of the beaches of the Odessa region, damaging several rooms.</text:p>
      <text:p text:style-name="P4">
About it <text:a xlink:type="simple" xlink:href="https://www.facebook.com/plugins/post.php" text:style-name="Internet_20_link" text:visited-style-name="Visited_20_Internet_20_Link">
reports</text:a>
OK "South".</text:p>
      <text:p text:style-name="P4">
“Mina was detonated, hitting the coastal structures of one of the places and basement of small craft. It was only because of the restriction of access of the pre -entity that there were no people and no one was injured, ”the message said.</text:p>
      <text:p text:style-name="P4">
As it is noted, as part of the mine safety, another sea mine was detected and controlled near one of the beaches of Odessa region.</text:p>
      <text:p text:style-name="P4">
News Source: <text:a xlink:type="simple" xlink:href="https://armyinform.com.ua/2023/03/26/bilya-odnogo-z-plyazhiv-odeshhyny-zdetonuvala-mina-poshkodzheno-kilka-budivel/" text:style-name="Internet_20_link" text:visited-style-name="Visited_20_Internet_20_Link">
https://armyinform.com.ua/2023/03/26/bilya-odnogo-z-plyazhiv-odeshhyny-zdetonuvala-mina-poshkodzheno-kilka-budivel/</text:a>
</text:p>
      <!--NEWS-->
      <text:h text:style-name="P10" text:outline-level="1">
<text:span text:style-name="T4">
Attempting to activate efforts in the Kupyansk-Liman direction led the enemy to the loss of equipment and live power</text:span>
</text:h>
      <text:p text:style-name="P4">
Author: ['Віктор Шубец']</text:p>
      <text:p text:style-name="P4">
Time: 2023-03-26T81:00:00-04:00</text:p>
      <text:p text:style-name="P4">
Description: Tsiyi, 370 heaps of the shells were struck by the Kurkiyansko-Limacial Liemachon ... War with Ukraine 2022, the war with Ukraine Latest news today, News War with Ukraine 2022 The last to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9/vtraty-voroga-tehnika-5.jpg" text:style-name="Internet_20_link" text:visited-style-name="Visited_20_Internet_20_Link">
vtraty-voroga-tehnika-5.jpg</text:a>
']</text:p>
      <text:p text:style-name="P4">
Tags: ['АГРЕСІЯ РФ', 'ВІЙНА', 'ВТОРГНЕННЯ РФ', 'ЄДИНІ НОВИНИ']</text:p>
      <text:p text:style-name="P4">
Category: News</text:p>
      <!--METADATA-->
      <text:p text:style-name="P4">
<draw:frame draw:style-name="fr1" draw:name="Image71" text:anchor-type="as-char" svg:width="6.9236in" svg:height="4.61393in" draw:z-index="0">
<draw:image xlink:href="../Images/AРМІЯINFORM/2023-03-26T81-00-00-04-00/vtraty-voroga-tehnika-5.jpg" xlink:type="simple" xlink:show="embed" xlink:actuate="onLoad" draw:mime-type="image/jpeg"/>
</draw:frame>
Illustrative photo</text:p>
      <text:p text:style-name="P4">
This day, 370 enemy shelling of the barrel and jet artillery was recorded in the Kupyansk-Liman direction. There are also 10 combat jackets.</text:p>
      <text:p text:style-name="P4">
_ <text:span text:style-name="T4">
 About this during live broadcast in </text:span>
 _ <text:a xlink:type="simple" xlink:href="https://www.youtube.com/watch" text:style-name="Internet_20_link" text:visited-style-name="Visited_20_Internet_20_Link">
_ <text:span text:style-name="T4">
 TELERAFONE </text:span>
 _</text:a>
_ ** "Unin" reported a spokesman of the eastern group of troops of the Armed Forces of Ukraine.</text:p>
      <ul>
        <li>
For the last few weeks, this area of the front has been the leader of the Zhytilerian strikes of the Russian forces. During this day, the enemy lost a tank, BMP, a fighting car of the landing and the anti-aircraft missile complex. As for living power, 164 invaders were destroyed and 100 more were injured, - said Sergey Cherevaty.</li>
      </ul>
      <text:p text:style-name="P4">
He also stressed that, unlike Bakhmut, where the larger-hatred attacks were noted at the expense of the Wagnerists, regular troops, enhanced by mobilized landing, motor-shot-shot units and representatives of the so-called LNR, were fighting on Kupyansk-Limansk.</text:p>
      <text:p text:style-name="P4">
News Source: <text:a xlink:type="simple" xlink:href="https://armyinform.com.ua/2023/03/26/namagannya-aktyvizuvaty-zusyllya-na-kupyansko-lymanskomu-napryamku-pryvely-voroga-do-vtraty-tehniky-ta-zhyvoyi-syly/" text:style-name="Internet_20_link" text:visited-style-name="Visited_20_Internet_20_Link">
https://armyinform.com.ua/2023/03/26/namagannya-aktyvizuvaty-zusyllya-na-kupyansko-lymanskomu-napryamku-pryvely-voroga-do-vtraty-tehniky-ta-zhyvoyi-syly/</text:a>
</text:p>
      <!--NEWS-->
      <text:h text:style-name="P10" text:outline-level="1">
<text:span text:style-name="T4">
In three days border guards neutralized 8 enemy drones</text:span>
</text:h>
      <text:p text:style-name="P4">
Author: ['АРМІЯINFORM']</text:p>
      <text:p text:style-name="P4">
Time: 2023-03-26T82:00:00-04:00</text:p>
      <text:p text:style-name="P4">
Description: VIISKOVOVOVOVSKY OF THE REGIONALS OF THE INSTALLY OF THE INSTALLY OF THE INSTALLY OF THE RIGHT INSHICH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3/bpla2.jpeg" text:style-name="Internet_20_link" text:visited-style-name="Visited_20_Internet_20_Link">
bpla2.jpeg</text:a>
', '<text:a xlink:type="simple" xlink:href="https://armyinform.com.ua/wp-content/uploads/2023/03/bpla1.jpeg" text:style-name="Internet_20_link" text:visited-style-name="Visited_20_Internet_20_Link">
bpla1.jpeg</text:a>
']</text:p>
      <text:p text:style-name="P4">
Tags: ['STOPRUSSIA', 'АГРЕСІЯ РФ', 'ВТОРГНЕННЯ РФ', 'ДПСУ']</text:p>
      <text:p text:style-name="P4">
Category: News</text:p>
      <!--METADATA-->
      <text:p text:style-name="P4">
<draw:frame draw:style-name="fr1" draw:name="Image72" text:anchor-type="as-char" svg:width="6.9236in" svg:height="2.861755in" draw:z-index="0">
<draw:image xlink:href="../Images/AРМІЯINFORM/2023-03-26T82-00-00-04-00/bpla2.jpeg" xlink:type="simple" xlink:show="embed" xlink:actuate="onLoad" draw:mime-type="image/jpeg"/>
</draw:frame>
The State Border Guard Service, together with the defense forces, continue to destroy the enemy forces and defend the country, both on earth and in the sky.</text:p>
      <text:p text:style-name="P4">
About it <text:a xlink:type="simple" xlink:href="https://dpsu.gov.ua/ua/news/protyagom-troh-dib-prikordonniki-zneshkodili-8-vorozhih-bezpilotnikiv/" text:style-name="Internet_20_link" text:visited-style-name="Visited_20_Internet_20_Link">
reports</text:a>
State Border Pedagogical University of Ukraine.</text:p>
      <text:p text:style-name="P4">
During the last three days, the border guards landed 8 drows of enemy, whose assistance from occupying Russian troops conducted intelligence activities, or tried to lose ammunition into the positions of defense forces.</text:p>
      <text:p text:style-name="P4">
<draw:frame draw:style-name="fr1" draw:name="Image73" text:anchor-type="as-char" svg:width="6.9236in" svg:height="4.211857in" draw:z-index="0">
<draw:image xlink:href="../Images/AРМІЯINFORM/2023-03-26T82-00-00-04-00/bpla1.jpeg" xlink:type="simple" xlink:show="embed" xlink:actuate="onLoad" draw:mime-type="image/jpeg"/>
</draw:frame>
It is worth noting that after the landing of one of the UAV, the fighters of the Lugansk border detachment found a system of discharge with a aerosol lacrimal granet K-51.</text:p>
      <text:p text:style-name="P4">
Such ammunition spray a substance that can affect the respiratory tract that coughs with shortness of breath, nasal sinuses fills mucus and can damage the health.</text:p>
      <text:p text:style-name="P4">
News Source: <text:a xlink:type="simple" xlink:href="https://armyinform.com.ua/2023/03/26/protyagom-troh-dib-prykordonnyky-zneshkodyly-8-vorozhyh-bezpilotnykiv/" text:style-name="Internet_20_link" text:visited-style-name="Visited_20_Internet_20_Link">
https://armyinform.com.ua/2023/03/26/protyagom-troh-dib-prykordonnyky-zneshkodyly-8-vorozhyh-bezpilotnykiv/</text:a>
</text:p>
      <!--NEWS-->
      <text:h text:style-name="P10" text:outline-level="1">
<text:span text:style-name="T4">
During the day of the Pyrotechnics of the SES, more than 300 explosive items were disposed of</text:span>
</text:h>
      <text:p text:style-name="P4">
Author: ['АРМІЯINFORM']</text:p>
      <text:p text:style-name="P4">
Time: 2023-03-26T83:00:00-04:00</text:p>
      <text:p text:style-name="P4">
Description: Lent out, 26 birch trees, Pirotechnici PIDROZHILIA OF THE POSITIONAL SERVICE OF WORKS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miny1-1.jpeg" text:style-name="Internet_20_link" text:visited-style-name="Visited_20_Internet_20_Link">
miny1-1.jpeg</text:a>
']</text:p>
      <text:p text:style-name="P4">
Tags: ['STOPRUSSIA', 'ДСНС УКРАЇНИ', 'РОЗМІНУВАННЯ']</text:p>
      <text:p text:style-name="P4">
Category: News</text:p>
      <!--METADATA-->
      <text:p text:style-name="P4">
<draw:frame draw:style-name="fr1" draw:name="Image74" text:anchor-type="as-char" svg:width="6.9236in" svg:height="4.32725in" draw:z-index="0">
<draw:image xlink:href="../Images/AРМІЯINFORM/2023-03-26T83-00-00-04-00/miny1-1.jpeg" xlink:type="simple" xlink:show="embed" xlink:actuate="onLoad" draw:mime-type="image/jpeg"/>
</draw:frame>
<text:span text:style-name="T4">
 During the last day, </text:span>
 <text:span text:style-name="T4">
 </text:span>
 March 26 <text:span text:style-name="T4">
 </text:span>
 <text:span text:style-name="T4">
, </text:span>
 pyrotechnic units of Ukraine for Emergency Situations <text:span text:style-name="T4">
 126 times </text:span>
 The finishing tasks were involved.</text:p>
      <text:p text:style-name="P4">
About this <text:a xlink:type="simple" xlink:href="https://t.me/dsns_telegram/15144" text:style-name="Internet_20_link" text:visited-style-name="Visited_20_Internet_20_Link">
_ reports_</text:a>
SES of Ukraine.</text:p>
      <text:p text:style-name="P4">
Pyrotechnical units revealed, seized and disposed of 326 <text:span text:style-name="T4">
 explosive </text:span>
 <text:span text:style-name="T4">
 items. </text:span>
 examined(cleared)area of area <text:span text:style-name="T4">
 23.63 hectares </text:span>
.</text:p>
      <text:p text:style-name="P4">
Most often pyrotechnic units worked: in the Kharkiv region 15 thousand 890 times, Kyiv region - 7 thousand 333, Chernihiv - 4 thousand 392, Donetsk region - 4 thousand. 334, Mykolaiv region - 3 thousand 872, Kherson region - 3 thousand 628, Sumy region - 1 thousand752, Cherkasy region - 1 thousand 83.</text:p>
      <text:p text:style-name="P4">
Reference: in total from the beginning of large -scale aggression of the Russian Federation of Ukrainian Pyrotechnical units of the SES of Ukraine, the Pyrotechnical units of the SES of Ukraine were involved <text:span text:style-name="T4">
 47 902 times </text:span>
 to fulfill the tasks of mine. Disposed of <text:span text:style-name="T4">
 336 637 exquisite objects </text:span>
, including <text:span text:style-name="T4">
 2 199 Aviation bombs </text:span>
. Examined(cleared)area of area <text:span text:style-name="T4">
 81 306 hectares </text:span>
.</text:p>
      <text:p text:style-name="P4">
News Source: <text:a xlink:type="simple" xlink:href="https://armyinform.com.ua/2023/03/26/za-dobu-pirotehniky-dsns-zneshkodyly-ponad-300-vybuhonebezpechnyh-predmetiv-7/" text:style-name="Internet_20_link" text:visited-style-name="Visited_20_Internet_20_Link">
https://armyinform.com.ua/2023/03/26/za-dobu-pirotehniky-dsns-zneshkodyly-ponad-300-vybuhonebezpechnyh-predmetiv-7/</text:a>
</text:p>
      <!--NEWS-->
      <text:h text:style-name="P10" text:outline-level="1">
<text:span text:style-name="T4">
Over 323 million hryvnias have already been paid to residents of liberated territories</text:span>
</text:h>
      <text:p text:style-name="P4">
Author: ['АРМІЯINFORM']</text:p>
      <text:p text:style-name="P4">
Time: 2023-03-26T84:00:00-04:00</text:p>
      <text:p text:style-name="P4">
Description: For 7 Mizhits at the Mizhny Prozktu Minreintegrait, Ukrposhti Tu Mai -People ... War with Ukraine 2022, War with Ukraine Latest News today, News War with Ukraine 2022 The last ones for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03/15-1.jpg" text:style-name="Internet_20_link" text:visited-style-name="Visited_20_Internet_20_Link">
15-1.jpg</text:a>
']</text:p>
      <text:p text:style-name="P4">
Tags: ['STOPRUSSIA', 'АГРЕСІЯ РФ', 'ВТОРГНЕННЯ РФ', 'МІНРЕІНТЕГРАЦІЇ']</text:p>
      <text:p text:style-name="P4">
Category: News</text:p>
      <!--METADATA-->
      <text:p text:style-name="P4">
<draw:frame draw:style-name="fr1" draw:name="Image75" text:anchor-type="as-char" svg:width="6.9236in" svg:height="3.635469in" draw:z-index="0">
<draw:image xlink:href="../Images/AРМІЯINFORM/2023-03-26T84-00-00-04-00/15-1.jpg" xlink:type="simple" xlink:show="embed" xlink:actuate="onLoad" draw:mime-type="image/jpeg"/>
</draw:frame>
For 7 months within the joint project of the Ministry of Reintegration, Ukrposhta of Tamzhi International Organizations ensured the payment of one -time financial assistance to the issues of the deookumed territories for a total amount of more than 323.7 million. The project started in September 2022, and are currently continuing payments.</text:p>
      <text:p text:style-name="P4">
About it <text:a xlink:type="simple" xlink:href="https://minre.gov.ua/2023/03/26/zhytelyam-zvilnenyh-terytorij-vzhe-vyplacheno-ponad-323-miljony-gryven-groshovoyi-dopomogy/" text:style-name="Internet_20_link" text:visited-style-name="Visited_20_Internet_20_Link">
reports</text:a>
Ministry of Reintegration of Temporarily Occupied Territories of Ukraine.</text:p>
      <text:p text:style-name="P4">
Thus, as of March 23, 2023, more than 155 thousand citizens of Nadott of Kharkiv, Kherson, Donetsk, Luhansk and Mykolaiv regions received a cash assistance in the amount of 1,200 UAH of the Red Cross Society of Ukraine.</text:p>
      <text:p text:style-name="P4">
In addition, with the financial support of the International Migration Organization, more than 39 thousand people who live in the liberated territories of Kharkiv, Kherson and Donetsk region have already been paid for 2200 hryvnias per month. Each person receives such payments within 3 months.</text:p>
      <text:p text:style-name="P4">
News Source: <text:a xlink:type="simple" xlink:href="https://armyinform.com.ua/2023/03/26/zhytelyam-zvilnenyh-terytorij-vzhe-vyplacheno-ponad-323-miljony-gryven-groshovoyi-dopomogy/" text:style-name="Internet_20_link" text:visited-style-name="Visited_20_Internet_20_Link">
https://armyinform.com.ua/2023/03/26/zhytelyam-zvilnenyh-terytorij-vzhe-vyplacheno-ponad-323-miljony-gryven-groshovoyi-dopomogy/</text:a>
</text:p>
      <!--NEWS-->
      <text:h text:style-name="P10" text:outline-level="1">
<text:span text:style-name="T4">
In the Ministry of Foreign Affairs of Ukraine urged Belarus to prevent the intentions of the Russian Federation to place nuclear weapons in their territory</text:span>
</text:h>
      <text:p text:style-name="P4">
Author: ['АРМІЯINFORM']</text:p>
      <text:p text:style-name="P4">
Time: 2023-03-26T85:00:00-04:00</text:p>
      <text:p text:style-name="P4">
Description: Klacksan to the Biloruchea Supplism does not allow the real nesting of the nesting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rossyia-voyna-oruzhye-ukrayna.jpg" text:style-name="Internet_20_link" text:visited-style-name="Visited_20_Internet_20_Link">
rossyia-voyna-oruzhye-ukrayna.jpg</text:a>
']</text:p>
      <text:p text:style-name="P4">
Tags: ['STOPRUSSIA', 'ЗАЯВА МЗС УКРАЇНИ', 'ЯДЕРНИЙ ШАНТАЖ']</text:p>
      <text:p text:style-name="P4">
Category: News</text:p>
      <!--METADATA-->
      <text:p text:style-name="P4">
<draw:frame draw:style-name="fr1" draw:name="Image76" text:anchor-type="as-char" svg:width="6.9236in" svg:height="4.369813in" draw:z-index="0">
<draw:image xlink:href="../Images/AРМІЯINFORM/2023-03-26T85-00-00-04-00/rossyia-voyna-oruzhye-ukrayna.jpg" xlink:type="simple" xlink:show="embed" xlink:actuate="onLoad" draw:mime-type="image/jpeg"/>
</draw:frame>
Ukraine appeals to the Belarusian society to prevent the realization of nuclear weapons in Belarus, which will even turn this country into a Kremlin's hostage and have a catastrophic minute for its future.</text:p>
      <text:p text:style-name="P4">
About this <text:a xlink:type="simple" xlink:href="https://mfa.gov.ua/news/zayava-mzs-ukrayini-shchodo-namiriv-rf-rozmistiti-na-teritoriyi-bilorusi-taktichnu-yadernu-zbroyu" text:style-name="Internet_20_link" text:visited-style-name="Visited_20_Internet_20_Link">
it is referred</text:a>
On the MZSUKU website.</text:p>
      <text:p text:style-name="P4">
"The latest statements of the Russian Federation on the intentions to place tactical nuclear weapons in Belarus are another provocative step in the criminal Putin regime, which undermines the principles of non -proliferation of nuclear weapons, architectural disarmament and the international security system as a whole."</text:p>
      <text:p text:style-name="P4">
Such intentions can not but cause much concern for all world community, since Russia declares them under the conditions of continuation of its unexpected aggressive war against Ukraine.</text:p>
      <text:p text:style-name="P4">
Despite the horrific crimes against humanity and military crimes that the Kremlin conducts this invading war against the sovereign state, Russia is unable to defeat the battlefield.</text:p>
      <text:p text:style-name="P4">
In the Ukrainian Foreign Ministry, the states of the Seven European Union group to warn Belarusian authorities about the far -reaching consequences of Belarus, in the event of its consent to accept in its territory tactical nuclear collection from Russia.</text:p>
      <text:p text:style-name="P4">
Ukraine is expecting effective action to counteract the Kremlin nuclear blackmail from BCA, China, the United States and France, including permanent members of the UN Radion Safety, which are particularly responsible for preventing nuclear weapons. We demand that the UN Security Council meet immediately for this purpose.</text:p>
      <text:p text:style-name="P4">
Ukraine calls on all members of the world community to bring to the criminal regime a categorical inability to take its regular nuclear provocations to take measures to effectively restrain and prevent any possible use by the state-aggressor of nuclear weapons.</text:p>
      <text:p text:style-name="P4">
Russia once again confirms its chronic inability to be a responsible manager of nuclear weapons as a means of restraining and preventing war, and non -instrumental threats and intimidation. The world must unite against the one who is jeopardizing the future of human civilization.</text:p>
      <text:p text:style-name="P4">
News Source: <text:a xlink:type="simple" xlink:href="https://armyinform.com.ua/2023/03/26/mzs-ukrayiny-zaklykaly-bilorus-zavadyty-namiram-rf-rozmistyty-yadernu-zbroyu-na-yih-terytoriyi/" text:style-name="Internet_20_link" text:visited-style-name="Visited_20_Internet_20_Link">
https://armyinform.com.ua/2023/03/26/mzs-ukrayiny-zaklykaly-bilorus-zavadyty-namiram-rf-rozmistyty-yadernu-zbroyu-na-yih-terytoriyi/</text:a>
</text:p>
      <!--NEWS-->
      <text:h text:style-name="P10" text:outline-level="1">
<text:span text:style-name="T4">
Ukrainian singers, actors, presenters and bloggers greeted defenders on the Day of the National Guard of Ukraine</text:span>
</text:h>
      <text:p text:style-name="P4">
Author: ['АРМІЯINFORM']</text:p>
      <text:p text:style-name="P4">
Time: 2023-03-26T86:00:00-04:00</text:p>
      <text:p text:style-name="P4">
Description: The people are native of Suseluna National Guard of Ukraine Bula was shaken in birch 2014 Rock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1/228628_ngu.png" text:style-name="Internet_20_link" text:visited-style-name="Visited_20_Internet_20_Link">
228628_ngu.png</text:a>
']</text:p>
      <text:p text:style-name="P4">
Tags: ['STOPRUSSIA', 'АГРЕСІЯ РФ', 'ВТОРГНЕННЯ РФ']</text:p>
      <text:p text:style-name="P4">
Category: News</text:p>
      <!--METADATA-->
      <text:p text:style-name="P4">
<draw:frame draw:style-name="fr1" draw:name="Image77" text:anchor-type="as-char" svg:width="6.9236in" svg:height="3.606042in" draw:z-index="0">
<draw:image xlink:href="../Images/AРМІЯINFORM/2023-03-26T86-00-00-04-00/228628_ngu.png" xlink:type="simple" xlink:show="embed" xlink:actuate="onLoad" draw:mime-type="image/png"/>
</draw:frame>
Photo: espreso.tv</text:p>
      <text:p text:style-name="P4">
The modern National Guard of Ukraine was created in March 2014 after the midst of Russia's aggression in eastern Ukraine.</text:p>
      <text:p text:style-name="P4">
About it <text:a xlink:type="simple" xlink:href="https://ngu.gov.ua/ukrayinski-spivaky-aktory-muzykanty-veduchi-ta-blogery-pryvitaly-vijskovosluzhbovcziv-z-dnem-naczionalnoyi-gvardiyi-ukrayiny/" text:style-name="Internet_20_link" text:visited-style-name="Visited_20_Internet_20_Link">
reports</text:a>
National Guard of Ukraine.</text:p>
      <text:p text:style-name="P4">
It included trained servicemen of the internal troops and motivations, who united their forces to stand up for the people and statehood of Ukraine. Military formation with law enforcement functions has become a tool that can quickly respond to various security threats throughout Ukraine.</text:p>
      <text:p text:style-name="P4">
Currently, the units of the National Guard of Ukraine are a prominent component of the defense forces.</text:p>
      <text:p text:style-name="P4">
News Source: <text:a xlink:type="simple" xlink:href="https://armyinform.com.ua/2023/03/26/ukrayinski-spivaky-aktory-muzykanty-veduchi-ta-blogery-pryvitaly-zahysnykiv-z-dnem-naczionalnoyi-gvardiyi-ukrayiny/" text:style-name="Internet_20_link" text:visited-style-name="Visited_20_Internet_20_Link">
https://armyinform.com.ua/2023/03/26/ukrayinski-spivaky-aktory-muzykanty-veduchi-ta-blogery-pryvitaly-zahysnykiv-z-dnem-naczionalnoyi-gvardiyi-ukrayiny/</text:a>
</text:p>
      <!--NEWS-->
      <text:h text:style-name="P10" text:outline-level="1">
<text:span text:style-name="T4">
In a week of the Armed Forces, nearly 6,000 occupiers were destroyed</text:span>
</text:h>
      <text:p text:style-name="P4">
Author: ['АРМІЯINFORM']</text:p>
      <text:p text:style-name="P4">
Time: 2023-03-26T87:00:00-04:00</text:p>
      <text:p text:style-name="P4">
Description: The last Ukrainian Zahisnikovs were Zekhisnikov 5640 Penpolats, 404 Odnitnitsky Ozbrinnya that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photo_5260728153666602659_y-1.jpg" text:style-name="Internet_20_link" text:visited-style-name="Visited_20_Internet_20_Link">
photo_5260728153666602659_y-1.jpg</text:a>
']</text:p>
      <text:p text:style-name="P4">
Tags: ['STOPRUSSIA', 'ГЕНЕРАЛ-ЛЕЙТЕНАНТ ОЛЕКСАНДР ПАВЛЮК']</text:p>
      <text:p text:style-name="P4">
Category: News</text:p>
      <!--METADATA-->
      <text:p text:style-name="P4">
<draw:frame draw:style-name="fr1" draw:name="Image78" text:anchor-type="as-char" svg:width="6.9236in" svg:height="5.014077in" draw:z-index="0">
<draw:image xlink:href="../Images/AРМІЯINFORM/2023-03-26T87-00-00-04-00/photo_5260728153666602659_y-1.jpg" xlink:type="simple" xlink:show="embed" xlink:actuate="onLoad" draw:mime-type="image/jpeg"/>
</draw:frame>
During the week, Ukrainian defenders destroyed 5640 invaders, 404 units and military equipment.</text:p>
      <text:p text:style-name="P4">
About it <text:a xlink:type="simple" xlink:href="https://t.me/Pavliuk_KSV/3675" text:style-name="Internet_20_link" text:visited-style-name="Visited_20_Internet_20_Link">
reports</text:a>
First Deputy Ministers of Ukraine Lieutenant General Oleksandr Pavlyuk.</text:p>
      <text:p text:style-name="P4">
In the week <text:span text:style-name="T4">
 March 20-26 </text:span>
 the Defense Forces of Ukraine destroyed about 5640 of the enemy's deputy composition. Significant losses have suffered weapons and military -warships of Russian troops:</text:p>
      <ul>
        <li>
63 tanks; * 94 combat armored vehicles; * 63 artillery systems; * 15 RSZV; * 9 air defense settings; * 78 units of auto engineering; * 20 units of special equipment.</li>
      </ul>
      <text:p text:style-name="P4">
In addition, our defenders have shot the helicopter, 4 winged rockets and 57 UAVs.</text:p>
      <text:p text:style-name="P4">
News Source: <text:a xlink:type="simple" xlink:href="https://armyinform.com.ua/2023/03/26/za-tyzhden-zsu-znyshhyly-majzhe-6-tysyach-okupantiv/" text:style-name="Internet_20_link" text:visited-style-name="Visited_20_Internet_20_Link">
https://armyinform.com.ua/2023/03/26/za-tyzhden-zsu-znyshhyly-majzhe-6-tysyach-okupantiv/</text:a>
</text:p>
      <!--NEWS-->
      <text:h text:style-name="P10" text:outline-level="1">
<text:span text:style-name="T4">
Anna Malyar urged Ukrainians to consume information from official sites and verified accounts</text:span>
</text:h>
      <text:p text:style-name="P4">
Author: ['АРМІЯINFORM']</text:p>
      <text:p text:style-name="P4">
Time: 2023-03-26T88:00:00-04:00</text:p>
      <text:p text:style-name="P4">
Description: Intercessor Minstra defense Ukrainian Ghanna Malyar was jammed by the Ukrainian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2/malyar-ganna-1.jpg" text:style-name="Internet_20_link" text:visited-style-name="Visited_20_Internet_20_Link">
malyar-ganna-1.jpg</text:a>
', '<text:a xlink:type="simple" xlink:href="https://armyinform.com.ua/wp-content/uploads/2023/03/photo_5262836278234302186_y.jpg" text:style-name="Internet_20_link" text:visited-style-name="Visited_20_Internet_20_Link">
photo_5262836278234302186_y.jpg</text:a>
']</text:p>
      <text:p text:style-name="P4">
Tags: ['ГАННА МАЛЯР']</text:p>
      <text:p text:style-name="P4">
Category: News</text:p>
      <!--METADATA-->
      <text:p text:style-name="P4">
<draw:frame draw:style-name="fr1" draw:name="Image79" text:anchor-type="as-char" svg:width="6.9236in" svg:height="5.532059in" draw:z-index="0">
<draw:image xlink:href="../Images/AРМІЯINFORM/2023-03-26T88-00-00-04-00/malyar-ganna-1.jpg" xlink:type="simple" xlink:show="embed" xlink:actuate="onLoad" draw:mime-type="image/jpeg"/>
</draw:frame>
Deputy Minister of Defense of Ukraine Anna Malyar called on Ukrainians to consume information when there is an author from official sites verified by the ticking of the acunches and checking information.</text:p>
      <text:p text:style-name="P4">
About it <text:a xlink:type="simple" xlink:href="https://t.me/annamaliar/598" text:style-name="Internet_20_link" text:visited-style-name="Visited_20_Internet_20_Link">
wrote</text:a>
In his telegram.</text:p>
      <text:p text:style-name="P4">
“There is a time when the infoism streams cannot be stopped. It should be perceived and unsettled for it, ”said the Deputy Minister of Defense of Ukraine.</text:p>
      <text:p text:style-name="P4">
<draw:frame draw:style-name="fr1" draw:name="Image80" text:anchor-type="as-char" svg:width="6.9236in" svg:height="3.347135in" draw:z-index="0">
<draw:image xlink:href="../Images/AРМІЯINFORM/2023-03-26T88-00-00-04-00/photo_5262836278234302186_y.jpg" xlink:type="simple" xlink:show="embed" xlink:actuate="onLoad" draw:mime-type="image/jpeg"/>
</draw:frame>
Anna Malyar cited one of the following examples:</text:p>
      <text:p text:style-name="P4">
“Here's a Case of Infosmita about me and a little fact -making:</text:p>
      <text:p text:style-name="P4">
05/21/2014 in Ukrainian really published my article "Why not vote the Zyyrating Candidate". Let us remind you then it was Poroshenko. There is a bunch of mystarts and performances with criticism of the Minsk agreements. During Poroshenko, ambiguous loud murders were committed. And then the authorities were nervous about my public comments, taking into account my scientific profession - crimes in the field of politics. I understood everything. The authorities were nervous so that I was summoned after etheri to the SBU and asked not to comment on the loud murders. I have been public about it. I just remind. And another fact. Since spring 2019, a whole category with specific characteristics has disappeared from criminal reports. Because they were ordered. And about painter and Euro solidarity is funny, ”the upgrade reads.</text:p>
      <text:p text:style-name="P4">
News Source: <text:a xlink:type="simple" xlink:href="https://armyinform.com.ua/2023/03/26/ganna-malyar-zaklykala-ukrayincziv-spozhyvaty-informacziyu-z-oficzijnyh-sajtiv-ta-veryfikovanyh-akauntiv/" text:style-name="Internet_20_link" text:visited-style-name="Visited_20_Internet_20_Link">
https://armyinform.com.ua/2023/03/26/ganna-malyar-zaklykala-ukrayincziv-spozhyvaty-informacziyu-z-oficzijnyh-sajtiv-ta-veryfikovanyh-akauntiv/</text:a>
</text:p>
      <!--NEWS-->
      <text:h text:style-name="P10" text:outline-level="1">
<text:span text:style-name="T4">
During the day, Ukrainian defenders repelled more than 50 enemy attacks</text:span>
</text:h>
      <text:p text:style-name="P4">
Author: ['АРМІЯINFORM']</text:p>
      <text:p text:style-name="P4">
Time: 2023-03-26T89:00:00-04:00</text:p>
      <text:p text:style-name="P4">
Description: Opponent Zoservzhil Zuillya at the leading advanced di on Limansky,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gsh.jpeg" text:style-name="Internet_20_link" text:visited-style-name="Visited_20_Internet_20_Link">
gsh.jpeg</text:a>
']</text:p>
      <text:p text:style-name="P4">
Tags: ['STOPRUSSIA', 'АГРЕСІЯ РФ', 'ВТОРГНЕННЯ РФ', 'ГШ ЗСУ', 'ОПЕРАТИВНА ІНФОРМАЦІЯ', 'ХРОНІКА ОБОРОНИ']</text:p>
      <text:p text:style-name="P4">
Category: News</text:p>
      <!--METADATA-->
      <text:p text:style-name="P4">
<draw:frame draw:style-name="fr1" draw:name="Image81" text:anchor-type="as-char" svg:width="6.9236in" svg:height="5.820953in" draw:z-index="0">
<draw:image xlink:href="../Images/AРМІЯINFORM/2023-03-26T89-00-00-04-00/gsh.jpeg" xlink:type="simple" xlink:show="embed" xlink:actuate="onLoad" draw:mime-type="image/jpeg"/>
</draw:frame>
** 🔥I</text:p>
      <text:p text:style-name="P4">
The enemy focuses on the main efforts on the offensive actions of Nalimansk, Bakhmut, Avdiiv and Mariinsky directions. They, thanks to their professional and coordinated actions, have reflected more than 50 warrior attacks.</text:p>
      <text:p text:style-name="P4">
About it on Facebook <text:a xlink:type="simple" xlink:href="https://www.facebook.com/GeneralStaff.ua/posts/pfbid02FnK5bXUHWMsuvWNC48S88M1pf82E3gHcwAdM3DA8vu6MCShfzuhT4rmBp4ecvCXxl" text:style-name="Internet_20_link" text:visited-style-name="Visited_20_Internet_20_Link">
reports</text:a>
The General Staff of the Armed Forces.</text:p>
      <text:p text:style-name="P4">
In the Volyn, Polissya, Siversky and Slobozhansky directions, operational and no signs of formation of offensive groups were detected. In the territory of the Republic of Belarus there are events of the formation of units of the Armed Forces of the Russian Federation. The opponent precisely to maintain military presence in the border areas of the Kursk Tabelgorod regions.</text:p>
      <text:p text:style-name="P4">
News Source: <text:a xlink:type="simple" xlink:href="https://armyinform.com.ua/2023/03/26/protyagom-doby-ukrayinski-zahysnyky-vidbyly-ponad-50-vorozhyh-atak/" text:style-name="Internet_20_link" text:visited-style-name="Visited_20_Internet_20_Link">
https://armyinform.com.ua/2023/03/26/protyagom-doby-ukrayinski-zahysnyky-vidbyly-ponad-50-vorozhyh-atak/</text:a>
</text:p>
      <!--NEWS-->
      <text:h text:style-name="P10" text:outline-level="1">
<text:span text:style-name="T4">
In the Zaporizhzhia region, the racists arranged a local hospital under the hospital and do not let civilians there</text:span>
</text:h>
      <text:p text:style-name="P4">
Author: ['АРМІЯINFORM']</text:p>
      <text:p text:style-name="P4">
Time: 2023-03-26T90:00:00-04:00</text:p>
      <text:p text:style-name="P4">
Description: Rosiyski Zagarbniki to the Grand Different Establishment. Zmushkh їh ... War with Ukraine 2022, War with Ukraine latest news today, News War with Ukraine 2022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1/poraneni-rosiyany.jpg" text:style-name="Internet_20_link" text:visited-style-name="Visited_20_Internet_20_Link">
poraneni-rosiyany.jpg</text:a>
']</text:p>
      <text:p text:style-name="P4">
Tags: ['АГРЕСІЯ РФ', 'ВТОРГНЕННЯ РФ', 'ГШ ЗСУ', 'ОПЕРАТИВНА ІНФОРМАЦІЯ']</text:p>
      <text:p text:style-name="P4">
Category: News</text:p>
      <!--METADATA-->
      <text:p text:style-name="P4">
<draw:frame draw:style-name="fr1" draw:name="Image82" text:anchor-type="as-char" svg:width="6.9236in" svg:height="4.61903in" draw:z-index="0">
<draw:image xlink:href="../Images/AРМІЯINFORM/2023-03-26T90-00-00-04-00/poraneni-rosiyany.jpg" xlink:type="simple" xlink:show="embed" xlink:actuate="onLoad" draw:mime-type="image/jpeg"/>
</draw:frame>
<text:span text:style-name="T4">
 🔥 Situation on Russian invasion </text:span>
</text:p>
      <text:p text:style-name="P4">
Russian invaders continue to suffer huge losses. This forces them to be hospitalized in civilian medical facilities.</text:p>
      <text:p text:style-name="P4">
About it on Facebook <text:a xlink:type="simple" xlink:href="https://www.facebook.com/GeneralStaff.ua/posts/pfbid02FnK5bXUHWMsuvWNC48S88M1pf82E3gHcwAdM3DA8vu6MCShfzuhT4rmBp4ecvCXxl" text:style-name="Internet_20_link" text:visited-style-name="Visited_20_Internet_20_Link">
reports</text:a>
The General Staff of the Armed Forces.</text:p>
      <text:p text:style-name="P4">
“Yes, in the settlement of Novovasilovka of the Azov district of Zaporizhzhya region, Russian occupation troops use a local hospital as a trial. As of March 25, about 200 wounded Russian invaders are treated. Civilians are prohibited from access to medical establishment, ”the message reads.</text:p>
      <text:p text:style-name="P4">
News Source: <text:a xlink:type="simple" xlink:href="https://armyinform.com.ua/2023/03/26/u-zaporizkij-oblasti-rashysty-oblashtuvaly-misczevu-likarnyu-pid-shpytal-i-ne-puskayut-tudy-czyvilnyh/" text:style-name="Internet_20_link" text:visited-style-name="Visited_20_Internet_20_Link">
https://armyinform.com.ua/2023/03/26/u-zaporizkij-oblasti-rashysty-oblashtuvaly-misczevu-likarnyu-pid-shpytal-i-ne-puskayut-tudy-czyvilnyh/</text:a>
</text:p>
      <!--NEWS-->
      <text:h text:style-name="P10" text:outline-level="1">
<text:span text:style-name="T4">
Our aviation per day has struck 3 strokes on hostile positions and technique</text:span>
</text:h>
      <text:p text:style-name="P4">
Author: ['АРМІЯINFORM']</text:p>
      <text:p text:style-name="P4">
Time: 2023-03-26T91:00:00-04:00</text:p>
      <text:p text:style-name="P4">
Description: At the Limanskoye, the opponent of the Non -Street Enhanced Enterprise in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ГРЕСІЯ РФ', 'ВІЙНА', 'ВТОРГНЕННЯ РФ', 'ОПЕРАТИВНА ІНФОРМАЦІЯ', 'ХРОНІКА ОБОРОНИ']</text:p>
      <text:p text:style-name="P4">
Category: News</text:p>
      <!--METADATA-->
      <text:p text:style-name="P4">
<draw:frame draw:style-name="fr1" draw:name="Image83" text:anchor-type="as-char" svg:width="6.9236in" svg:height="3.894525in" draw:z-index="0">
<draw:image xlink:href="../Images/AРМІЯINFORM/2023-03-26T91-00-00-04-00/aviacziya-syl-oborony-ukrayiny.jpg" xlink:type="simple" xlink:show="embed" xlink:actuate="onLoad" draw:mime-type="image/jpeg"/>
</draw:frame>
Illustrative Photo <text:span text:style-name="T4">
 🔥 Situation on Russian Completion </text:span>
</text:p>
      <text:p text:style-name="P4">
In the Liman direction during the day the enemy led unsuccessful offensive divers of the settlements of Sinkivka and Vesele. Carried out artillery fellows in the Kupyansk Kharkiv region; Makeevka, Nevsky, Dibrova, Bigorivka, Luhansk region, as well as wells, Liman and recesses of the Nadonechyna.</text:p>
      <text:p text:style-name="P4">
About it on Facebook <text:a xlink:type="simple" xlink:href="https://www.facebook.com/GeneralStaff.ua/posts/pfbid02FnK5bXUHWMsuvWNC48S88M1pf82E3gHcwAdM3DA8vu6MCShfzuhT4rmBp4ecvCXxl" text:style-name="Internet_20_link" text:visited-style-name="Visited_20_Internet_20_Link">
reports</text:a>
The General Staff of the Armed Forces.</text:p>
      <text:p text:style-name="P4">
"Aviation of the Defense Forces of Ukraine per day made 3 strokes in the areas of concentration and military equipment of the occupiers, units of the missile troops of the Iarterleria struck 3 areas of the enemy's concentration, radio electronic focus and the enemy ammunition," the statement said.</text:p>
      <text:p text:style-name="P4">
News Source: <text:a xlink:type="simple" xlink:href="https://armyinform.com.ua/2023/03/26/nasha-aviacziya-za-dobu-zavdala-3-udary-po-vorozhyh-pozycziyah-ta-tehniczi/" text:style-name="Internet_20_link" text:visited-style-name="Visited_20_Internet_20_Link">
https://armyinform.com.ua/2023/03/26/nasha-aviacziya-za-dobu-zavdala-3-udary-po-vorozhyh-pozycziyah-ta-tehniczi/</text:a>
</text:p>
      <!--NEWS-->
      <text:h text:style-name="P10" text:outline-level="1">
<text:span text:style-name="T4">
Josep Borrel: EU is ready to introduce new sanctions if the Russian Federation places nuclear weapons in Belarus</text:span>
</text:h>
      <text:p text:style-name="P4">
Author: ['АРМІЯINFORM']</text:p>
      <text:p text:style-name="P4">
Time: 2023-03-26T92:00:00-04:00</text:p>
      <text:p text:style-name="P4">
Description: Єvrososyuz prepare to introduce new sankes from the time of the tactful nuclear of the nuclear in ... War with Ukraine 2022, the war with Ukraine latest news today, the news War with Ukraine 2022 is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0/06/zhozep_borrel_.jpg" text:style-name="Internet_20_link" text:visited-style-name="Visited_20_Internet_20_Link">
zhozep_borrel_.jpg</text:a>
']</text:p>
      <text:p text:style-name="P4">
Tags: ['STOPRUSSIA', 'ЖОЗЕП БОРРЕЛЬ']</text:p>
      <text:p text:style-name="P4">
Category: News</text:p>
      <!--METADATA-->
      <text:p text:style-name="P4">
<draw:frame draw:style-name="fr1" draw:name="Image84" text:anchor-type="as-char" svg:width="6.9236in" svg:height="3.896366in" draw:z-index="0">
<draw:image xlink:href="../Images/AРМІЯINFORM/2023-03-26T92-00-00-04-00/zhozep_borrel_.jpg" xlink:type="simple" xlink:show="embed" xlink:actuate="onLoad" draw:mime-type="image/jpeg"/>
</draw:frame>
The EU is ready to impose new sanctions in the case of tactical nuclear weapons in Belarus.</text:p>
      <text:p text:style-name="P4">
About it <text:a xlink:type="simple" xlink:href="https://twitter.com/JosepBorrellF" text:style-name="Internet_20_link" text:visited-style-name="Visited_20_Internet_20_Link">
stated</text:a>
High Representative of the European Union on Foreign Affairs and Security Policy Josep Borrel on Twitter.</text:p>
      <text:p text:style-name="P4">
He noted that he saw in the possible placement of Russian tactical nuclear weapons in Belarus the threat to European security.</text:p>
      <text:p text:style-name="P4">
"The placement of Russian nuclear weapons in Belarus would mean irresponsible and threat to European security," his post reads.</text:p>
      <text:p text:style-name="P4">
Josep Borrel emphasized that "Belarus can still stop it, and it is her choice."</text:p>
      <text:p text:style-name="P4">
We will remind, on March 25, Russian President Vladimir Putin announced that Russia will place tactical nuclear weapons in Belarus.</text:p>
      <text:p text:style-name="P4">
In the Ministry of Foreign Affairs of Ukraine <text:a xlink:type="simple" xlink:href="https://armyinform.com.ua/2023/03/26/mzs-ukrayiny-zaklykaly-bilorus-zavadyty-namiram-rf-rozmistyty-yadernu-zbroyu-na-yih-terytoriyi/" text:style-name="Internet_20_link" text:visited-style-name="Visited_20_Internet_20_Link">
demand</text:a>
Immediately convene from an extraordinary meeting of the UN Security Council and awaits the efficient actions to counteract the nuclear blackmail of the Russian Federation by the United Kingdom, China, the US and France.</text:p>
      <text:p text:style-name="P4">
News Source: <text:a xlink:type="simple" xlink:href="https://armyinform.com.ua/2023/03/26/zhozep-borrel-yes-gotovyj-vvesty-novi-sankcziyi-yakshho-rf-rozmistyt-yadernu-zbroyu-u-bilorusi/" text:style-name="Internet_20_link" text:visited-style-name="Visited_20_Internet_20_Link">
https://armyinform.com.ua/2023/03/26/zhozep-borrel-yes-gotovyj-vvesty-novi-sankcziyi-yakshho-rf-rozmistyt-yadernu-zbroyu-u-bilorusi/</text:a>
</text:p>
      <!--NEWS-->
      <text:h text:style-name="P10" text:outline-level="1">
<text:span text:style-name="T4">
The Ukrainian military captured the Russian armored car BPM-97 "lining"</text:span>
</text:h>
      <text:p text:style-name="P4">
Author: ['АРМІЯINFORM']</text:p>
      <text:p text:style-name="P4">
Time: 2023-03-26T93:00:00-04:00</text:p>
      <text:p text:style-name="P4">
Description: Netstand, PID Hour to the counteratrnastupu by our wines, it was necessary to click the Rosіska BPM-97 armored vehicle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kjtjtr-e1679844333278.jpg" text:style-name="Internet_20_link" text:visited-style-name="Visited_20_Internet_20_Link">
kjtjtr-e1679844333278.jpg</text:a>
']</text:p>
      <text:p text:style-name="P4">
Tags: ['MILITARY MEDIA CENTER', 'ТРОФЕЙНА ТЕХНІКА', 'ХРОНІКА ОБОРОНИ']</text:p>
      <text:p text:style-name="P4">
Category: News</text:p>
      <!--METADATA-->
      <text:p text:style-name="P4">
<draw:frame draw:style-name="fr1" draw:name="Image85" text:anchor-type="as-char" svg:width="6.9236in" svg:height="4.483031in" draw:z-index="0">
<draw:image xlink:href="../Images/AРМІЯINFORM/2023-03-26T93-00-00-04-00/kjtjtr-e1679844333278.jpg" xlink:type="simple" xlink:show="embed" xlink:actuate="onLoad" draw:mime-type="image/jpeg"/>
</draw:frame>
Recently, during the counter-offensive, our soldiers managed to capture the Russian bunicular <text:a xlink:type="simple" xlink:href="https://armyinform.com.ua/2022/05/19/bronovanyj-kamaz-v%d1%8bstrel-nova-mishen-dlya-ukrayinskyh-zahysnykiv/" text:style-name="Internet_20_link" text:visited-style-name="Visited_20_Internet_20_Link">
BPM-97 "lining"</text:a>
.</text:p>
      <text:p text:style-name="P4">
Про це <text:a xlink:type="simple" xlink:href="https://t.me/militarymediacenter/1544" text:style-name="Internet_20_link" text:visited-style-name="Visited_20_Internet_20_Link">
повідомляє</text:a>
Military Mediacenter.</text:p>
      <text:p text:style-name="P4">
“Since the beginning of a large -scale invasion of the Russian Federation, Ukrainian military has seized considerable military equipment and weapons.</text:p>
      <text:p text:style-name="P4">
According to the reviews of our defenders, this trophy armored vehicle even nearby is not beating with domestic or western OWT. Warriors admit that such "trophies" are used only for ammunition, because for people there is neither comfort nor sufficient protection, ”the message reads.</text:p>
      <text:p text:style-name="P4">
_ <text:span text:style-name="T4">
 KAMAZ-43269 "Vistrel" </text:span>
-a full-wheel drive machine with a load-bearing weld, installed on the chassis of high patency of the CACAZ-4326 civilian car. It has a classic layout-a motor compartment and a compartment for placement of a ventilation and a landing. On the sides of the case there are doors for landing and landing, as well as feed doors. The roof provides hatches for landing, mechanic and commander_.</text:p>
      <text:p text:style-name="P4">
News Source: <text:a xlink:type="simple" xlink:href="https://armyinform.com.ua/2023/03/26/ukrayinski-vijskovi-zahopyly-rosijskyj-broneavtomobil-bpm-97-vystryel/" text:style-name="Internet_20_link" text:visited-style-name="Visited_20_Internet_20_Link">
https://armyinform.com.ua/2023/03/26/ukrayinski-vijskovi-zahopyly-rosijskyj-broneavtomobil-bpm-97-vystryel/</text:a>
</text:p>
      <!--NEWS-->
      <text:h text:style-name="P10" text:outline-level="1">
<text:span text:style-name="T4">
Rosarmia's troops fired the border of Chernivtsi, there is damage</text:span>
</text:h>
      <text:p text:style-name="P4">
Author: ['АРМІЯINFORM']</text:p>
      <text:p text:style-name="P4">
Time: 2023-03-26T94:00:00-04:00</text:p>
      <text:p text:style-name="P4">
Description: For Doba, the Russian Rosarmi Dvichi was sheltered by the Bengigyvsko region.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3/obstrilyaly.jpg" text:style-name="Internet_20_link" text:visited-style-name="Visited_20_Internet_20_Link">
obstrilyaly.jpg</text:a>
']</text:p>
      <text:p text:style-name="P4">
Tags: ['STOPRUSSIA', 'ОБСТРІЛИ РФ', 'ОПЕРАТИВНЕ КОМАНДУВАННЯ «ПІВНІЧ»']</text:p>
      <text:p text:style-name="P4">
Category: News</text:p>
      <!--METADATA-->
      <text:p text:style-name="P4">
<draw:frame draw:style-name="fr1" draw:name="Image86" text:anchor-type="as-char" svg:width="6.9236in" svg:height="4.620443in" draw:z-index="0">
<draw:image xlink:href="../Images/AРМІЯINFORM/2023-03-26T94-00-00-04-00/obstrilyaly.jpg" xlink:type="simple" xlink:show="embed" xlink:actuate="onLoad" draw:mime-type="image/jpeg"/>
</draw:frame>
During the day, Rosarmia's troops fired twice fired by the border of the Chernihiv region.</text:p>
      <text:p text:style-name="P4">
About it <text:a xlink:type="simple" xlink:href="https://www.facebook.com/plugins/post.php" text:style-name="Internet_20_link" text:visited-style-name="Visited_20_Internet_20_Link">
reports</text:a>
Operational Command "North".</text:p>
      <text:p text:style-name="P4">
"From 14:40 to 3:00 pm <text:span text:style-name="T4">
 3 arrivals </text:span>
, probably with a mortar 120 mm, Undouly of the settlement of Karpovichi," - the message reads.</text:p>
      <text:p text:style-name="P4">
The shelling damaged a private home.</text:p>
      <text:p text:style-name="P4">
“From 17:25 to 17:55, <text:span text:style-name="T4">
 8 parishes </text:span>
, probably with a mortar 120 mm, Uij district of the settlement of Blushn. There was no information about the losses among the local population with the disposal of civilian infrastructure, ”the command was added.</text:p>
      <text:p text:style-name="P4">
News Source: <text:a xlink:type="simple" xlink:href="https://armyinform.com.ua/2023/03/26/vijska-rosarmiyi-obstrilyaly-prykordonnya-chergivshhyny-ye-rujnuvannya/" text:style-name="Internet_20_link" text:visited-style-name="Visited_20_Internet_20_Link">
https://armyinform.com.ua/2023/03/26/vijska-rosarmiyi-obstrilyaly-prykordonnya-chergivshhyny-ye-rujnuvannya/</text:a>
</text:p>
      <!--NEWS-->
      <text:h text:style-name="P10" text:outline-level="1">
<text:span text:style-name="T4">
The Estonian Defense Ministry showed the training of Ukrainian military at howitzers</text:span>
</text:h>
      <text:p text:style-name="P4">
Author: ['АРМІЯINFORM']</text:p>
      <text:p text:style-name="P4">
Time: 2023-03-26T95:00:00-04:00</text:p>
      <text:p text:style-name="P4">
Description: At the ministry, the defense of the ESTONI showed, the yak to pass hounded by Ukraine Viezikovikh on ... War with Ukraine 2022, the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28453de6-5efd226bc7f7cb69ea2b23c4d52c8328.jpeg" text:style-name="Internet_20_link" text:visited-style-name="Visited_20_Internet_20_Link">
28453de6-5efd226bc7f7cb69ea2b23c4d52c8328.jpeg</text:a>
']</text:p>
      <text:p text:style-name="P4">
Tags: ['МІНІСТЕРСТВО ОБОРОНИ ЕСТОНІЇ', 'ПІДГОТОВКА ВІЙСЬК']</text:p>
      <text:p text:style-name="P4">
Category: News</text:p>
      <!--METADATA-->
      <text:p text:style-name="P4">
<draw:frame draw:style-name="fr1" draw:name="Image87" text:anchor-type="as-char" svg:width="6.9236in" svg:height="3.517494in" draw:z-index="0">
<draw:image xlink:href="../Images/AРМІЯINFORM/2023-03-26T95-00-00-04-00/28453de6-5efd226bc7f7cb69ea2b23c4d52c8328.jpeg" xlink:type="simple" xlink:show="embed" xlink:actuate="onLoad" draw:mime-type="image/jpeg"/>
</draw:frame>
The Estonian Defense Ministry showed how the Ukrainian military on howitzers undergo training.</text:p>
      <text:p text:style-name="P4">
Video <text:a xlink:type="simple" xlink:href="https://twitter.com/MoD_Estonia/status/1639911264791961602" text:style-name="Internet_20_link" text:visited-style-name="Visited_20_Internet_20_Link">
Posted</text:a>
In the Twitter of the Defense Office of Estonia.</text:p>
      <text:p text:style-name="P4">
“Ukraine must win this war and Russia to lose. Military support for Ukraine should continue and increase. In addition to weapons, camp equipment, assistance should include training in Ukrainian troops.</text:p>
      <text:p text:style-name="P4">
The forces of Estonia's defense supported Ukrainian troops in the preparation of artillery settlements, ”the message reads.</text:p>
      <text:p text:style-name="P4">
It is known that the Ukrainian military <text:a xlink:type="simple" xlink:href="https://armyinform.com.ua/2023/03/02/ukrayinski-artylerysty-prohodyat-pidgotovku-v-estoniyi/" text:style-name="Internet_20_link" text:visited-style-name="Visited_20_Internet_20_Link">
pass</text:a>
Artillery training in Estonia, is to shoot 155 mm and 122 mm howitzers.</text:p>
      <text:p text:style-name="Quotations">

<text:p text:style-name="P4">
Ukraine 🇺🇦 MUST WIN THIS WAR, AND RUSSIA 🇷🇺 MUST LOSE. Military Support to&gt;
 <text:a xlink:type="simple" xlink:href="https://twitter.com/hashtag/Ukraine" text:style-name="Internet_20_link" text:visited-style-name="Visited_20_Internet_20_Link">
\ #ukraine</text:a>
&gt;
 must continue &amp; increase. In addition to weapons, equipment and ammo, this&gt;
 aincludes training.&gt;
&gt;
 🎥 <text:a xlink:type="simple" xlink:href="https://twitter.com/Kaitsevagi" text:style-name="Internet_20_link" text:visited-style-name="Visited_20_Internet_20_Link">
@Kaitsevagi</text:a>
has&gt;
 supported troops from&gt;
 <text:a xlink:type="simple" xlink:href="https://twitter.com/DefenceU" text:style-name="Internet_20_link" text:visited-style-name="Visited_20_Internet_20_Link">
@DefenceU</text:a>
with howitzer&gt;
 training.&gt;
 <text:a xlink:type="simple" xlink:href="https://twitter.com/hashtag/StopRussianAggression" text:style-name="Internet_20_link" text:visited-style-name="Visited_20_Internet_20_Link">
#StopRussianAggression</text:a>
&gt;
 <text:a xlink:type="simple" xlink:href="https://t.co/mlGo6befHk" text:style-name="Internet_20_link" text:visited-style-name="Visited_20_Internet_20_Link">
pic.twitter.com/mlGo6befHk</text:a>
&gt;
&gt;
 — MoD Estonia(@MoD_Estonia)<text:a xlink:type="simple" xlink:href="https://twitter.com/MoD_Estonia/status/1639911264791961602" text:style-name="Internet_20_link" text:visited-style-name="Visited_20_Internet_20_Link">
March 26,&gt;
 2023</text:a>
</text:p>

</text:p>
      <text:p text:style-name="P4">
News Source: <text:a xlink:type="simple" xlink:href="https://armyinform.com.ua/2023/03/26/u-minoborony-estoniyi-pokazaly-navchannya-ukrayinskyh-vijskovyh-na-gaubyczyah/" text:style-name="Internet_20_link" text:visited-style-name="Visited_20_Internet_20_Link">
https://armyinform.com.ua/2023/03/26/u-minoborony-estoniyi-pokazaly-navchannya-ukrayinskyh-vijskovyh-na-gaubyczyah/</text:a>
</text:p>
      <!--NEWS-->
      <text:h text:style-name="P10" text:outline-level="1">
<text:span text:style-name="T4">
70 billboards were installed in Poland with images of Ukrainians who sincerely thank the Poles for their support</text:span>
</text:h>
      <text:p text:style-name="P4">
Author: ['АРМІЯINFORM']</text:p>
      <text:p text:style-name="P4">
Time: 2023-03-26T96:00:00-04:00</text:p>
      <text:p text:style-name="P4">
Description: By the forces of Gromadsko izhromaydan-Varshava, the Stand with Ukraine Foundation Ta ... war with Ukraine 2022, war with Ukraine Latest news today, News War with Ukraine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3/minre1.jpeg" text:style-name="Internet_20_link" text:visited-style-name="Visited_20_Internet_20_Link">
minre1.jpeg</text:a>
', '<text:a xlink:type="simple" xlink:href="https://armyinform.com.ua/wp-content/uploads/2023/03/minre2.jpeg" text:style-name="Internet_20_link" text:visited-style-name="Visited_20_Internet_20_Link">
minre2.jpeg</text:a>
']</text:p>
      <text:p text:style-name="P4">
Tags: ['STOPRUSSIA', 'АГРЕСІЯ РФ', 'ВТОРГНЕННЯ РФ', 'ДОПОМОГА ПАРТНЕРІВ', 'МІНРЕІНТЕГРАЦІЇ', 'СВІТ ПІДТРИМУЄ УКРАЇНУ']</text:p>
      <text:p text:style-name="P4">
Category: News</text:p>
      <!--METADATA-->
      <text:p text:style-name="P4">
<draw:frame draw:style-name="fr1" draw:name="Image88" text:anchor-type="as-char" svg:width="6.9236in" svg:height="4.627273in" draw:z-index="0">
<draw:image xlink:href="../Images/AРМІЯINFORM/2023-03-26T96-00-00-04-00/minre1.jpeg" xlink:type="simple" xlink:show="embed" xlink:actuate="onLoad" draw:mime-type="image/jpeg"/>
</draw:frame>
Forces of the Euromaidan-Warsaw Public Initiative, the Stand With Ukraine Foundation and the NOVA Ukraine organization in Poland conducted an information campaign "Thank you, Poland". It was held on the anniversary of the large -scale invasion of Russia in Ukraine.</text:p>
      <text:p text:style-name="P4">
About it <text:a xlink:type="simple" xlink:href="https://minre.gov.ua/2023/03/26/ukrayinczi-dyakuyut-polyakam-ta-polshhi/" text:style-name="Internet_20_link" text:visited-style-name="Visited_20_Internet_20_Link">
reports</text:a>
The Ministry of Reintegration of the Temporarily Occupied T territory of Ukraine.</text:p>
      <text:p text:style-name="P4">
Within the action throughout the country, 70 billboards with images of Ukrainian, who sincerely thank the Poles and Poland for their support.</text:p>
      <text:p text:style-name="P4">
The pictures are not accidental - they depict our fellow citizens who were helped by Poles.</text:p>
      <text:p text:style-name="P4">
For example, the history of Anton's soldier. His loved ones had to become refugees of Vpolshi. Or the story of Maria's girl from Mariupol, who barely survived the Umariupol blockade, and in March 2022, along with the cousins of Tamatrya, was evacuated to Poland.</text:p>
      <text:p text:style-name="P4">
<draw:frame draw:style-name="fr1" draw:name="Image89" text:anchor-type="as-char" svg:width="6.9236in" svg:height="4.624965in" draw:z-index="0">
<draw:image xlink:href="../Images/AРМІЯINFORM/2023-03-26T96-00-00-04-00/minre2.jpeg" xlink:type="simple" xlink:show="embed" xlink:actuate="onLoad" draw:mime-type="image/jpeg"/>
</draw:frame>
Throughout the month, the billboards installed throughout Poland were able to see approximately 60 million people, or 2 million people.</text:p>
      <text:p text:style-name="P4">
The Ministry of Reintegration expresses its sincere gratitude to the Euromaidan-Warshava initiative, the Stand With Ukraine Foundation and the NOVA Ukraine organization for their work. Adzharaz is important to say to millions of Poles that we, Ukrainians, are grateful to them. What we will always remember that incredible support from the country of friendly to us, these difficult times for our country.</text:p>
      <text:p text:style-name="P4">
News Source: <text:a xlink:type="simple" xlink:href="https://armyinform.com.ua/2023/03/26/ukrayinczi-dyakuyut-polyakam-ta-polshhi/" text:style-name="Internet_20_link" text:visited-style-name="Visited_20_Internet_20_Link">
https://armyinform.com.ua/2023/03/26/ukrayinczi-dyakuyut-polyakam-ta-polshhi/</text:a>
</text:p>
      <!--NEWS-->
      <text:h text:style-name="P10" text:outline-level="1">
<text:span text:style-name="T4">
In Kharkiv region, the occupiers struck on the KUB ’ Yang: damaged a dwelling house</text:span>
</text:h>
      <text:p text:style-name="P4">
Author: ['АРМІЯINFORM']</text:p>
      <text:p text:style-name="P4">
Time: 2023-03-26T97:00:00-04:00</text:p>
      <text:p text:style-name="P4">
Description: Rosiyski Vіsyska 26 pierced the Kup’yansk on Kharkivshchin. UNASLIDOKOV DISPECTION OF PETPLEPIV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3/photo_5260441232671360784_y-1.jpg" text:style-name="Internet_20_link" text:visited-style-name="Visited_20_Internet_20_Link">
photo_5260441232671360784_y-1.jpg</text:a>
', '<text:a xlink:type="simple" xlink:href="https://armyinform.com.ua/wp-content/uploads/2023/03/photo_5260441232671360783_y-1.jpg" text:style-name="Internet_20_link" text:visited-style-name="Visited_20_Internet_20_Link">
photo_5260441232671360783_y-1.jpg</text:a>
']</text:p>
      <text:p text:style-name="P4">
Tags: ['ОБСТРІЛИ РФ']</text:p>
      <text:p text:style-name="P4">
Category: News</text:p>
      <!--METADATA-->
      <text:p text:style-name="P4">
<draw:frame draw:style-name="fr1" draw:name="Image90" text:anchor-type="as-char" svg:width="6.9236in" svg:height="5.1927in" draw:z-index="0">
<draw:image xlink:href="../Images/AРМІЯINFORM/2023-03-26T97-00-00-04-00/photo_5260441232671360784_y-1.jpg" xlink:type="simple" xlink:show="embed" xlink:actuate="onLoad" draw:mime-type="image/jpeg"/>
</draw:frame>
On February 26, Russian troops fired Kupyansk in Kharkiv region. Due to the occupiers' scarecrows there is destruction.</text:p>
      <text:p text:style-name="P4">
About it <text:a xlink:type="simple" xlink:href="https://t.me/pgo_gov_ua/10779" text:style-name="Internet_20_link" text:visited-style-name="Visited_20_Internet_20_Link">
reports</text:a>
Office of the Prosecutor General of Ukraine.</text:p>
      <text:p text:style-name="P4">
“According to the investigation, on March 26, the Russian soldiers carried out an artillery bar of Kupyansk. One of the enemy shells was hit by a five -storey house. There are also destruction and damage to private households, outbuildings and locals, ”the message reads.</text:p>
      <text:p text:style-name="P4">
<draw:frame draw:style-name="fr1" draw:name="Image91" text:anchor-type="as-char" svg:width="6.9236in" svg:height="9.241093in" draw:z-index="0">
<draw:image xlink:href="../Images/AРМІЯINFORM/2023-03-26T97-00-00-04-00/photo_5260441232671360783_y-1.jpg" xlink:type="simple" xlink:show="embed" xlink:actuate="onLoad" draw:mime-type="image/jpeg"/>
</draw:frame>
</text:p>
      <text:p text:style-name="P4">
News Source: <text:a xlink:type="simple" xlink:href="https://armyinform.com.ua/2023/03/26/na-harkivshhyni-okupanty-zavdaly-udaru-po-kupyansku-poshkodyly-zhytlovyj-budynok/" text:style-name="Internet_20_link" text:visited-style-name="Visited_20_Internet_20_Link">
https://armyinform.com.ua/2023/03/26/na-harkivshhyni-okupanty-zavdaly-udaru-po-kupyansku-poshkodyly-zhytlovyj-budynok/</text:a>
</text:p>
      <!--NEWS-->
      <text:h text:style-name="P10" text:outline-level="1">
<text:span text:style-name="T4">
Canada Prime Minister and US President promised to stand side by side with Ukraine</text:span>
</text:h>
      <text:p text:style-name="P4">
Author: ['АРМІЯINFORM']</text:p>
      <text:p text:style-name="P4">
Time: 2023-03-26T98:00:00-04:00</text:p>
      <text:p text:style-name="P4">
Description: Prem-Minіster Polish Mateusz Moravekiye Planwati Partners in є є є є є є є є є є є є є є є є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2/dzhozef-bajden.jpg" text:style-name="Internet_20_link" text:visited-style-name="Visited_20_Internet_20_Link">
dzhozef-bajden.jpg</text:a>
']</text:p>
      <text:p text:style-name="P4">
Tags: ['STOPRUSSIA', 'АГРЕСІЯ РФ', 'ВТОРГНЕННЯ РФ', 'ДОПОМОГА ПАРТНЕРІВ', 'СВІТ ПІДТРИМУЄ УКРАЇНУ', 'СЛУЖБА ЗОВНІШНЬОЇ РОЗВІДКИ УКРАЇНИ']</text:p>
      <text:p text:style-name="P4">
Category: News</text:p>
      <!--METADATA-->
      <text:p text:style-name="P4">
<draw:frame draw:style-name="fr1" draw:name="Image92" text:anchor-type="as-char" svg:width="6.9236in" svg:height="4.61393in" draw:z-index="0">
<draw:image xlink:href="../Images/AРМІЯINFORM/2023-03-26T98-00-00-04-00/dzhozef-bajden.jpg" xlink:type="simple" xlink:show="embed" xlink:actuate="onLoad" draw:mime-type="image/jpeg"/>
</draw:frame>
US President Joseph Biden</text:p>
      <text:p text:style-name="P4">
Polish Prime Minister Mateusz Moravetsky plans to convince partners in the EU in the joint procurement of ammunition outside the European Union, as shells are needed now and are not enough in Europe.</text:p>
      <text:p text:style-name="P4">
Polish ammunition manufacturer dezamet, which is part of the Polska Grupa Zbrojeniowa State Company(PGZ)will significantly increase the capacity for ammunition to provide supply to Ukraine.</text:p>
      <text:p text:style-name="P4">
"... Our goal is that Ukraine can get closer to NATO and become not a simple country, but a full member," the Minister of the Foreign Ministry of Lithuania Gabrieliuslandsbergis about plans for the summer summit of the North Atlantic Alliance, which will accept Lithuania.</text:p>
      <text:p text:style-name="P4">
Group of Creditors of Ukraine as a result of a meeting with representatives of the International Monetary Fund(IMF)But the World Bank has provided Ukraine with financial agencys for a new program and deferral by debt by 2027.</text:p>
      <text:p text:style-name="P4">
A two -party group of US senators call President Joe Baiden to support the international criminal court(MKS)And to provide evidence of Russian military ransoms. “Last year's two -party Congress campaign to strengthen this support was carried out in cooperation with your administration to balance all the views on US ICS relations. However, a few months later, when the ICPs over the disclosure of cases against Russian officials, including fempoutin, the United States, as reported, have not yet shared the key dioxides that could help in these persecutions, ”the senators said that international investigations were important In order for Pututin and his entourage, they knew that responsibility and justice for their habitats would come.</text:p>
      <text:p text:style-name="P4">
Canada Prime Minister Justin Trudeau and US President Joe Biden promised to "stand side by side with Ukraine."</text:p>
      <text:p text:style-name="P4">
“Austria is a participant in the Roman Statute. This means that Austria, like all other parties, is obliged to cooperate with the ISS: arrest warrants, issued to the court, should be performed, and persons searched by the court must be not being arrested, ”the Austrian Federal Ministry of Justice reported. The country of the ISS warrant is fulfilled by Putin's arrest.</text:p>
      <text:p text:style-name="P4">
The Armenian Constitutional Court stated that the Roman Statute of the International Criminal Court was in line with the country's law.</text:p>
      <text:p text:style-name="P4">
The European Union can impose trade restrictions against countries that can help Russia to circumstance with sanctions.<text:span text:style-name="T5">
Derello: <text:a xlink:type="simple" xlink:href="https://szru.gov.ua/news-media/publications/260323-ukraina-i-svit--proty-rosiiskoi-ahresii-sanktsii-v-dii" text:style-name="Internet_20_link" text:visited-style-name="Visited_20_Internet_20_Link">
Ukraine's Foreign Intelligence Service</text:a>
</text:span>
</text:p>
      <text:p text:style-name="P4">
News Source: <text:a xlink:type="simple" xlink:href="https://armyinform.com.ua/2023/03/26/premyer-ministr-kanady-dzhastin-tryudo-i-prezydent-ssha-dzho-bajden-poobiczyaly-stoyaty-plich-o-plich-z-ukrayinoyu/" text:style-name="Internet_20_link" text:visited-style-name="Visited_20_Internet_20_Link">
https://armyinform.com.ua/2023/03/26/premyer-ministr-kanady-dzhastin-tryudo-i-prezydent-ssha-dzho-bajden-poobiczyaly-stoyaty-plich-o-plich-z-ukrayinoyu/</text:a>
</text:p>
      <!--NEWS-->
      <text:h text:style-name="P10" text:outline-level="1">
<text:span text:style-name="T4">
In the UK</text:span>
</text:h>
      <text:p text:style-name="P4">
Author: ['АРМІЯINFORM']</text:p>
      <text:p text:style-name="P4">
Time: 2023-03-26T99:00:00-04:00</text:p>
      <text:p text:style-name="P4">
Description: VIISOVOVOVOSKOVSISKI-ISTRUSTORYA of the Great British forces Vidprazyui with recruits ... War with Ukraine 2022, War with Ukraine Latest News today, News War with Ukraine 2022 Last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photo_5260728153666602569_y.jpg" text:style-name="Internet_20_link" text:visited-style-name="Visited_20_Internet_20_Link">
photo_5260728153666602569_y.jpg</text:a>
', '<text:a xlink:type="simple" xlink:href="https://armyinform.com.ua/wp-content/uploads/2023/03/photo_5260728153666602560_y-150x150.jpg" text:style-name="Internet_20_link" text:visited-style-name="Visited_20_Internet_20_Link">
photo_5260728153666602560_y-150x150.jpg</text:a>
', '<text:a xlink:type="simple" xlink:href="https://armyinform.com.ua/wp-content/uploads/2023/03/photo_5260728153666602566_y-150x150.jpg" text:style-name="Internet_20_link" text:visited-style-name="Visited_20_Internet_20_Link">
photo_5260728153666602566_y-150x150.jpg</text:a>
', '<text:a xlink:type="simple" xlink:href="https://armyinform.com.ua/wp-content/uploads/2023/03/photo_5260728153666602559_y-150x150.jpg" text:style-name="Internet_20_link" text:visited-style-name="Visited_20_Internet_20_Link">
photo_5260728153666602559_y-150x150.jpg</text:a>
']</text:p>
      <text:p text:style-name="P4">
Tags: ['STOPRUSSIA', 'НАВЧАННЯ']</text:p>
      <text:p text:style-name="P4">
Category: News</text:p>
      <!--METADATA-->
      <text:p text:style-name="P4">
<draw:frame draw:style-name="fr1" draw:name="Image93" text:anchor-type="as-char" svg:width="6.9236in" svg:height="4.627273in" draw:z-index="0">
<draw:image xlink:href="../Images/AРМІЯINFORM/2023-03-26T99-00-00-04-00/photo_5260728153666602569_y.jpg" xlink:type="simple" xlink:show="embed" xlink:actuate="onLoad" draw:mime-type="image/jpeg"/>
</draw:frame>
UK armed servicemen worked out the Armed Forces of the Armed Forces of the Armed Forces of the Armed Forces of the Armed Forces of Ukraine during patrolling.</text:p>
      <text:p text:style-name="P4">
As <text:a xlink:type="simple" xlink:href="https://t.me/Pavliuk_KSV/3760" text:style-name="Internet_20_link" text:visited-style-name="Visited_20_Internet_20_Link">
informed</text:a>
The First Deputy Ministers of Ukraine Lieutenant General Oleksandr Pavlyuk, classes are conducted by instructors from the 5th Battalion of the Royal Australian Regiment of the 1st Brigade of the Land Forces of Australian Defense forces.</text:p>
      <text:p text:style-name="P4">
"The recruits of the Armed Forces of Ukraine have undergone classes on the theory and practice of actions of Upatrul, defense and attacks at the platoon level within the framework of the basic general -military preparation in the UK," - the message reads.</text:p>
      <text:p text:style-name="P4">
<text:a xlink:type="simple" xlink:href="https://armyinform.com.ua/wp-content/uploads/2023/03/photo_5260728153666602560_y.jpg" text:style-name="Internet_20_link" text:visited-style-name="Visited_20_Internet_20_Link">
!(Images/AРМІЯINFORM/2023-03-26T99-00-00-04-00/photo_5260728153666602560_y-150x150.jpg)</text:a>
</text:p>
      <text:p text:style-name="P4">
<text:a xlink:type="simple" xlink:href="https://armyinform.com.ua/wp-content/uploads/2023/03/photo_5260728153666602566_y.jpg" text:style-name="Internet_20_link" text:visited-style-name="Visited_20_Internet_20_Link">
<draw:frame draw:style-name="fr1" draw:name="Image94" text:anchor-type="as-char" svg:width="6.9236in" svg:height="6.9236in" draw:z-index="0">
<draw:image xlink:href="../Images/AРМІЯINFORM/2023-03-26T99-00-00-04-00/photo_5260728153666602566_y-150x150.jpg" xlink:type="simple" xlink:show="embed" xlink:actuate="onLoad" draw:mime-type="image/jpeg"/>
</draw:frame>
</text:a>
</text:p>
      <text:p text:style-name="P4">
<text:a xlink:type="simple" xlink:href="https://armyinform.com.ua/wp-content/uploads/2023/03/photo_5260728153666602559_y.jpg" text:style-name="Internet_20_link" text:visited-style-name="Visited_20_Internet_20_Link">
<draw:frame draw:style-name="fr1" draw:name="Image95" text:anchor-type="as-char" svg:width="6.9236in" svg:height="6.9236in" draw:z-index="0">
<draw:image xlink:href="../Images/AРМІЯINFORM/2023-03-26T99-00-00-04-00/photo_5260728153666602559_y-150x150.jpg" xlink:type="simple" xlink:show="embed" xlink:actuate="onLoad" draw:mime-type="image/jpeg"/>
</draw:frame>
</text:a>
</text:p>
      <text:p text:style-name="P4">
News Source: <text:a xlink:type="simple" xlink:href="https://armyinform.com.ua/2023/03/26/u-velykij-brytaniyi-novobranczi-zsu-navchayutsya-diyaty-u-patruli/" text:style-name="Internet_20_link" text:visited-style-name="Visited_20_Internet_20_Link">
https://armyinform.com.ua/2023/03/26/u-velykij-brytaniyi-novobranczi-zsu-navchayutsya-diyaty-u-patruli/</text:a>
</text:p>
      <!--NEWS-->
      <text:h text:style-name="P10" text:outline-level="1">
<text:span text:style-name="T4">
Can't be mentally far from war, support our fighters when possible - President of Ukraine</text:span>
</text:h>
      <text:p text:style-name="P4">
Author: ['АРМІЯINFORM']</text:p>
      <text:p text:style-name="P4">
Time: 2023-03-27T98:00:00-04:00</text:p>
      <text:p text:style-name="P4">
Description: Ukrainian President Volodymyr Zelensky Farted up to Ukrainians on the 395th day of Vіini: ... War with Ukraine 2022, war with Ukraine Latest news today, News War with Ukraine 2022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3/2e8af1ed3e9cc7cec5b04efe2638b7bf_1679863637_extra_large-e1679864754399.png" text:style-name="Internet_20_link" text:visited-style-name="Visited_20_Internet_20_Link">
2e8af1ed3e9cc7cec5b04efe2638b7bf_1679863637_extra_large-e1679864754399.png</text:a>
']</text:p>
      <text:p text:style-name="P4">
Tags: ['ВІДЕОЗВЕРНЕННЯ ПРЕЗИДЕНТА УКРАЇНИ']</text:p>
      <text:p text:style-name="P4">
Category: News</text:p>
      <!--METADATA-->
      <text:p text:style-name="P4">
<draw:frame draw:style-name="fr1" draw:name="Image96" text:anchor-type="as-char" svg:width="6.9236in" svg:height="4.547453in" draw:z-index="0">
<draw:image xlink:href="../Images/AРМІЯINFORM/2023-03-27T98-00-00-04-00/2e8af1ed3e9cc7cec5b04efe2638b7bf_1679863637_extra_large-e1679864754399.png" xlink:type="simple" xlink:show="embed" xlink:actuate="onLoad" draw:mime-type="image/png"/>
</draw:frame>
President of Ukraine Volodymyr Zelenskyy <text:a xlink:type="simple" xlink:href="https://www.president.gov.ua/news/ne-mozhna-buti-podumki-daleko-vid-vijni-pidtrimujte-nashih-b-81817" text:style-name="Internet_20_link" text:visited-style-name="Visited_20_Internet_20_Link">
applied</text:a>
to Ukrainians on the 395th day of the war:</text:p>
      <text:p text:style-name="P4">
<text:span text:style-name="T4">
 _ I wish health, dear Ukrainians!_ </text:span>
</text:p>
      <text:p text:style-name="P4">
Today, our National Guard celebrates its day, and it will be right if we thank the National Guard together. For the National Guard, along with all the warriors, he powerfully beat Ukraine. Thank you for the strength and strength of killing for the Donbas. For the defense of Bakhmut and Avdiivka. For the heroic protection of Mariupoli "Azovstal". For fighting in Luhansk region. For the fighting in the Kyiv region, for the battle for Kiev. They keep defense in the south, in the Zaporozhye direction.</text:p>
      <text:p text:style-name="P4">
Separately, I want to thank for the onset of the offensive, which has already become an example of the formation of new brigades for Ukrainian defense.</text:p>
      <text:p text:style-name="P4">
During the large -scale war, almost 5,000 National Guards have been marked by state awards - it is for participation in battles, for bravery, for stability, a slaughter, which is reached by the National Guard. 32 National Guard fighters awarded Hero of Ukraine.</text:p>
      <text:p text:style-name="P4">
I thank all the Guards: soldiers, sergeants, officers, command!Thank you who helps the National Guard units, who trains the fighters, provides them with them necessary, helps with treatment after injuries, with rehabilitation.</text:p>
      <text:p text:style-name="P4">
The power of Ukraine is the power of all who fight for Ukraine and who helps the soldiers. It is simply impossible to Yuena our state force without the National Guard.</text:p>
      <text:p text:style-name="P4">
Today there was a meeting with the military - a special military meeting, a special participant. He also held meetings with intelligence.</text:p>
      <text:p text:style-name="P4">
Defense, strengthening of our protection - both from the external threat, as well as the internal threats. We are preparing our appropriate steps.</text:p>
      <text:p text:style-name="P4">
Constantly, unchanged maximum attention - the situation on the forefront. Cruel battles, how much they take away the lives of our people and require a permanent mobilized stinker state and society every day.</text:p>
      <text:p text:style-name="P4">
It is wrong, it is unfair when our fighters who come in the front have a feeling that for many, the war has been in the rear. For those who are not just far from Donetsk or Nikopol, Saltivka, from the border areas of Sumy region, from Zaporizhzhya ... And who is thoughtful from the trenches, from the daily pain of Ukrainians.Dear Ukrainians!Support our fighters always when possible. Also, also about volunteer meetings and join when you can.</text:p>
      <text:p text:style-name="P4">
It is very important that everyone who has information influence is involved in the viral work. This applies not only to journalists. This applies to anyone who can spread the truth about aggression. Who is capable of reminding the world of pro -Ukrainians and Ukrainian women who have passed through occupation through losses ... about what Ukraine is fighting for freedom and justice for both our people and for all the currents that are threatened by Russian tyranny. The world should be heard as intensively as last year that aggression against Ukraine is ongoing. He should hear that to end the war this year, to liberate Ukraine from Russian evil this year - the recipient task of the civilized world. Because civilized means, in particular, the irrespection to protect civilization.</text:p>
      <text:p text:style-name="P4">
He met with goodwill Ambassador UNICEF Orlando Bloom and UNICEF -Organization team that deals with humanitarian support and protection of children. Orlandoblum has long been working with this direction. He was already in Ukraine, Nanha Donbass, even before the full -scale war. And he knows that this aggression has brought, how full -scale the efforts of the world should be to stop it to draw Ukraine after the war.</text:p>
      <text:p text:style-name="P4">
We discussed the issue of reconstruction of our country, our school infrastructure. Avid this help. We agreed to make our teams work on a few layers.</text:p>
      <text:p text:style-name="P4">
In particular, this is the issue of the return of our children who were exported to Russia by the creation of bomb shelters for our children. And the third is the technical support of dystioning training in areas and areas where it is impossible to study offline secrets.</text:p>
      <text:p text:style-name="P4">
Today, as always, I will celebrate our soldiers, who gave a significant result of Ukraine for the last day, for this day, in general this week.</text:p>
      <text:p text:style-name="P4">
57 Separate Motor Infantry Brigade, 5th Separate Storm Brigade and 93rd Separate Brigade-Well done, boys!Thank you for your power!</text:p>
      <text:p text:style-name="P4">
Marines of the 35th and 36th separate brigades, fighters of the 55th Artillery Brigade "Zaporizhzhya Sich"-all in Donetsk-thank you for being the best in the week!</text:p>
      <text:p text:style-name="P4">
I also want to celebrate our warriors today, which defend the summary and Chernihiv region. It is also a defense against attempts to start DRG across the border, it is the attachment of Ukraine from air strikes, it is also a protection against terrorists.<text:span text:style-name="T4">
 _ Glory to all our soldiers who are in battle!_ </text:span>
</text:p>
      <text:p text:style-name="P4">
<text:span text:style-name="T4">
 _ Thank all who help defense!_ </text:span>
</text:p>
      <text:p text:style-name="P4">
<text:span text:style-name="T4">
 _ Eternal memory and respect to all our soldiers who gave their lives in Ukraine!_ </text:span>
</text:p>
      <text:p text:style-name="P4">
<text:span text:style-name="T4">
<text:span text:style-name="T5">
Glory to Ukraine!</text:span>
</text:span>
</text:p>
      <text:p text:style-name="P4">
News Source: <text:a xlink:type="simple" xlink:href="https://armyinform.com.ua/2023/03/27/ne-mozhna-buty-podumky-daleko-vid-vijny-pidtrymujte-nashyh-bijcziv-koly-cze-mozhlyvo-prezydent-ukrayiny/" text:style-name="Internet_20_link" text:visited-style-name="Visited_20_Internet_20_Link">
https://armyinform.com.ua/2023/03/27/ne-mozhna-buty-podumky-daleko-vid-vijny-pidtrymujte-nashyh-bijcziv-koly-cze-mozhlyvo-prezydent-ukrayiny/</text:a>
</text:p>
      <!--NEWS-->
      <text:h text:style-name="P10" text:outline-level="1">
<text:span text:style-name="T4">
IKEA Swedish Company sold its latest enterprise in</text:span>
</text:h>
      <text:p text:style-name="P4">
Author: ['АРМІЯINFORM']</text:p>
      <text:p text:style-name="P4">
Time: 2023-03-27T99:00:00-04:00</text:p>
      <text:p text:style-name="P4">
Description: The United States is fabricated by the Rosiysk diplomats of Viyzds without a permit for the 25-mile zone of the hobby ... The war with Ukraine 2022, the war with Ukraine is th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8/82.jpg" text:style-name="Internet_20_link" text:visited-style-name="Visited_20_Internet_20_Link">
82.jpg</text:a>
']</text:p>
      <text:p text:style-name="P4">
Tags: ['STOPRUSSIA', 'АГРЕСІЯ РФ', 'ВТОРГНЕННЯ РФ', 'ЕКОНОМІКА РФ', 'КРАХ РОСІЙСЬКОЇ ЕКОНОМІКИ']</text:p>
      <text:p text:style-name="P4">
Category: News</text:p>
      <!--METADATA-->
      <text:p text:style-name="P4">
<draw:frame draw:style-name="fr1" draw:name="Image97" text:anchor-type="as-char" svg:width="6.9236in" svg:height="4.809062in" draw:z-index="0">
<draw:image xlink:href="../Images/AРМІЯINFORM/2023-03-27T99-00-00-04-00/82.jpg" xlink:type="simple" xlink:show="embed" xlink:actuate="onLoad" draw:mime-type="image/jpeg"/>
</draw:frame>
The United States prohibits Russian diplomats without permission for the 25-mile zonnaecolo headquarters of the United Nations,-complained the head of legal referenduries of the Russian Federation at the United Nations Leonidchenko.</text:p>
      <text:p text:style-name="P4">
The Swedish company IKEA has sold its last enterprise in Russia - a furniture factory in the Podbereza Novgorod region. In total, Sweden has built on the Russian Federation of three -factories for the production of furniture, but since the beginning of Russian full -scale aggression against Ukraine decided to leave the Russian Federation completely.</text:p>
      <text:p text:style-name="P4">
The head of the Gossuum Volodin proposed to change the current legislation in order to conquer the activities of the International Criminal Court in Russia.</text:p>
      <text:p text:style-name="P4">
The Ministry of Economy of the Russian Federation has closed access to the portal of administrative professionalism and open civil control "Operations", introduced in 2014. Formally, because the authorities provide the Russian Federation with information that only 20-40 % corresponded to their real notes on obtaining statistical information, registers and state -owned bases. On their basis, entrepreneurs in particular were able to adjust their business to inadequate services to citizens.</text:p>
      <text:p text:style-name="P4">
The Central Bank of the Russian Federation has banned the sale of shares of companies from "unfriendly", according to Russia, countries until October 1, 2023.</text:p>
      <text:p text:style-name="P4">
More than 52 % of male Russians do not live up to 65 years of age, - said the Chief Specialist of the Ministry of Health of the Russian Federation on reproductive health.</text:p>
      <text:p text:style-name="P4">
The occupation authorities of Crimea have promised that the Government of the Russian Federation would provide financial assistance to ensure minimum wages to the employees of the tourism industry of the peninsula.</text:p>
      <text:p text:style-name="P4">
In Russia, there is a shortage of cadaver - corpses on which medical workers study. As a result, the price of cadaver increased by 80-120 %, the accident of training courses by 20-30 %. Currently, Russian companies are trying to adjust the supply of corpses under the scheme of parallel import.</text:p>
      <text:p text:style-name="P4">
The roselvsky supervision found a dangerous disease - dwarf soot - in seed, imported to Russia from Belarus. The import of almost 5 tons of wheat was debated, the party was returned to the supplier.</text:p>
      <text:p text:style-name="P4">
<text:span text:style-name="T5">
Derello: <text:a xlink:type="simple" xlink:href="https://szru.gov.ua/news-media/publications/260323-ukraina-i-svit--proty-rosiiskoi-ahresii-sanktsii-v-dii" text:style-name="Internet_20_link" text:visited-style-name="Visited_20_Internet_20_Link">
Ukraine's Foreign Intelligence Service</text:a>
</text:span>
</text:p>
      <text:p text:style-name="P4">
News Source: <text:a xlink:type="simple" xlink:href="https://armyinform.com.ua/2023/03/27/shvedska-kompaniya-ikea-prodala-ostannye-svoye-pidpryyemstvo-na-rosiyi/" text:style-name="Internet_20_link" text:visited-style-name="Visited_20_Internet_20_Link">
https://armyinform.com.ua/2023/03/27/shvedska-kompaniya-ikea-prodala-ostannye-svoye-pidpryyemstvo-na-rosiyi/</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